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4" style:family="paragraph" style:parent-style-name="Standard">
      <style:paragraph-properties fo:margin-left="0cm" fo:margin-right="0cm" fo:text-align="justify" style:justify-single-word="false" fo:text-indent="0cm" style:auto-text-indent="false" style:text-autospace="none"/>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26"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3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style>
    <style:style style:name="P13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style>
    <style:style style:name="P13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4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1"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42"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5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5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5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5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5"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6"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63"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64"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5" style:family="paragraph" style:parent-style-name="Standard" style:list-style-name="L1">
      <style:paragraph-properties fo:text-align="justify" style:justify-single-word="false"/>
      <style:text-properties fo:font-size="14pt" style:font-size-asian="14pt" style:font-size-complex="14pt"/>
    </style:style>
    <style:style style:name="P166" style:family="paragraph" style:parent-style-name="Standard">
      <style:paragraph-properties fo:text-align="center" style:justify-single-word="false"/>
      <style:text-properties fo:font-size="14pt" style:font-size-asian="14pt" style:font-size-complex="14pt"/>
    </style:style>
    <style:style style:name="P167"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68" style:family="paragraph" style:parent-style-name="Standard" style:list-style-name="L8">
      <style:paragraph-properties fo:text-align="justify" style:justify-single-word="false" style:text-autospace="none"/>
    </style:style>
    <style:style style:name="P169" style:family="paragraph" style:parent-style-name="Standard" style:list-style-name="L10">
      <style:paragraph-properties fo:text-align="justify" style:justify-single-word="false" style:text-autospace="none"/>
    </style:style>
    <style:style style:name="P17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1"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3"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6"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7"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8"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9"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80"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81"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82"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8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8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86"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7"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88"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9"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9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9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9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96"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7"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2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207" style:family="paragraph" style:parent-style-name="Standard">
      <style:paragraph-properties fo:margin-left="0cm" fo:margin-right="0cm" fo:text-align="start" style:justify-single-word="false" fo:text-indent="0cm" style:auto-text-indent="false" style:text-autospace="none"/>
    </style:style>
    <style:style style:name="P20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style>
    <style:style style:name="P2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21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2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2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1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21" style:family="text">
      <style:text-properties fo:color="#000000" style:font-name="Courier New"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22" style:family="text">
      <style:text-properties fo:color="#000000"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style:font-size-asian="10pt" style:font-size-complex="10pt"/>
    </style:style>
    <style:style style:name="T24" style:family="text">
      <style:text-properties fo:color="#000000" style:font-name="Courier New" fo:font-size="10pt" fo:font-weight="normal" style:font-size-asian="10pt" style:font-weight-asian="normal" style:font-size-complex="10pt" style:font-weight-complex="normal"/>
    </style:style>
    <style:style style:name="T25"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6"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28" style:family="text">
      <style:text-properties fo:color="#000000"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0pt" style:font-name-asian="Courier New" style:font-size-asian="10pt" style:font-name-complex="Courier New" style:font-size-complex="10pt"/>
    </style:style>
    <style:style style:name="T30"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1"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2" style:family="text">
      <style:text-properties fo:color="#000000" style:font-name="Courier New" fo:font-style="normal" fo:font-weight="normal" style:font-style-asian="normal" style:font-weight-asian="normal" style:font-style-complex="normal" style:font-weight-complex="normal"/>
    </style:style>
    <style:style style:name="T33" style:family="text">
      <style:text-properties fo:color="#000000" style:font-name="Courier New" style:font-name-asian="Courier New" style:font-name-complex="Courier New"/>
    </style:style>
    <style:style style:name="T34"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Times New Roman"/>
    </style:style>
    <style:style style:name="T40"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1"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2"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3"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4"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5"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6"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47" style:family="text">
      <style:text-properties fo:color="#000000" style:font-name="Times New Roman" fo:font-size="13pt" fo:font-style="normal" style:font-size-asian="13pt" style:font-style-asian="normal" style:font-size-complex="13pt" style:font-style-complex="normal"/>
    </style:style>
    <style:style style:name="T48"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51"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5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5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4"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5"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56" style:family="text">
      <style:text-properties fo:color="#000000" style:font-name="Times New Roman" fo:font-size="13pt" fo:font-weight="normal" style:font-size-asian="13pt" style:font-weight-asian="normal" style:font-size-complex="13pt" style:font-weight-complex="normal"/>
    </style:style>
    <style:style style:name="T57" style:family="text">
      <style:text-properties fo:color="#000000" style:font-name="Times New Roman" fo:font-size="13pt" style:font-size-asian="13pt" style:font-size-complex="13pt"/>
    </style:style>
    <style:style style:name="T58"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59"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60" style:family="text">
      <style:text-properties fo:color="#000000" style:font-name="Times New Roman" fo:font-style="normal" fo:font-weight="normal" style:font-style-asian="normal" style:font-weight-asian="normal" style:font-style-complex="normal" style:font-weight-complex="normal"/>
    </style:style>
    <style:style style:name="T61" style:family="text">
      <style:text-properties fo:color="#000000" style:font-name="Times New Roman" fo:font-style="normal" fo:font-weight="normal" style:font-style-asian="normal" style:font-weight-asian="normal" style:font-style-complex="normal" style:font-weight-complex="bold"/>
    </style:style>
    <style:style style:name="T62" style:family="text">
      <style:text-properties fo:color="#000000" style:font-name="Times New Roman" fo:font-style="normal" style:font-name-asian="Courier New" style:font-style-asian="normal" style:font-name-complex="Courier New" style:font-style-complex="normal"/>
    </style:style>
    <style:style style:name="T63"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64"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65"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66"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69" style:family="text">
      <style:text-properties fo:color="#000000" style:font-name="Times New Roman" fo:font-style="italic" fo:font-weight="normal" style:font-style-asian="italic" style:font-weight-asian="normal" style:font-style-complex="italic" style:font-weight-complex="normal"/>
    </style:style>
    <style:style style:name="T70"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71"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72" style:family="text">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T73" style:family="text">
      <style:text-properties fo:color="#000000" style:font-name="Times New Roman" fo:font-size="14pt" fo:font-style="normal" style:font-size-asian="14pt" style:font-style-asian="normal" style:font-size-complex="14pt" style:font-style-complex="normal"/>
    </style:style>
    <style:style style:name="T7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75" style:family="text">
      <style:text-properties fo:color="#000000" style:font-name="Times New Roman" fo:font-weight="normal" style:font-weight-asian="normal" style:font-weight-complex="normal"/>
    </style:style>
    <style:style style:name="T76"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78" style:family="text">
      <style:text-properties fo:color="#000000" fo:font-style="normal" fo:font-weight="normal" style:font-style-asian="normal" style:font-weight-asian="normal" style:font-style-complex="normal" style:font-weight-complex="normal"/>
    </style:style>
    <style:style style:name="T79" style:family="text">
      <style:text-properties fo:color="#000000" fo:font-style="normal" style:font-name-asian="Courier New" style:font-style-asian="normal" style:font-name-complex="Courier New" style:font-style-complex="normal"/>
    </style:style>
    <style:style style:name="T80" style:family="text">
      <style:text-properties fo:color="#000000" fo:font-style="normal" fo:font-weight="bold" style:font-style-asian="normal" style:font-weight-asian="bold" style:font-style-complex="normal" style:font-weight-complex="bold"/>
    </style:style>
    <style:style style:name="T81" style:family="text">
      <style:text-properties fo:color="#000000" fo:font-style="normal" style:font-style-asian="normal" style:font-style-complex="normal"/>
    </style:style>
    <style:style style:name="T8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3" style:family="text">
      <style:text-properties fo:color="#000000" fo:font-style="normal" style:text-underline-style="none" fo:font-weight="bold" style:font-style-asian="normal" style:font-weight-asian="bold" style:font-style-complex="normal" style:font-weight-complex="bold"/>
    </style:style>
    <style:style style:name="T84" style:family="text">
      <style:text-properties fo:color="#000000" fo:font-style="normal" style:text-underline-style="none" fo:font-weight="normal" style:font-style-asian="normal" style:font-weight-asian="normal" style:font-style-complex="normal" style:font-weight-complex="normal"/>
    </style:style>
    <style:style style:name="T85"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86"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87" style:family="text">
      <style:text-properties fo:color="#000000" fo:font-style="italic" fo:font-weight="normal" style:font-style-asian="italic" style:font-weight-asian="normal" style:font-style-complex="italic" style:font-weight-complex="normal"/>
    </style:style>
    <style:style style:name="T88" style:family="text">
      <style:text-properties fo:color="#000000" fo:font-style="italic" style:font-style-asian="italic" style:font-style-complex="italic"/>
    </style:style>
    <style:style style:name="T89" style:family="text">
      <style:text-properties fo:color="#000000" fo:font-style="italic" fo:font-weight="bold" style:font-style-asian="italic" style:font-weight-asian="bold" style:font-style-complex="italic" style:font-weight-complex="bold"/>
    </style:style>
    <style:style style:name="T90" style:family="text">
      <style:text-properties fo:color="#000000" fo:font-weight="bold" style:font-weight-asian="bold" style:font-weight-complex="bold"/>
    </style:style>
    <style:style style:name="T9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92"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93"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9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96"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97"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98" style:family="text">
      <style:text-properties fo:color="#000000" style:text-underline-style="solid" style:text-underline-width="auto" style:text-underline-color="font-color"/>
    </style:style>
    <style:style style:name="T99" style:family="text">
      <style:text-properties fo:color="#000000" style:font-name="Times New Roman" fo:font-style="normal" fo:font-weight="normal" style:font-style-asian="normal" style:font-weight-asian="normal" style:font-style-complex="normal" style:font-weight-complex="normal"/>
    </style:style>
    <style:style style:name="T10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101" style:family="text">
      <style:text-properties fo:color="#000000"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102" style:family="text">
      <style:text-properties fo:color="#000000"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03"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4" style:family="text">
      <style:text-properties fo:font-style="italic"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1" style:family="text">
      <style:text-properties fo:font-weight="normal" style:font-weight-asian="normal" style:font-weight-complex="normal"/>
    </style:style>
    <style:style style:name="T112" style:family="text">
      <style:text-properties style:font-name="Courier New"/>
    </style:style>
    <style:style style:name="T113" style:family="text">
      <style:text-properties style:font-name="Courier New" fo:font-size="10pt" style:font-size-asian="10pt" style:font-size-complex="10pt"/>
    </style:style>
    <style:style style:name="T114" style:family="text">
      <style:text-properties style:font-name="Courier New" fo:font-size="10pt" fo:font-weight="normal" style:font-size-asian="10pt" style:font-weight-asian="normal" style:font-size-complex="10pt" style:font-weight-complex="normal"/>
    </style:style>
    <style:style style:name="T11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16" style:family="text">
      <style:text-properties style:font-name="Courier New" fo:font-size="11pt" fo:font-weight="normal" style:font-size-asian="11pt" style:font-weight-asian="normal" style:font-size-complex="11pt" style:font-weight-complex="normal"/>
    </style:style>
    <style:style style:name="T117" style:family="text">
      <style:text-properties style:font-name="Courier New" fo:font-size="9pt" style:font-size-asian="9pt" style:font-size-complex="9pt"/>
    </style:style>
    <style:style style:name="T118" style:family="text">
      <style:text-properties style:font-name="Courier New" fo:font-size="9pt" fo:font-style="italic" style:font-size-asian="9pt" style:font-style-asian="italic" style:font-size-complex="9pt" style:font-style-complex="italic"/>
    </style:style>
    <style:style style:name="T119" style:family="text">
      <style:text-properties style:font-name="Courier New" fo:font-weight="normal" style:font-weight-asian="normal" style:font-weight-complex="normal"/>
    </style:style>
    <style:style style:name="T120" style:family="text">
      <style:text-properties style:font-name="Times New Roman"/>
    </style:style>
    <style:style style:name="T121" style:family="text">
      <style:text-properties style:font-name="Times New Roman" fo:font-style="normal" fo:font-weight="normal" style:font-style-asian="normal" style:font-weight-asian="normal" style:font-style-complex="normal" style:font-weight-complex="normal"/>
    </style:style>
    <style:style style:name="T122" style:family="text">
      <style:text-properties style:font-name="Times New Roman" fo:font-style="normal" fo:font-weight="bold" style:font-style-asian="normal" style:font-weight-asian="bold" style:font-style-complex="normal" style:font-weight-complex="bold"/>
    </style:style>
    <style:style style:name="T123" style:family="text">
      <style:text-properties style:font-name="Times New Roman" fo:font-style="italic" fo:font-weight="normal" style:font-style-asian="italic" style:font-weight-asian="normal" style:font-style-complex="italic" style:font-weight-complex="normal"/>
    </style:style>
    <style:style style:name="T12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2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2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2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2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0" style:family="text">
      <style:text-properties fo:color="#2a00ff"/>
    </style:style>
    <style:style style:name="T131" style:family="text">
      <style:text-properties fo:color="#2a00ff" fo:font-style="italic" style:font-style-asian="italic" style:font-style-complex="italic"/>
    </style:style>
    <style:style style:name="T132" style:family="text">
      <style:text-properties fo:color="#2a00ff" fo:font-style="italic" fo:font-weight="normal" style:font-style-asian="italic" style:font-weight-asian="normal" style:font-style-complex="italic" style:font-weight-complex="normal"/>
    </style:style>
    <style:style style:name="T133" style:family="text">
      <style:text-properties fo:color="#2a00ff" fo:font-style="italic" fo:font-weight="bold" style:font-style-asian="italic" style:font-weight-asian="bold" style:font-style-complex="italic" style:font-weight-complex="bold"/>
    </style:style>
    <style:style style:name="T134" style:family="text">
      <style:text-properties fo:color="#2a00ff" fo:font-size="9pt" fo:font-style="italic" style:font-size-asian="9pt" style:font-style-asian="italic" style:font-size-complex="9pt" style:font-style-complex="italic"/>
    </style:style>
    <style:style style:name="T135" style:family="text">
      <style:text-properties fo:color="#2a00ff" fo:font-style="normal" fo:font-weight="normal" style:font-style-asian="normal" style:font-weight-asian="normal" style:font-style-complex="normal" style:font-weight-complex="normal"/>
    </style:style>
    <style:style style:name="T136" style:family="text">
      <style:text-properties fo:color="#2a00ff" style:font-name="Courier New"/>
    </style:style>
    <style:style style:name="T137" style:family="text">
      <style:text-properties fo:color="#2a00ff" style:font-name="Courier New" fo:font-size="10pt" style:font-size-asian="10pt" style:font-size-complex="10pt"/>
    </style:style>
    <style:style style:name="T138"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9"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40"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41"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42"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43"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44"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45" style:family="text">
      <style:text-properties fo:color="#2a00ff"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46"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47" style:family="text">
      <style:text-properties fo:color="#2a00ff" style:font-name="Courier New" fo:font-size="10pt" fo:font-weight="bold" style:font-size-asian="10pt" style:font-weight-asian="bold" style:font-size-complex="10pt" style:font-weight-complex="bold"/>
    </style:style>
    <style:style style:name="T14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49"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50" style:family="text">
      <style:text-properties fo:color="#2a00ff" style:font-name="Courier New" fo:font-style="normal" fo:font-weight="normal" style:font-style-asian="normal" style:font-weight-asian="normal" style:font-style-complex="normal" style:font-weight-complex="normal"/>
    </style:style>
    <style:style style:name="T151" style:family="text">
      <style:text-properties fo:color="#2a00ff" style:font-name="Courier New" fo:font-style="italic" fo:font-weight="normal" style:font-style-asian="italic" style:font-weight-asian="normal" style:font-style-complex="italic" style:font-weight-complex="normal"/>
    </style:style>
    <style:style style:name="T152" style:family="text">
      <style:text-properties fo:color="#2a00ff" style:font-name="Courier New" fo:font-style="italic" style:text-underline-style="none" fo:font-weight="normal" style:font-style-asian="italic" style:font-weight-asian="normal" style:font-style-complex="italic" style:font-weight-complex="normal"/>
    </style:style>
    <style:style style:name="T153" style:family="text">
      <style:text-properties fo:color="#2a00ff" style:font-name="Times New Roman" fo:font-style="normal" fo:font-weight="normal" style:font-style-asian="normal" style:font-weight-asian="normal" style:font-style-complex="normal" style:font-weight-complex="normal"/>
    </style:style>
    <style:style style:name="T154"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55"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56" style:family="text">
      <style:text-properties fo:color="#2a00ff" style:font-name="Times]" fo:font-size="10pt" fo:font-style="italic" fo:font-weight="normal" style:font-size-asian="10pt" style:font-style-asian="italic" style:font-weight-asian="normal" style:font-size-complex="10pt" style:font-style-complex="italic" style:font-weight-complex="normal"/>
    </style:style>
    <style:style style:name="T157" style:family="text">
      <style:text-properties fo:color="#2a00ff" style:font-name="Times New Roman" fo:font-size="10pt" fo:font-style="italic" fo:font-weight="normal" style:font-size-asian="10pt" style:font-style-asian="italic" style:font-weight-asian="normal" style:font-size-complex="10pt" style:font-style-complex="italic" style:font-weight-complex="normal"/>
    </style:style>
    <style:style style:name="T158" style:family="text">
      <style:text-properties fo:color="#2a00ff" style:font-name="Times New Roman" fo:font-size="10pt" fo:font-style="italic" style:text-underline-style="none" fo:font-weight="normal" style:font-size-asian="10pt" style:font-style-asian="italic" style:font-weight-asian="normal" style:font-size-complex="10pt" style:font-style-complex="italic" style:font-weight-complex="normal"/>
    </style:style>
    <style:style style:name="T159" style:family="text">
      <style:text-properties fo:color="#2a00ff" style:font-name="Times New Roman" fo:font-style="italic" fo:font-weight="normal" style:font-style-asian="italic" style:font-weight-asian="normal" style:font-style-complex="italic" style:font-weight-complex="normal"/>
    </style:style>
    <style:style style:name="T160" style:family="text">
      <style:text-properties fo:color="#2a00ff" style:font-name="Times New Roman" fo:font-style="italic" style:text-underline-style="none" fo:font-weight="normal" style:font-style-asian="italic" style:font-weight-asian="normal" style:font-style-complex="italic" style:font-weight-complex="normal"/>
    </style:style>
    <style:style style:name="T161" style:family="text">
      <style:text-properties fo:color="#2a00ff" style:font-name="Times New Roman" fo:font-style="normal" fo:font-weight="normal" style:font-style-asian="normal" style:font-weight-asian="normal" style:font-style-complex="normal" style:font-weight-complex="normal"/>
    </style:style>
    <style:style style:name="T162" style:family="text">
      <style:text-properties fo:color="#7f0055" fo:font-weight="bold" style:font-weight-asian="bold" style:font-weight-complex="bold"/>
    </style:style>
    <style:style style:name="T163"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64" style:family="text">
      <style:text-properties fo:color="#7f0055" style:font-name="Courier New" fo:font-size="10pt" fo:font-weight="normal" style:font-size-asian="10pt" style:font-weight-asian="normal" style:font-size-complex="10pt" style:font-weight-complex="normal"/>
    </style:style>
    <style:style style:name="T165"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66"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67" style:family="text">
      <style:text-properties fo:color="#7f0055" style:font-name="Courier New" fo:font-weight="bold" style:font-weight-asian="bold" style:font-weight-complex="bold"/>
    </style:style>
    <style:style style:name="T168" style:family="text">
      <style:text-properties fo:color="#7f0055" fo:font-style="normal" fo:font-weight="bold" style:font-style-asian="normal" style:font-weight-asian="bold" style:font-style-complex="normal" style:font-weight-complex="bold"/>
    </style:style>
    <style:style style:name="T16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fo:color="#008080"/>
    </style:style>
    <style:style style:name="T172" style:family="text">
      <style:text-properties fo:color="#008080" fo:font-size="9pt" style:font-size-asian="9pt" style:font-size-complex="9pt"/>
    </style:style>
    <style:style style:name="T173" style:family="text">
      <style:text-properties fo:color="#008080" style:font-name="Courier New" fo:font-style="normal" fo:font-weight="normal" style:font-style-asian="normal" style:font-weight-asian="normal" style:font-style-complex="normal" style:font-weight-complex="normal"/>
    </style:style>
    <style:style style:name="T174"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7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6"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77" style:family="text">
      <style:text-properties fo:color="#008080" style:font-name="Courier New" fo:font-size="10pt" fo:font-style="normal" fo:font-weight="bold" style:font-size-asian="10pt" style:font-style-asian="normal" style:font-weight-asian="bold" style:font-size-complex="10pt" style:font-style-complex="normal" style:font-weight-complex="bold"/>
    </style:style>
    <style:style style:name="T178" style:family="text">
      <style:text-properties fo:color="#008080" style:font-name="Courier New" fo:font-size="10pt" fo:font-weight="normal" style:font-size-asian="10pt" style:font-weight-asian="normal" style:font-size-complex="10pt" style:font-weight-complex="normal"/>
    </style:style>
    <style:style style:name="T179" style:family="text">
      <style:text-properties fo:color="#008080" style:font-name="Courier New" fo:font-size="10pt" style:font-name-asian="Courier New" style:font-size-asian="10pt" style:font-name-complex="Courier New" style:font-size-complex="10pt"/>
    </style:style>
    <style:style style:name="T180" style:family="text">
      <style:text-properties fo:color="#008080" fo:font-style="italic" fo:font-weight="normal" style:font-style-asian="italic" style:font-weight-asian="normal" style:font-style-complex="italic" style:font-weight-complex="normal"/>
    </style:style>
    <style:style style:name="T181" style:family="text">
      <style:text-properties fo:color="#008080" fo:font-style="italic" style:font-style-asian="italic" style:font-style-complex="italic"/>
    </style:style>
    <style:style style:name="T182" style:family="text">
      <style:text-properties fo:color="#008080" fo:font-style="normal" fo:font-weight="normal" style:font-style-asian="normal" style:font-weight-asian="normal" style:font-style-complex="normal" style:font-weight-complex="normal"/>
    </style:style>
    <style:style style:name="T183" style:family="text">
      <style:text-properties fo:color="#008080" style:font-name="Times New Roman" fo:font-style="normal" fo:font-weight="normal" style:font-style-asian="normal" style:font-weight-asian="normal" style:font-style-complex="normal" style:font-weight-complex="normal"/>
    </style:style>
    <style:style style:name="T184"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8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86"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87" style:family="text">
      <style:text-properties fo:color="#008080" fo:font-weight="bold" style:font-weight-asian="bold" style:font-weight-complex="bold"/>
    </style:style>
    <style:style style:name="T188" style:family="text">
      <style:text-properties fo:color="#3f7f7f"/>
    </style:style>
    <style:style style:name="T189" style:family="text">
      <style:text-properties fo:color="#3f7f7f" fo:font-size="9pt" style:font-size-asian="9pt" style:font-size-complex="9pt"/>
    </style:style>
    <style:style style:name="T190" style:family="text">
      <style:text-properties fo:color="#3f7f7f" style:font-name="Courier New" fo:font-style="normal" fo:font-weight="normal" style:font-style-asian="normal" style:font-weight-asian="normal" style:font-style-complex="normal" style:font-weight-complex="normal"/>
    </style:style>
    <style:style style:name="T191"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92"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3" style:family="text">
      <style:text-properties fo:color="#3f7f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94" style:family="text">
      <style:text-properties fo:color="#3f7f7f" style:font-name="Courier New" fo:font-size="10pt" fo:font-style="normal" fo:font-weight="bold" style:font-size-asian="10pt" style:font-style-asian="normal" style:font-weight-asian="bold" style:font-size-complex="10pt" style:font-style-complex="normal" style:font-weight-complex="bold"/>
    </style:style>
    <style:style style:name="T195" style:family="text">
      <style:text-properties fo:color="#3f7f7f" style:font-name="Courier New" fo:font-size="10pt" fo:font-weight="normal" style:font-size-asian="10pt" style:font-weight-asian="normal" style:font-size-complex="10pt" style:font-weight-complex="normal"/>
    </style:style>
    <style:style style:name="T196" style:family="text">
      <style:text-properties fo:color="#3f7f7f" style:font-name="Courier New" fo:font-size="10pt" style:font-name-asian="Courier New" style:font-size-asian="10pt" style:font-name-complex="Courier New" style:font-size-complex="10pt"/>
    </style:style>
    <style:style style:name="T197" style:family="text">
      <style:text-properties fo:color="#3f7f7f" style:font-name="Courier New" fo:font-weight="normal" style:font-weight-asian="normal" style:font-weight-complex="normal"/>
    </style:style>
    <style:style style:name="T198" style:family="text">
      <style:text-properties fo:color="#3f7f7f" fo:font-style="italic" fo:font-weight="normal" style:font-style-asian="italic" style:font-weight-asian="normal" style:font-style-complex="italic" style:font-weight-complex="normal"/>
    </style:style>
    <style:style style:name="T199" style:family="text">
      <style:text-properties fo:color="#3f7f7f" fo:font-style="italic" style:font-style-asian="italic" style:font-style-complex="italic"/>
    </style:style>
    <style:style style:name="T200" style:family="text">
      <style:text-properties fo:color="#3f7f7f" fo:font-style="normal" fo:font-weight="normal" style:font-style-asian="normal" style:font-weight-asian="normal" style:font-style-complex="normal" style:font-weight-complex="normal"/>
    </style:style>
    <style:style style:name="T201"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02"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203" style:family="text">
      <style:text-properties fo:color="#3f7f7f" fo:font-weight="normal" style:font-weight-asian="normal" style:font-weight-complex="normal"/>
    </style:style>
    <style:style style:name="T204"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205" style:family="text">
      <style:text-properties fo:color="#3f7f7f" fo:font-weight="bold" style:font-weight-asian="bold" style:font-weight-complex="bold"/>
    </style:style>
    <style:style style:name="T206" style:family="text">
      <style:text-properties fo:color="#7f007f"/>
    </style:style>
    <style:style style:name="T207" style:family="text">
      <style:text-properties fo:color="#7f007f" fo:font-size="9pt" style:font-size-asian="9pt" style:font-size-complex="9pt"/>
    </style:style>
    <style:style style:name="T208" style:family="text">
      <style:text-properties fo:color="#7f007f" fo:font-style="italic" fo:font-weight="normal" style:font-style-asian="italic" style:font-weight-asian="normal" style:font-style-complex="italic" style:font-weight-complex="normal"/>
    </style:style>
    <style:style style:name="T209" style:family="text">
      <style:text-properties fo:color="#7f007f" fo:font-style="italic" style:font-style-asian="italic" style:font-style-complex="italic"/>
    </style:style>
    <style:style style:name="T210" style:family="text">
      <style:text-properties fo:color="#7f007f" fo:font-style="italic" fo:font-weight="bold" style:font-style-asian="italic" style:font-weight-asian="bold" style:font-style-complex="italic" style:font-weight-complex="bold"/>
    </style:style>
    <style:style style:name="T211" style:family="text">
      <style:text-properties fo:color="#7f007f" fo:font-style="normal" fo:font-weight="normal" style:font-style-asian="normal" style:font-weight-asian="normal" style:font-style-complex="normal" style:font-weight-complex="normal"/>
    </style:style>
    <style:style style:name="T212"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13"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14" style:family="text">
      <style:text-properties fo:color="#7f00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15" style:family="text">
      <style:text-properties fo:color="#7f007f" style:font-name="Courier New" fo:font-size="10pt" fo:font-weight="normal" style:font-size-asian="10pt" style:font-weight-asian="normal" style:font-size-complex="10pt" style:font-weight-complex="normal"/>
    </style:style>
    <style:style style:name="T216" style:family="text">
      <style:text-properties fo:color="#7f007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217"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218" style:family="text">
      <style:text-properties fo:font-size="9pt" style:font-size-asian="9pt" style:font-size-complex="9pt"/>
    </style:style>
    <style:style style:name="T219" style:family="text">
      <style:text-properties fo:font-size="9pt" fo:font-style="normal" fo:font-weight="normal" style:font-size-asian="9pt" style:font-style-asian="normal" style:font-weight-asian="normal" style:font-size-complex="9pt" style:font-style-complex="normal" style:font-weight-complex="normal"/>
    </style:style>
    <style:style style:name="T220" style:family="text">
      <style:text-properties fo:color="#ff0000"/>
    </style:style>
    <style:style style:name="T221" style:family="text">
      <style:text-properties fo:color="#ff0000" fo:font-size="13pt" fo:font-weight="normal" style:font-size-asian="13pt" style:font-weight-asian="normal" style:font-size-complex="13pt" style:font-weight-complex="normal"/>
    </style:style>
    <style:style style:name="T222"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23" style:family="text">
      <style:text-properties fo:color="#ff0000" style:font-name="Courier New" fo:font-size="10pt" style:font-size-asian="10pt" style:font-size-complex="10pt"/>
    </style:style>
    <style:style style:name="T224"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25" style:family="text">
      <style:text-properties fo:color="#0000c0"/>
    </style:style>
    <style:style style:name="T226" style:family="text">
      <style:text-properties fo:color="#0000c0" fo:font-style="italic" style:font-style-asian="italic" style:font-style-complex="italic"/>
    </style:style>
    <style:style style:name="T227" style:family="text">
      <style:text-properties fo:color="#0000c0" fo:font-style="italic" fo:font-weight="normal" style:font-style-asian="italic" style:font-weight-asian="normal" style:font-style-complex="italic" style:font-weight-complex="normal"/>
    </style:style>
    <style:style style:name="T228" style:family="text">
      <style:text-properties fo:color="#0000c0" style:font-name="Courier New" fo:font-size="9pt" fo:font-style="italic" style:font-size-asian="9pt" style:font-style-asian="italic" style:font-size-complex="9pt" style:font-style-complex="italic"/>
    </style:style>
    <style:style style:name="T229" style:family="text">
      <style:text-properties fo:color="#646464"/>
    </style:style>
    <style:style style:name="T230" style:family="text">
      <style:text-properties fo:color="#646464" style:font-name="Courier New" fo:font-size="10pt" style:font-size-asian="10pt" style:font-size-complex="10pt"/>
    </style:style>
    <style:style style:name="T231" style:family="text">
      <style:text-properties fo:font-weight="bold" style:font-weight-asian="bold" style:font-weight-complex="bold"/>
    </style:style>
    <style:style style:name="T232" style:family="text">
      <style:text-properties style:text-underline-style="solid" style:text-underline-width="auto" style:text-underline-color="font-color"/>
    </style:style>
    <style:style style:name="T233" style:family="text">
      <style:text-properties fo:font-size="12pt" fo:font-style="italic" style:font-size-asian="12pt" style:font-style-asian="italic" style:font-size-complex="12pt" style:font-style-complex="italic"/>
    </style:style>
    <style:style style:name="T2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3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23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3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3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4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4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4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4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44" style:family="text">
      <style:text-properties style:use-window-font-color="true" style:font-name="Times New Roman" fo:font-style="italic" fo:font-weight="normal" style:font-style-asian="italic" style:font-weight-asian="normal" style:font-style-complex="italic" style:font-weight-complex="normal"/>
    </style:style>
    <style:style style:name="T24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46" style:family="text">
      <style:text-properties fo:font-size="10pt"/>
    </style:style>
    <style:style style:name="T247" style:family="text">
      <style:text-properties style:font-name-asian="Courier New"/>
    </style:style>
    <style:style style:name="T248" style:family="text">
      <style:text-properties style:font-size-asian="10pt"/>
    </style:style>
    <style:style style:name="T249" style:family="text">
      <style:text-properties style:font-name-complex="Courier New"/>
    </style:style>
    <style:style style:name="T250"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372133" text:style-name="L1">
        <text:list-item>
          <text:p text:style-name="P165">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0363399" text:style-name="L2">
        <text:list-item>
          <text:p text:style-name="P183"><text:span text:style-name="T231">Beans</text:span>: Responsável por todo gerenciamento de inversão de controle (IOC) que o framework provê. O <text:span text:style-name="T231">LDIC </text:span><text:span text:style-name="T107">(Lindberg Dependency Injection Container) é o componente responsável por resolver as instancias de beans solicitados e injeta-los no lugar certo na hora certa de acordo com a necessidade de cada bean. Este componente será detalhado mais a frente.</text:span></text:p>
          <text:p text:style-name="P184"/>
        </text:list-item>
        <text:list-item>
          <text:p text:style-name="P185"><text:span text:style-name="T108">Integration:</text:span><text:span text:style-name="T107"> Módulo responsável pela integração e operacionalidade entre o lindberg e outros frameworks. Na versão atual o framework provê integração com Spring, Adobe Flex e JSF.</text:span></text:p>
          <text:p text:style-name="P184"/>
        </text:list-item>
        <text:list-item>
          <text:p text:style-name="P185"><text:span text:style-name="T108">Context:</text:span><text:span text:style-name="T107"> Responsável por toda configuração, beans e gerenciamento em nível de escopo de cada camada: core, persistence, validation e web.</text:span></text:p>
          <text:p text:style-name="P184"/>
        </text:list-item>
        <text:list-item>
          <text:p text:style-name="P185"><text:span text:style-name="T108">Configuration: </text:span><text:span text:style-name="T10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8"/>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64">Configuration</text:span><text:span text:style-name="T30"> </text:span><text:span text:style-name="T40">define o contrato de classes que configuram o framework. Existem ainda duas interfaces que estendem desta ultima. Uma para configurações do core, </text:span><text:span text:style-name="T64">CoreConfiguration</text:span><text:span text:style-name="T17"> </text:span><text:span text:style-name="T40">e outra para configurações específicas do componente de persistencia, </text:span><text:span text:style-name="T64">LinpConfiguration</text:span><text:span text:style-name="T40">.</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3"><text:span text:style-name="T79"><text:tab/><text:tab/>- XmlCoreConfiguration:</text:span><text:span text:style-name="T77"> Implementação de </text:span><text:span text:style-name="T86">CoreConfiguration </text:span><text:span text:style-name="T77">para definição da configuração do módulo CORE <text:tab/><text:tab/>via XML baseado no schema: </text:span><text:a xlink:type="simple" xlink:href="http://www.lindbergframework.org/schema/lindberg-config.xsd">http://www.lindbergframework.org/schema/lindberg-config.xsd</text:a><text:span text:style-name="T77">.</text:span></text:p>
      <text:p text:style-name="P58"/>
      <text:p text:style-name="P93"><text:span text:style-name="T79"><text:tab/><text:tab/>- SimpleCoreConfiguration: </text:span><text:span text:style-name="T77">Implementação de </text:span><text:span text:style-name="T86">CoreConfiguration</text:span><text:span text:style-name="T77"> para definição da configuração do módulo CORE <text:tab/><text:tab/>programaticamente.</text:span></text:p>
      <text:p text:style-name="P58"/>
      <text:p text:style-name="P57"><text:tab/><text:tab/>- SimpleLinpConfiguration: <text:span text:style-name="T111">Implementação de </text:span><text:span text:style-name="T105">LinpConfiguration</text:span><text:span text:style-name="T111"> para definição da configuração do módulo de <text:tab/><text:tab/>persistência (LINP) programaticamente.</text:span></text:p>
      <text:p text:style-name="P58"/>
      <text:p text:style-name="P57"><text:tab/><text:tab/>- XmlLinpConfiguration: <text:span text:style-name="T111">Implementação de </text:span><text:span text:style-name="T105">LinpConfiguration</text:span><text:span text:style-name="T111"> para definição da configuração do módulo de <text:tab/><text:tab/><text:tab/>persistência (LINP) via XML baseado no schema: </text:span><text:a xlink:type="simple" xlink:href="http://www.lindbergframework.org/schema/linp-sqlMapping.xsd"><text:span text:style-name="T111">http://www.lindbergframework.org/schema/linp-sqlMapping.xsd</text:span></text:a><text:span text:style-name="T111">.</text:span></text:p>
      <text:p text:style-name="P58"/>
      <text:p text:style-name="P58"/>
      <text:p text:style-name="P58"/>
      <text:p text:style-name="P65"><text:tab/><text:tab/>3.1 – Processo de Configuração</text:p>
      <text:p text:style-name="P62"/>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5"><text:span text:style-name="T107"><text:tab/><text:tab/>A interface </text:span><text:span text:style-name="T105">CoreConfiguration </text:span><text:span text:style-name="T107">define um método chamado </text:span><text:span text:style-name="T113">getLinpConfiguration </text:span><text:span text:style-name="T107">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105">LinpConfiguration </text:span><text:span text:style-name="T107">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4"/>
      <text:p text:style-name="P65"><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5"><text:soft-page-break/><text:span text:style-name="T107"><text:tab/><text:tab/>A interface </text:span><text:span text:style-name="T105">ComponentContext </text:span><text:span text:style-name="T107">define um contexto dentro do lindbergframework e dois contextos atualmente são definidos: Core <text:s/>e Persistence. As implementações de cada um desses contextos são respectivamente </text:span><text:span text:style-name="T105">CoreContext</text:span><text:span text:style-name="T107"> e </text:span><text:span text:style-name="T105">LinpContext</text:span><text:span text:style-name="T107">. Definidos através de um </text:span><text:span text:style-name="T105">singleton</text:span><text:span text:style-name="T107"> para todo sistema sendo necessário a chamada ao método </text:span><text:span text:style-name="T105">getInstance </text:span><text:span text:style-name="T107">definido em cada um deles para a obtenção da instância corrente.</text:span></text:p>
      <text:p text:style-name="P34"/>
      <text:p text:style-name="P45"><text:span text:style-name="T107"><text:tab/><text:tab/>Um contexto só pode ser usado se este estiver ativo. Para ativar um contexto o método </text:span><text:span text:style-name="T105">loadConfiguration</text:span><text:span text:style-name="T107"> deve ser invocado passando como parâmetro a instancia da configuração sobre o qual o contexto se baseará.</text:span></text:p>
      <text:p text:style-name="P34"/>
      <text:p text:style-name="P45"><text:span text:style-name="T107"><text:tab/><text:tab/>A interface </text:span><text:span text:style-name="T105">ComponentContext </text:span><text:span text:style-name="T107">também define outros métodos auxiliares, como por exemplo </text:span><text:span text:style-name="T105">isActive</text:span><text:span text:style-name="T107"> para a verificação do status do contexto e </text:span><text:span text:style-name="T105">close</text:span><text:span text:style-name="T107"> para efetuar o encerramento do contexto. Qualquer tentativa de uso de um contexto fechado resultará em uma </text:span><text:span text:style-name="T123">IllegalStateContextException.</text:span></text:p>
      <text:p text:style-name="P48"/>
      <text:p text:style-name="P45"><text:span text:style-name="T123"><text:tab/><text:tab/></text:span><text:span text:style-name="T121">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5"><text:tab/><text:tab/>3.3 – Configuração do CORE</text:p>
      <text:p text:style-name="P62"/>
      <text:p text:style-name="P60"><text:span text:style-name="T107"><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5"><text:span text:style-name="T107"><text:tab/><text:tab/>- </text:span><text:span text:style-name="T148">lindberg.core.di-basepackage </text:span><text:span text:style-name="T222">(propriedade requerida)</text:span><text:span text:style-name="T148">:</text:span></text:p>
      <text:p text:style-name="P77"><text:span text:style-name="T151"><text:tab/><text:tab/></text:span><text:span text:style-name="T107">Pacote base de beans para injeção. </text:span></text:p>
      <text:p text:style-name="P45"><text:span text:style-name="T107"><text:tab/><text:tab/></text:span><text:span text:style-name="T234">Constante que define essa propriedade:</text:span><text:span text:style-name="T107"> </text:span><text:span text:style-name="T115">CoreConfiguration.CONFIG_PROPERTY_DI_BASEPACKAGE</text:span><text:span text:style-name="T169">;</text:span><text:span text:style-name="T107"> </text:span></text:p>
      <text:p text:style-name="P113"><text:tab/><text:tab/></text:p>
      <text:p text:style-name="P60"><text:span text:style-name="T169"><text:tab/><text:tab/>- </text:span><text:span text:style-name="T148">lindberg.core.beanfactory </text:span><text:span text:style-name="T222">(se não for definida a fábrica padrão será usada - AnnotationBeanFactory)</text:span><text:span text:style-name="T148">: <text:tab/><text:tab/></text:span><text:span text:style-name="T234">Fábrica de beans a ser usada. </text:span></text:p>
      <text:p text:style-name="P67"><text:span text:style-name="T221"><text:tab/><text:tab/></text:span><text:span text:style-name="T234">Constante que define essa propriedade:</text:span><text:span text:style-name="T7"> </text:span><text:span text:style-name="T116">CoreConfiguration.CONFIG_PROPERTY_BEAN_FACTORY;</text:span></text:p>
      <text:p text:style-name="P34"/>
      <text:p text:style-name="P60"><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4"><text:tab/><text:tab/>- Pacote base de beans para injeção (<text:span text:style-name="T104">lindberg.core.di-basepackage</text:span>) = org.lindbergframework.exemplo.*</text:p>
      <text:p text:style-name="P59"><text:span text:style-name="T107"><text:tab/><text:tab/>- Bean factory (</text:span><text:span text:style-name="T105">lindberg.core.beanfactory</text:span><text:span text:style-name="T107">) = </text:span><text:span text:style-name="T121">org.lindbergframework.beans.di.context.AnnotationBeanFactory</text:span></text:p>
      <text:p text:style-name="P34"/>
      <text:p text:style-name="P60"><text:span text:style-name="T124"><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60"><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0367651" text:style-name="L3">
        <text:list-item>
          <text:list>
            <text:list-item>
              <text:list>
                <text:list-header>
                  <text:p text:style-name="P187"><text:span text:style-name="T62">3.3.1 </text:span><text:span text:style-name="T62">–</text:span><text:span text:style-name="T62">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4"><text:span text:style-name="T85"><text:s/><text:tab/><text:tab/></text:span><text:span text:style-name="T18">SimpleCoreConfiguration coreConfiguration = </text:span><text:span text:style-name="T163">new</text:span><text:span text:style-name="T18"> SimpleCoreConfiguration();</text:span></text:p>
      <text:p text:style-name="P78"><text:s text:c="8"/></text:p>
      <text:p text:style-name="P99"><text:span text:style-name="T15"><text:s text:c="6"/>coreConfiguration.setDiBasePackage(</text:span><text:span text:style-name="T130">"org.lindbergframework.exemplo.*"</text:span><text:span text:style-name="T15">);</text:span></text:p>
      <text:p text:style-name="P99"><text:span text:style-name="T15"><text:s text:c="6"/>coreConfiguration.setBeanFactory(</text:span><text:span text:style-name="T162">new</text:span><text:span text:style-name="T15"> AnnotationBeanFactory());</text:span></text:p>
      <text:p text:style-name="P78"><text:s text:c="8"/></text:p>
      <text:p text:style-name="P78"><text:s text:c="6"/>CoreContext.<text:span text:style-name="T104">getInstance</text:span>().loadConfiguration(coreConfiguration);</text:p>
      <text:p text:style-name="P78"/>
      <text:p text:style-name="P78"/>
      <text:p text:style-name="P45"><text:span text:style-name="T10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05">CoreContext </text:span><text:span text:style-name="T107">via </text:span><text:span text:style-name="T105">CoreContext.getInstance()</text:span><text:span text:style-name="T107"> e o método </text:span><text:span text:style-name="T105">loadConfiguration </text:span><text:span text:style-name="T107">passando a configuração criada é invocado. Pronto, o módulo CORE já está pronto para ser usado e em qualquer lugar você pode invocar </text:span><text:span text:style-name="T105">CoreContext.getInstance().getBeanFactory() </text:span><text:span text:style-name="T107">para obter a instância configurada da fábrica de software definida e chamar o método getBean da fábrica </text:span><text:span text:style-name="T107">para obter uma instância de um bean desejado passando o “ID“ deste. O mecanismo de injeção de </text:span><text:span text:style-name="T107">dependência será detalhado mais a frente, aqui está apenas sendo demonstrado os conceitos de </text:span><text:span text:style-name="T107">configuração.</text:span></text:p>
      <text:p text:style-name="P34"/>
      <text:p text:style-name="P65"><text:tab/><text:tab/>3.3.2 – <text:s/>Configurando o CORE na prática – Usando XML</text:p>
      <text:p text:style-name="P34"/>
      <text:p text:style-name="P45"><text:span text:style-name="T107"><text:tab/><text:tab/>A seguir é demonstrado a mesma configuração só que usando uma implementação de </text:span><text:span text:style-name="T105">CoreConfiguration</text:span><text:span text:style-name="T107"> para configuração baseada em XML. O schema que define as configurações baseadas em XML é detalhado a seguir.</text:span></text:p>
      <text:p text:style-name="P34"><text:tab/><text:tab/></text:p>
      <text:p text:style-name="P45"><text:span text:style-name="T107"><text:tab/><text:tab/>Schema: <text:s/></text:span><text:a xlink:type="simple" xlink:href="http://www.lindbergframework.org/schema/lindberg-config.xsd"><text:span text:style-name="T107">http://www.lindbergframework.org/schema/lindberg-config.xsd</text:span></text:a></text:p>
      <text:p text:style-name="P34"/>
      <text:p text:style-name="P45"><text:span text:style-name="T107"><text:tab/><text:tab/>O schema no que diz respeito a tag </text:span><text:span text:style-name="T105">&lt;core&gt;</text:span><text:span text:style-name="T107">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58"/>
      <text:p text:style-name="P82"><text:span text:style-name="T171"><text:tab/> <text:s/></text:span><text:span text:style-name="T172">&lt;?</text:span><text:span text:style-name="T189">xml</text:span><text:span text:style-name="T218"> </text:span><text:span text:style-name="T207">version</text:span><text:span text:style-name="T218">=</text:span><text:span text:style-name="T134">"1.0"</text:span><text:span text:style-name="T218"> </text:span><text:span text:style-name="T207">encoding</text:span><text:span text:style-name="T218">=</text:span><text:span text:style-name="T134">"UTF-8"</text:span><text:span text:style-name="T172">?&gt;</text:span></text:p>
      <text:p text:style-name="P104"><text:span text:style-name="T171"><text:s text:c="4"/>&lt;</text:span><text:span text:style-name="T188">lindberg-configuration</text:span> <text:span text:style-name="T206">xmlns</text:span><text:span text:style-name="T15">=</text:span><text:span text:style-name="T131">"http://www.lindbergframework.org/schema"</text:span> <text:tab/><text:tab/><text:span text:style-name="T206">xmlns:xsi</text:span><text:span text:style-name="T15">=</text:span><text:span text:style-name="T131">"http://www.w3.org/2001/XMLSchema-instance"</text:span> <text:tab/><text:span text:style-name="T206">xsi:schemaLocation</text:span><text:span text:style-name="T15">=</text:span><text:span text:style-name="T131">"http://www.lindbergframework.org/schema/lindberg-config.xsd"</text:span><text:span text:style-name="T171">&gt;</text:span></text:p>
      <text:p text:style-name="P104"/>
      <text:p text:style-name="P104"><text:span text:style-name="T171"><text:s text:c="7"/>&lt;</text:span><text:span text:style-name="T188">core</text:span><text:span text:style-name="T171">&gt;</text:span></text:p>
      <text:p text:style-name="P104"><text:span text:style-name="T15"><text:s text:c="10"/></text:span><text:span text:style-name="T171">&lt;</text:span><text:span text:style-name="T188">config-property</text:span> <text:span text:style-name="T206">name</text:span><text:span text:style-name="T15">=</text:span><text:span text:style-name="T131">"lindberg.core.di-basepackage"</text:span> <text:s/><text:tab/><text:tab/><text:tab/><text:tab/><text:tab/><text:tab/><text:tab/><text:tab/><text:span text:style-name="T206">value</text:span><text:span text:style-name="T15">=</text:span><text:span text:style-name="T131">"org.lindbergframework.exemplo.*"</text:span><text:span text:style-name="T171">/&gt;</text:span></text:p>
      <text:p text:style-name="P104"><text:span text:style-name="T15"><text:s text:c="10"/></text:span><text:span text:style-name="T171">&lt;</text:span><text:span text:style-name="T188">config-property</text:span> <text:span text:style-name="T206">name</text:span><text:span text:style-name="T15">=</text:span><text:span text:style-name="T131">"lindberg.core.beanfactory"</text:span> <text:s text:c="3"/><text:tab/><text:tab/><text:tab/> <text:s text:c="22"/><text:soft-page-break/><text:tab/><text:tab/><text:span text:style-name="T206">value</text:span><text:span text:style-name="T15">=</text:span><text:span text:style-name="T131">"org.lindbergframework.beans.di.context.AnnotationBeanFactory"</text:span><text:span text:style-name="T171">/&gt; </text:span></text:p>
      <text:p text:style-name="P104"><text:span text:style-name="T171"><text:s text:c="7"/>&lt;/</text:span><text:span text:style-name="T188">core</text:span><text:span text:style-name="T171">&gt;</text:span></text:p>
      <text:p text:style-name="P104"/>
      <text:p text:style-name="P104"><text:span text:style-name="T171"><text:s text:c="4"/>&lt;/</text:span><text:span text:style-name="T188">lindberg-configuration</text:span><text:span text:style-name="T171">&gt;</text:span></text:p>
      <text:p text:style-name="P127"/>
      <text:p text:style-name="P42"><text:tab/>Obs.: A beanfactory está sendo definida mas lembre que esta propriedade não é requerida e <text:tab/>quando não informada a factory padrão, <text:span text:style-name="T104">AnnotationBeanFactory,</text:span> é usada automaticamente <text:tab/>pelo framework.</text:p>
      <text:p text:style-name="P42"/>
      <text:p text:style-name="P42"><text:tab/><text:span text:style-name="T4">3.3.2.1 – <text:s/>A tag </text:span><text:span text:style-name="T5">&lt;config-property&gt;</text:span></text:p>
      <text:p text:style-name="P68"><text:tab/></text:p>
      <text:p text:style-name="P42"><text:span text:style-name="T104"><text:tab/></text:span><text:span text:style-name="T111">A tag </text:span><text:span text:style-name="T105">&lt;config-property&gt;</text:span><text:span text:style-name="T11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2"><text:span text:style-name="T111"><text:tab/>Esta é uma tag basicamente de </text:span><text:span text:style-name="T105">nome </text:span><text:span text:style-name="T111">e </text:span><text:span text:style-name="T105">valor, </text:span><text:span text:style-name="T111">onde o atributo </text:span><text:span text:style-name="T105">nome</text:span><text:span text:style-name="T111"> define a chave da propriedade de configuração e o atributo </text:span><text:span text:style-name="T105">valor </text:span><text:span text:style-name="T111">define o valor que será usado na configuração para esta propriedade.</text:span></text:p>
      <text:p text:style-name="P38"/>
      <text:p text:style-name="P42"><text:span text:style-name="T111"><text:tab/>Esta tag fornece a flexibilidade de definição de propriedades que serão setadas na objeto </text:span><text:span text:style-name="T105">valor</text:span><text:span text:style-name="T111"> desta propriedade no momento da inicialização e propriedades que serão usadas como parâmetro para um construtor específico.</text:span></text:p>
      <text:p text:style-name="P38"/>
      <text:p text:style-name="P42"><text:span text:style-name="T111"><text:tab/>Supondo que nós tivéssemos uma propriedade de configuração de CORE cujo a chave é </text:span><text:span text:style-name="T105">exemplo</text:span><text:span text:style-name="T111"> e o valor para esta chave fosse a classe </text:span><text:span text:style-name="T105">com.aplicacao.Exemplo </text:span><text:span text:style-name="T111">e esta classe tivesse uma propriedade String chamada <text:s/></text:span><text:span text:style-name="T105">propriedade1</text:span><text:span text:style-name="T111">, então a definição dessa propriedade seria:</text:span></text:p>
      <text:p text:style-name="P38"/>
      <text:list xml:id="list30383188" text:style-name="L4">
        <text:list-item>
          <text:p text:style-name="P186">Definindo a inicialização simples de propriedades dentro de uma propriedade de configuração</text:p>
        </text:list-item>
      </text:list>
      <text:p text:style-name="P38"/>
      <text:p text:style-name="P96"><text:tab/><text:span text:style-name="T178">&lt;</text:span><text:span text:style-name="T195">config-property</text:span><text:span text:style-name="T114"> </text:span><text:span text:style-name="T215">name</text:span><text:span text:style-name="T24">=</text:span><text:span text:style-name="T141">"exemplo"</text:span><text:span text:style-name="T114"> </text:span><text:span text:style-name="T215">value</text:span><text:span text:style-name="T24">=</text:span><text:span text:style-name="T141">"com.aplicacao.Exemplo"</text:span><text:span text:style-name="T178">&gt;</text:span></text:p>
      <text:p text:style-name="P99"><text:span text:style-name="T15"><text:s text:c="9"/></text:span><text:span text:style-name="T171">&lt;</text:span><text:span text:style-name="T188">property</text:span> <text:span text:style-name="T206">name</text:span><text:span text:style-name="T15">=</text:span><text:span text:style-name="T131">"propriedade1"</text:span> <text:span text:style-name="T206">value</text:span><text:span text:style-name="T15">=</text:span><text:span text:style-name="T131">"valor da propriedade1"</text:span> <text:span text:style-name="T171">/&gt;</text:span></text:p>
      <text:p text:style-name="P99"><text:span text:style-name="T15"><text:s text:c="6"/></text:span><text:span text:style-name="T171">&lt;/</text:span><text:span text:style-name="T188">config-property</text:span><text:span text:style-name="T171">&gt;</text:span></text:p>
      <text:p text:style-name="P38"/>
      <text:p text:style-name="P99"><text:span text:style-name="T43"><text:tab/>Observe que foi usada uma nova tag dentro da tag </text:span><text:span text:style-name="T48">&lt;config-property&gt;</text:span><text:span text:style-name="T43">. Ela serve para definir propriedades de inicialização e parâmetros de construtor de propriedades de configuração. A tag </text:span><text:span text:style-name="T48">&lt;property&gt;</text:span><text:span text:style-name="T43"> pode ser usada o número ilimitado de vezes dentro da tag </text:span><text:span text:style-name="T48">&lt;config-property&gt;</text:span><text:span text:style-name="T43"> de acordo com a necessidade. Neste caso a utilizamos uma única vez, para definir o </text:span><text:span text:style-name="T48">set</text:span><text:span text:style-name="T43"> da String '</text:span><text:span text:style-name="T48">valor da propriedade1' </text:span><text:span text:style-name="T43">na propriedade de nome </text:span><text:span text:style-name="T48">propriedade1 </text:span><text:span text:style-name="T43">na instância do objeto do tipo </text:span><text:span text:style-name="T48">com.aplicacao.Exemplo</text:span><text:span text:style-name="T43"> para a chave de </text:span><text:span text:style-name="T43">configuração </text:span><text:span text:style-name="T48">Exemplo. </text:span><text:span text:style-name="T43">A propriedade </text:span><text:span text:style-name="T48">propriedade1 </text:span><text:span text:style-name="T43">será setada no momento da criação do objeto <text:s text:c="2"/></text:span><text:span text:style-name="T48">com.aplicacao.Exemplo. </text:span><text:span text:style-name="T43">Se tivéssemos uma </text:span><text:span text:style-name="T48">propriedade2, </text:span><text:span text:style-name="T43">bastaria declarar uma outra tag </text:span><text:span text:style-name="T48">&lt;property&gt;</text:span><text:span text:style-name="T43"> dentro de </text:span><text:span text:style-name="T48">&lt;config-property&gt;</text:span><text:span text:style-name="T43"> da mesma forma que a </text:span><text:span text:style-name="T48">propriedade1.</text:span></text:p>
      <text:p text:style-name="P52"/>
      <text:list xml:id="list30380841" text:style-name="L5">
        <text:list-item>
          <text:p text:style-name="P188">Definindo a inicialização de propriedades do tipo List ou Array dentro de uma propriedade de configuração</text:p>
        </text:list-item>
      </text:list>
      <text:p text:style-name="P52"/>
      <text:p text:style-name="P99"><text:soft-page-break/><text:span text:style-name="T48"><text:tab/></text:span><text:span text:style-name="T43">Suponha agora que tivéssemos então as </text:span><text:span text:style-name="T48">propriedade2 </text:span><text:span text:style-name="T43">e </text:span><text:span text:style-name="T48">propriedade3 </text:span><text:span text:style-name="T43">e estas fossem respectivamente uma </text:span><text:span text:style-name="T48">List </text:span><text:span text:style-name="T43">e um </text:span><text:span text:style-name="T48">Array</text:span><text:span text:style-name="T43"> e ambas de String. Esta tag fornece a flexibilidade de inicialização de listas e arrays de Strings diretamente pelo XML de configuração. Abaixo é mostrado como ficaria a tag </text:span><text:span text:style-name="T48">&lt;config-property&gt; </text:span><text:span text:style-name="T43">com a inicialização destas duas propriedades.</text:span></text:p>
      <text:p text:style-name="P38"/>
      <text:p text:style-name="P99"><text:span text:style-name="T43"><text:s text:c="7"/></text:span><text:span text:style-name="T182">&lt;</text:span><text:span text:style-name="T200">config-property</text:span><text:span text:style-name="T78"> </text:span><text:span text:style-name="T211">name</text:span><text:span text:style-name="T78">=</text:span><text:span text:style-name="T132">"exemplo"</text:span><text:span text:style-name="T78"> </text:span><text:span text:style-name="T211">value</text:span><text:span text:style-name="T78">=</text:span><text:span text:style-name="T132">"com.aplicacao.Exemplo"</text:span><text:span text:style-name="T182">&gt;</text:span></text:p>
      <text:p text:style-name="P99"><text:span text:style-name="T15"><text:s text:c="6"/></text:span><text:span text:style-name="T171">&lt;</text:span><text:span text:style-name="T188">property</text:span> <text:span text:style-name="T206">name</text:span><text:span text:style-name="T15">=</text:span><text:span text:style-name="T131">"propriedade1"</text:span> <text:span text:style-name="T206">value</text:span><text:span text:style-name="T15">=</text:span><text:span text:style-name="T131">"valor da propriedade1"</text:span> <text:span text:style-name="T171">/&gt;</text:span></text:p>
      <text:p text:style-name="P99"><text:span text:style-name="T15"><text:s text:c="6"/></text:span><text:span text:style-name="T171">&lt;</text:span><text:span text:style-name="T188">property</text:span> <text:span text:style-name="T206">name</text:span><text:span text:style-name="T15">=</text:span><text:span text:style-name="T131">"propriedade2"</text:span><text:span text:style-name="T171">&gt;</text:span></text:p>
      <text:p text:style-name="P99"><text:span text:style-name="T15"><text:s text:c="9"/></text:span><text:span text:style-name="T171">&lt;</text:span><text:span text:style-name="T188">list</text:span><text:span text:style-name="T171">&gt;</text:span></text:p>
      <text:p text:style-name="P78"><text:s text:c="12"/><text:span text:style-name="T232">exemplo</text:span> list string 1;</text:p>
      <text:p text:style-name="P78"><text:s text:c="12"/><text:span text:style-name="T232">exemplo</text:span> list string 2;</text:p>
      <text:p text:style-name="P78"><text:s text:c="12"/><text:span text:style-name="T232">exemplo</text:span> list string 3;</text:p>
      <text:p text:style-name="P78"><text:s text:c="12"/><text:span text:style-name="T232">exemplo</text:span> list string N;</text:p>
      <text:p text:style-name="P99"><text:span text:style-name="T15"><text:s text:c="9"/></text:span><text:span text:style-name="T171">&lt;/</text:span><text:span text:style-name="T188">list</text:span><text:span text:style-name="T171">&gt;</text:span></text:p>
      <text:p text:style-name="P99"><text:span text:style-name="T15"><text:s text:c="6"/></text:span><text:span text:style-name="T171">&lt;/</text:span><text:span text:style-name="T188">property</text:span><text:span text:style-name="T171">&gt;</text:span></text:p>
      <text:p text:style-name="P99"><text:span text:style-name="T15"><text:s text:c="6"/></text:span><text:span text:style-name="T171">&lt;</text:span><text:span text:style-name="T188">property</text:span> <text:span text:style-name="T206">name</text:span><text:span text:style-name="T15">=</text:span><text:span text:style-name="T131">"propriedade3"</text:span><text:span text:style-name="T171">&gt;</text:span></text:p>
      <text:p text:style-name="P99"><text:span text:style-name="T15"><text:s text:c="9"/></text:span><text:span text:style-name="T171">&lt;</text:span><text:span text:style-name="T188">array</text:span><text:span text:style-name="T171">&gt;</text:span></text:p>
      <text:p text:style-name="P78"><text:s text:c="12"/><text:span text:style-name="T232">exemplo</text:span> array string 1;</text:p>
      <text:p text:style-name="P78"><text:s text:c="12"/><text:span text:style-name="T232">exemplo</text:span> array string 2;</text:p>
      <text:p text:style-name="P78"><text:s text:c="12"/><text:span text:style-name="T232">exemplo</text:span> array string 3;</text:p>
      <text:p text:style-name="P78"><text:s text:c="12"/><text:span text:style-name="T232">exemplo</text:span> array string N;</text:p>
      <text:p text:style-name="P99"><text:span text:style-name="T15"><text:s text:c="9"/></text:span><text:span text:style-name="T171">&lt;/</text:span><text:span text:style-name="T188">array</text:span><text:span text:style-name="T171">&gt;</text:span></text:p>
      <text:p text:style-name="P99"><text:span text:style-name="T15"><text:s text:c="6"/></text:span><text:span text:style-name="T171">&lt;/</text:span><text:span text:style-name="T188">property</text:span><text:span text:style-name="T171">&gt;</text:span></text:p>
      <text:p text:style-name="P99"><text:span text:style-name="T15"><text:s text:c="3"/></text:span><text:span text:style-name="T171">&lt;/</text:span><text:span text:style-name="T188">config-property</text:span><text:span text:style-name="T171">&gt;</text:span></text:p>
      <text:p text:style-name="P129"/>
      <text:p text:style-name="P99"><text:span text:style-name="T171"><text:tab/></text:span><text:span text:style-name="T43">No trecho acima agora definimos duas novas propriedades </text:span><text:span text:style-name="T48">propriedade2 </text:span><text:span text:style-name="T43">e </text:span><text:span text:style-name="T48">propriedade3. </text:span><text:span text:style-name="T43">A primeira é uma </text:span><text:span text:style-name="T48">List </text:span><text:span text:style-name="T43">e a segunda um </text:span><text:span text:style-name="T48">Array.</text:span><text:span text:style-name="T43"> Observe que agora temos duas novas tags para serem usadas dentro da tag </text:span><text:span text:style-name="T48">&lt;property&gt;, </text:span><text:span text:style-name="T43">as tags </text:span><text:span text:style-name="T48">&lt;list&gt; </text:span><text:span text:style-name="T43">e </text:span><text:span text:style-name="T48">&lt;array&gt;.</text:span><text:span text:style-name="T43"> A primeira define uma lista e a segunda um array, ambos de Strings. Os valores de cada uma dessas tags são definidos com o conteúdo entre a tag de abertura e fechamento onde cada elemento da </text:span><text:span text:style-name="T48">List</text:span><text:span text:style-name="T43"> ou </text:span><text:span text:style-name="T48">Array</text:span><text:span text:style-name="T43"> é separado por um carácter </text:span><text:span text:style-name="T48">';'</text:span><text:span text:style-name="T43">. Dentro da tag </text:span><text:span text:style-name="T48">&lt;property&gt;</text:span><text:span text:style-name="T43"> se tem a flexibilidade de usar qualquer um dos dois tipos sendo que nunca os dois ao mesmo tempo dentro da mesma </text:span><text:span text:style-name="T48">&lt;property&gt;.</text:span></text:p>
      <text:p text:style-name="P52"/>
      <text:list xml:id="list30375592" text:style-name="L6">
        <text:list-item>
          <text:p text:style-name="P189">Inicialização propriedades de configuração usando um construtor específico</text:p>
        </text:list-item>
      </text:list>
      <text:p text:style-name="P52"/>
      <text:p text:style-name="P99"><text:span text:style-name="T48"><text:tab/></text:span><text:span text:style-name="T43">Agora suponhamos que a nossa classe </text:span><text:span text:style-name="T48">Exemplo</text:span><text:span text:style-name="T43"> tenha um construtor que recebe uma String e uma coleção de Strings e queiramos usar este construtor para a criação do objeto </text:span><text:span text:style-name="T48">Exemplo </text:span><text:span text:style-name="T43">transformando a nossa definição da </text:span><text:span text:style-name="T48">propriedade1</text:span><text:span text:style-name="T43"> e </text:span><text:span text:style-name="T48">propriedade2</text:span><text:span text:style-name="T43"> em parâmetros para o construtor. Suponha também que <text:s/>ainda assim queiramos setar a propriedade </text:span><text:span text:style-name="T48">propriedade3</text:span><text:span text:style-name="T43"> da mesma forma que o exemplo anterior. A nossa nova definição da tag </text:span><text:span text:style-name="T48">&lt;config-property&gt;</text:span><text:span text:style-name="T43"> ficaria da seguinte forma:</text:span></text:p>
      <text:p text:style-name="P38"/>
      <text:p text:style-name="P38"/>
      <text:p text:style-name="P38"/>
      <text:p text:style-name="P38"/>
      <text:p text:style-name="P38"/>
      <text:p text:style-name="P38"/>
      <text:p text:style-name="P99"><text:span text:style-name="T43"><text:s text:c="6"/></text:span><text:span text:style-name="T182">&lt;</text:span><text:span text:style-name="T200">config-property</text:span><text:span text:style-name="T78"> </text:span><text:span text:style-name="T211">name</text:span><text:span text:style-name="T78">=</text:span><text:span text:style-name="T132">"exemplo"</text:span><text:span text:style-name="T78"> </text:span><text:span text:style-name="T211">value</text:span><text:span text:style-name="T78">=</text:span><text:span text:style-name="T132">"com.aplicacao.Exemplo"</text:span><text:span text:style-name="T182">&gt;</text:span></text:p>
      <text:p text:style-name="P99"><text:span text:style-name="T15"><text:s text:c="6"/></text:span><text:span text:style-name="T171">&lt;</text:span><text:span text:style-name="T188">property</text:span> <text:span text:style-name="T206">value</text:span><text:span text:style-name="T15">=</text:span><text:span text:style-name="T131">"valor da propriedade1"</text:span> <text:span text:style-name="T206">constructor-arg</text:span><text:span text:style-name="T15">=</text:span><text:span text:style-name="T131">"true"</text:span> <text:span text:style-name="T171">/&gt;</text:span></text:p>
      <text:p text:style-name="P99"><text:span text:style-name="T15"><text:s text:c="6"/></text:span><text:span text:style-name="T171">&lt;</text:span><text:span text:style-name="T188">property</text:span> <text:span text:style-name="T206">constructor-arg</text:span><text:span text:style-name="T15">=</text:span><text:span text:style-name="T131">"true"</text:span><text:span text:style-name="T171">&gt;</text:span></text:p>
      <text:p text:style-name="P99"><text:span text:style-name="T15"><text:s text:c="9"/></text:span><text:span text:style-name="T171">&lt;</text:span><text:span text:style-name="T188">list</text:span><text:span text:style-name="T171">&gt;</text:span></text:p>
      <text:p text:style-name="P78"><text:s text:c="12"/><text:span text:style-name="T232">exemplo</text:span> list string 1;</text:p>
      <text:p text:style-name="P78"><text:s text:c="12"/><text:span text:style-name="T232">exemplo</text:span> list string 2;</text:p>
      <text:p text:style-name="P78"><text:soft-page-break/><text:s text:c="12"/><text:span text:style-name="T232">exemplo</text:span> list string 3;</text:p>
      <text:p text:style-name="P78"><text:s text:c="12"/><text:span text:style-name="T232">exemplo</text:span> list string N;</text:p>
      <text:p text:style-name="P99"><text:span text:style-name="T15"><text:s text:c="9"/></text:span><text:span text:style-name="T171">&lt;/</text:span><text:span text:style-name="T188">list</text:span><text:span text:style-name="T171">&gt;</text:span></text:p>
      <text:p text:style-name="P99"><text:span text:style-name="T15"><text:s text:c="6"/></text:span><text:span text:style-name="T171">&lt;/</text:span><text:span text:style-name="T188">property</text:span><text:span text:style-name="T171">&gt;</text:span></text:p>
      <text:p text:style-name="P99"><text:span text:style-name="T15"><text:s text:c="6"/></text:span><text:span text:style-name="T171">&lt;</text:span><text:span text:style-name="T188">property</text:span> <text:span text:style-name="T206">name</text:span><text:span text:style-name="T15">=</text:span><text:span text:style-name="T131">"propriedade3"</text:span><text:span text:style-name="T171">&gt;</text:span></text:p>
      <text:p text:style-name="P99"><text:span text:style-name="T15"><text:s text:c="9"/></text:span><text:span text:style-name="T171">&lt;</text:span><text:span text:style-name="T188">array</text:span><text:span text:style-name="T171">&gt;</text:span></text:p>
      <text:p text:style-name="P78"><text:s text:c="12"/><text:span text:style-name="T232">exemplo</text:span> list string 1;</text:p>
      <text:p text:style-name="P78"><text:s text:c="12"/><text:span text:style-name="T232">exemplo</text:span> list string 2;</text:p>
      <text:p text:style-name="P78"><text:s text:c="12"/><text:span text:style-name="T232">exemplo</text:span> list string 3;</text:p>
      <text:p text:style-name="P78"><text:s text:c="12"/><text:span text:style-name="T232">exemplo</text:span> list string N;</text:p>
      <text:p text:style-name="P99"><text:span text:style-name="T15"><text:s text:c="9"/></text:span><text:span text:style-name="T171">&lt;/</text:span><text:span text:style-name="T188">array</text:span><text:span text:style-name="T171">&gt;</text:span></text:p>
      <text:p text:style-name="P99"><text:span text:style-name="T15"><text:s text:c="6"/></text:span><text:span text:style-name="T171">&lt;/</text:span><text:span text:style-name="T188">property</text:span><text:span text:style-name="T171">&gt;</text:span></text:p>
      <text:p text:style-name="P99"><text:span text:style-name="T15"><text:s text:c="3"/></text:span><text:span text:style-name="T171">&lt;/</text:span><text:span text:style-name="T188">config-property</text:span><text:span text:style-name="T171">&gt;</text:span></text:p>
      <text:p text:style-name="P38"/>
      <text:p text:style-name="P99"><text:span text:style-name="T43"><text:tab/>Observe que o que mudou neste exemplo foi que a tag que definiam as propriedades </text:span><text:span text:style-name="T48">propriedade1 </text:span><text:span text:style-name="T43">e </text:span><text:span text:style-name="T48">propriedade2</text:span><text:span text:style-name="T43"> agora não tem mais definidos seus atributos </text:span><text:span text:style-name="T48">nome, </text:span><text:span text:style-name="T43">pois agora são parâmetros de construtor e agora ao invés disto estas tags tem a propriedade </text:span><text:span text:style-name="T48">constructor-arg</text:span><text:span text:style-name="T43"> definido para </text:span><text:span text:style-name="T48">'true'</text:span><text:span text:style-name="T43">, indicando que estes serão atributos de construtor. Então o construtor que o framework buscaria para criar a instancia de </text:span><text:span text:style-name="T48">Exemplo </text:span><text:span text:style-name="T43">seria:</text:span></text:p>
      <text:p text:style-name="P38"/>
      <text:p text:style-name="P38"><text:tab/>public Exemplo(String,List&lt;String&gt;)</text:p>
      <text:p text:style-name="P38"/>
      <text:p text:style-name="P99"><text:span text:style-name="T43"><text:tab/>Após a chamada a este construtor e a criação da instancia, a propriedade </text:span><text:span text:style-name="T48">propriedade3</text:span><text:span text:style-name="T43"> seria setada com o </text:span><text:span text:style-name="T48">Array de String </text:span><text:span text:style-name="T43">definido.</text:span></text:p>
      <text:p text:style-name="P38"><text:tab/></text:p>
      <text:p text:style-name="P105"><text:span text:style-name="T71"><text:tab/>3.3.2.2 – <text:s/>Inicializando </text:span><text:span text:style-name="T74">CoreContext</text:span><text:span text:style-name="T71"> usando configuração XML</text:span></text:p>
      <text:p text:style-name="P42"/>
      <text:p text:style-name="P105"><text:span text:style-name="T43"><text:s/><text:tab/>Abaixo é mostrado o mesmo processo de configuração do </text:span><text:span text:style-name="T48">CORE</text:span><text:span text:style-name="T43"> só que usando o XML. Para este exemplo vamos considerar que o XML acima esteja no pacote </text:span><text:span text:style-name="T48">org.lindbergframework.configuracao </text:span><text:span text:style-name="T43">e que o nome do XML é </text:span><text:span text:style-name="T48">lindberg-config.xml </text:span><text:span text:style-name="T43">seguindo o nome do schema.</text:span></text:p>
      <text:p text:style-name="P36"/>
      <text:p text:style-name="P87">XmlCoreConfiguration coreConfiguration = </text:p>
      <text:p text:style-name="P105"><text:span text:style-name="T78"><text:s text:c="11"/></text:span><text:span text:style-name="T168">new</text:span><text:span text:style-name="T78"> ClassPathXmlCoreConfiguration(</text:span><text:span text:style-name="T135">"org/lindbergframework/configuracao/lindberg-config.xml"</text:span><text:span text:style-name="T78">);</text:span></text:p>
      <text:p text:style-name="P104"><text:span text:style-name="T15">CoreContext.</text:span><text:span text:style-name="T88">getInstance</text:span><text:span text:style-name="T15">().loadConfiguration(coreConfiguration);</text:span></text:p>
      <text:p text:style-name="P86"/>
      <text:p text:style-name="P36"><text:tab/>Os dois exemplos resultarão na seguinte saída no console informando o status de configuração do framework:</text:p>
      <text:p text:style-name="P36"/>
      <text:p text:style-name="P111"><text:tab/>INFO: Initializing Lindberg Core Context</text:p>
      <text:p text:style-name="P111"><text:tab/>INFO: Lindberg Core Context initialized</text:p>
      <text:p text:style-name="P111"/>
      <text:p text:style-name="P99"><text:span text:style-name="T220"><text:tab/></text:span><text:span text:style-name="T43">Neste último exemplo observe que foi utilizada a classe </text:span><text:span text:style-name="T58">ClassPathXmlCoreConfiguration</text:span><text:span text:style-name="T43"> para criar a configuração. Essa classe é uma extensão natural de </text:span><text:span text:style-name="T48">XmlCoreConfiguration</text:span><text:span text:style-name="T43"> para trabalhar com um arquivo de configuração que está dentro do class path do projeto. Os dois exemplos mostrados ao final configuram o framework a partir de:</text:span></text:p>
      <text:p text:style-name="P36"/>
      <text:p text:style-name="P100"><text:span text:style-name="T78">CoreContext.</text:span><text:span text:style-name="T87">getInstance</text:span><text:span text:style-name="T78">().loadConfiguration(coreConfiguration);</text:span></text:p>
      <text:p text:style-name="P84"/>
      <text:p text:style-name="P84"/>
      <text:p text:style-name="P100"><text:span text:style-name="T32"><text:s text:c="6"/></text:span><text:span text:style-name="T43">A partir daí o core do framework está configurado e podemos por exemplo obter uma instância de um bean a partir da fábrica. Supondo que no pacote </text:span><text:span text:style-name="T48">org.lindbergframework.exemplo.beans </text:span><text:span text:style-name="T43">tenha um bean cujo ID seja “</text:span><text:span text:style-name="T48">pessoaDAO”</text:span><text:span text:style-name="T43"> então podemos obter uma instância desse bean chamando a BeanFactory como </text:span><text:soft-page-break/><text:span text:style-name="T43">demonstrado a seguir, isso só pode ser feito após claro a devida configuração do CORE.</text:span></text:p>
      <text:p text:style-name="P36"/>
      <text:p text:style-name="P106"><text:span text:style-name="T78">IPessoaDAO</text:span><text:span text:style-name="T78"> pessoaDAO = CoreContext.</text:span><text:span text:style-name="T87">getInstance</text:span><text:span text:style-name="T78">().getBeanFactory().</text:span><text:span text:style-name="T78">getBean</text:span><text:span text:style-name="T78">(</text:span><text:span text:style-name="T135">"pessoaDAO"</text:span><text:span text:style-name="T78">);</text:span></text:p>
      <text:p text:style-name="P87"/>
      <text:p text:style-name="P105"><text:span text:style-name="T78"><text:tab/></text:span><text:span text:style-name="T43">Todo o funcionamento do mecanismo de injeção de dependência será detalhado mais a frente. Aqui foi demonstrado apenas como exemplo do uso da configuração na prática.</text:span></text:p>
      <text:p text:style-name="P36"/>
      <text:p text:style-name="P105"><text:span text:style-name="T70"><text:tab/></text:span><text:span text:style-name="T71">3.3.2.3 – <text:s/>Uso do carácter '#' no XML para definir métodos getters estáticos e <text:tab/>propriedades estáticas</text:span></text:p>
      <text:p text:style-name="P64"/>
      <text:p text:style-name="P105"><text:span text:style-name="T70"><text:tab/></text:span><text:span text:style-name="T43">Imagine que você quer por algum motivo que o framework chame um método </text:span><text:span text:style-name="T48">'get'</text:span><text:span text:style-name="T43"> seu para obter a </text:span><text:span text:style-name="T43">instância da implementação de </text:span><text:span text:style-name="T48">BeanFactory</text:span><text:span text:style-name="T43"> a ser usada, imagine que você queira isso pois por algum motivo você precise fazer algum processamento nesse método </text:span><text:span text:style-name="T48">'get' </text:span><text:span text:style-name="T43">para efetuar alguma customização, registro de log, enfim. Ou imagine ainda que por algum motivo você quer que a String com pacote base, onde o framework encontrará os beans que farão parte do contexto de </text:span><text:span text:style-name="T48">'inversão de controle'</text:span><text:span text:style-name="T43">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05"><text:span text:style-name="T43"><text:tab/>Para estes casos o framework provê o recurso de usar o carácter coringa </text:span><text:span text:style-name="T48">'#'</text:span><text:span text:style-name="T43">. O uso desse carácter antes da definição de um valor de uma propriedade no arquivo XML de configuração informa que o valor real daquela propriedade será obtido através da chamada ao método </text:span><text:span text:style-name="T48">'get' </text:span><text:span text:style-name="T43">estático e público ou da constante também estática e pública definidos na String ao qual o carácter </text:span><text:span text:style-name="T48">'#'</text:span><text:span text:style-name="T43"> é fixado.</text:span></text:p>
      <text:p text:style-name="P36"/>
      <text:p text:style-name="P105"><text:span text:style-name="T43"><text:tab/></text:span><text:span text:style-name="T46">Isso só é possível para propriedades e métodos que são estáticos e públicos e nos casos do <text:tab/>método que seja um método seguindo o padrão de nomenclatura de métodos </text:span><text:span text:style-name="T52">getter, </text:span><text:span text:style-name="T46">não sendo <text:tab/>para este último caso necessário preceder o nome do método no XML com 'get' pois o <text:tab/>framework já busca o método adequado baseado no padrão de nomenclatura. </text:span></text:p>
      <text:p text:style-name="P36"/>
      <text:p text:style-name="P105"><text:span text:style-name="T43"><text:tab/>Por exemplo, se quiséssemos que as duas propriedades mostradas anteriormente para o </text:span><text:span text:style-name="T48">CORE</text:span><text:span text:style-name="T43"> fossem obtidas agora da seguinte forma:</text:span></text:p>
      <text:p text:style-name="P36"/>
      <text:p text:style-name="P105"><text:span text:style-name="T43"><text:tab/>- </text:span><text:span text:style-name="T48">di-basepackage: </text:span><text:span text:style-name="T43">A partir de uma constante estática e pública chamada </text:span><text:span text:style-name="T48">BASEPACKAGE</text:span><text:span text:style-name="T43"> na classe <text:tab/></text:span><text:span text:style-name="T48">com.soft.MyConstants</text:span><text:span text:style-name="T43">;</text:span></text:p>
      <text:p text:style-name="P105"><text:span text:style-name="T43"><text:tab/>- </text:span><text:span text:style-name="T48">BeanFactory: </text:span><text:span text:style-name="T43">A partir de um método getter público e estático chamado </text:span><text:span text:style-name="T48">getMyBeanFactory</text:span><text:span text:style-name="T43"> na <text:tab/>classe </text:span><text:span text:style-name="T48">com.soft.MyFactoryConfiguration</text:span><text:span text:style-name="T43">.</text:span></text:p>
      <text:p text:style-name="P36"/>
      <text:p text:style-name="P36"><text:tab/>Então a nova configuração seria:</text:p>
      <text:p text:style-name="P36"/>
      <text:p text:style-name="P105"><text:span text:style-name="T43"><text:tab/></text:span><text:span text:style-name="T182">&lt;</text:span><text:span text:style-name="T200">core</text:span><text:span text:style-name="T182">&gt;</text:span></text:p>
      <text:p text:style-name="P104"><text:span text:style-name="T15"><text:s text:c="10"/></text:span><text:span text:style-name="T171">&lt;</text:span><text:span text:style-name="T188">config-property</text:span> <text:span text:style-name="T206">name</text:span><text:span text:style-name="T15">=</text:span><text:span text:style-name="T131">"lindberg.core.di-basepackage"</text:span> <text:s/><text:tab/><text:tab/><text:tab/><text:tab/><text:tab/><text:tab/><text:tab/><text:tab/><text:span text:style-name="T206">value</text:span><text:span text:style-name="T15">=</text:span><text:span text:style-name="T131">"#com.soft.MyConstants.BASEPACKAGE"</text:span><text:span text:style-name="T171">/&gt;</text:span></text:p>
      <text:p text:style-name="P104"><text:span text:style-name="T15"><text:s text:c="10"/></text:span><text:span text:style-name="T171">&lt;</text:span><text:span text:style-name="T188">config-property</text:span> <text:span text:style-name="T206">name</text:span><text:span text:style-name="T15">=</text:span><text:span text:style-name="T131">"lindberg.core.beanfactory"</text:span> <text:s text:c="3"/><text:tab/><text:tab/><text:tab/> <text:s text:c="22"/><text:tab/><text:tab/><text:span text:style-name="T206">value</text:span><text:span text:style-name="T15">=</text:span><text:span text:style-name="T131">"#com.soft.MyFactoryConfiguration.myBeanFactory"</text:span><text:span text:style-name="T171">/&gt; </text:span></text:p>
      <text:p text:style-name="P105"><text:span text:style-name="T183"><text:tab/></text:span><text:span text:style-name="T173">&lt;/</text:span><text:span text:style-name="T190">core</text:span><text:span text:style-name="T173">&gt;</text:span></text:p>
      <text:p text:style-name="P128"/>
      <text:p text:style-name="P105"><text:span text:style-name="T173"><text:tab/></text:span><text:span text:style-name="T43">Observe que agora os valores das propriedades estão precedidos do carácter </text:span><text:span text:style-name="T48">'#'. </text:span><text:span text:style-name="T43">Observe que o valor </text:span><text:span text:style-name="T43">da propriedade </text:span><text:span text:style-name="T48">beanFactory,</text:span><text:span text:style-name="T43"> que aponta para um método '</text:span><text:span text:style-name="T48">get'</text:span><text:span text:style-name="T43">, não contém o prefixo 'get' ou seja o nome completo do método </text:span><text:span text:style-name="T48">'getMyBeanFactory'</text:span><text:span text:style-name="T43"> e sim apenas </text:span><text:span text:style-name="T48">'myBeanFactory'. </text:span><text:span text:style-name="T43">Isso pode ser feito pois o </text:span><text:soft-page-break/><text:span text:style-name="T43">framework por padrão vai buscar o método </text:span><text:span text:style-name="T48">'get'</text:span><text:span text:style-name="T43">, seguindo os padões de nomenclatura, fazendo </text:span><text:span text:style-name="T48">'get'</text:span><text:span text:style-name="T43"> + </text:span><text:span text:style-name="T48">'MyBeanFactory'</text:span><text:span text:style-name="T43"> e invoca o método </text:span><text:span text:style-name="T48">'getMyBeanFactory'.</text:span><text:span text:style-name="T43"> Da mesma forma caso deseje informar diretamente o nome do método o framework percebe e o invoca da mesma forma. Seguindo este pensamento a definição da propriedade </text:span><text:span text:style-name="T48">beanFactory</text:span><text:span text:style-name="T43"> poderia ser feita sem nenhuma mudança no processamento da seguinte forma:</text:span></text:p>
      <text:p text:style-name="P36"/>
      <text:p text:style-name="P104"><text:span text:style-name="T78"><text:s text:c="10"/></text:span><text:span text:style-name="T182">&lt;</text:span><text:span text:style-name="T200">config-property</text:span><text:span text:style-name="T78"> </text:span><text:span text:style-name="T211">name</text:span><text:span text:style-name="T78">=</text:span><text:span text:style-name="T132">"lindberg.core.beanfactory"</text:span><text:span text:style-name="T78"> <text:s text:c="3"/><text:tab/><text:tab/><text:tab/> <text:s text:c="22"/><text:tab/><text:tab/></text:span><text:span text:style-name="T211">value</text:span><text:span text:style-name="T78">=</text:span><text:span text:style-name="T132">"#com.soft.MyFactoryConfiguration.getMyBeanFactory"</text:span><text:span text:style-name="T182">/&gt; </text:span></text:p>
      <text:p text:style-name="P36"/>
      <text:p text:style-name="P105"><text:span text:style-name="T43"><text:tab/>Agora informamos diretamente o nome completo do método </text:span><text:span text:style-name="T48">getMyBeanFactory</text:span><text:span text:style-name="T43">. O framework vai detectar que isso foi feito e não fará nenhuma conversão de nomenclatura, invocando diretamente o método </text:span><text:span text:style-name="T43">informando.</text:span></text:p>
      <text:p text:style-name="P105"><text:span text:style-name="T43"><text:tab/></text:span><text:span text:style-name="T46">Apenas métodos e propriedades ambos públicos e estáticos podem ser usados com '</text:span><text:span text:style-name="T52">#'.</text:span></text:p>
      <text:p text:style-name="P54"/>
      <text:p text:style-name="P66"><text:tab/><text:tab/>3.3.3 – <text:s/>Configurando em aplicações WEB</text:p>
      <text:p text:style-name="P63"/>
      <text:p text:style-name="P95"><text:span text:style-name="T78"><text:tab/><text:tab/>Até agora para configurar o framework, através de seu módulo principal, o CORE, seja programaticamente, via XML, ou qualquer outra implementação seja em nosso código seja a partir de um método </text:span><text:span text:style-name="T87">main, </text:span><text:span text:style-name="T78">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78">para configurar e inicializar o framework. Em uma aplicação WEB é comum que um framework forneça recursos para que a configuração seja feita de forma automática, sem precisar de nada programaticamente.</text:span></text:p>
      <text:p text:style-name="P95"><text:span text:style-name="T78"><text:tab/><text:tab/>Este recurso também é provido pelo lindbergframework através de um </text:span><text:span text:style-name="T87">ServletContextListener </text:span><text:span text:style-name="T78">e da definição de alguns </text:span><text:span text:style-name="T87">&lt;context-param&gt;</text:span><text:span text:style-name="T78"> no </text:span><text:span text:style-name="T87">Deployment Descriptor </text:span><text:span text:style-name="T78">(web.xml)</text:span><text:span text:style-name="T87"> </text:span><text:span text:style-name="T78">da aplicação. A partir daí quando o servidor for inicializado e a aplicação publicada o lindbergframework será automaticamente configurado baseado nas configurações passadas. </text:span></text:p>
      <text:p text:style-name="P35"/>
      <text:p text:style-name="P95"><text:span text:style-name="T78"><text:tab/><text:tab/>Essa configuração é muito simples. Baseia-se em declarar no </text:span><text:span text:style-name="T87">web.xml</text:span><text:span text:style-name="T78"> da aplicação o </text:span><text:span text:style-name="T87">ServletContextListener</text:span><text:span text:style-name="T78"> provido pelo lindbergframework para tal e definir os parâmetros (</text:span><text:span text:style-name="T87">&lt;context-param&gt;</text:span><text:span text:style-name="T7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87">WebCoreConfiguration</text:span><text:span text:style-name="T78">.</text:span></text:p>
      <text:p text:style-name="P35"/>
      <text:p text:style-name="P95"><text:span text:style-name="T78"><text:tab/><text:tab/>O lindbergframework já fornece uma implementação de </text:span><text:span text:style-name="T87">WebCoreConfiguration</text:span><text:span text:style-name="T78"> para configurações a partir de XML onde este arquivo esteja dentro do classpath do projeto: </text:span><text:span text:style-name="T87">WebClassPathXmlCoreConfiguration.</text:span></text:p>
      <text:p text:style-name="P49"/>
      <text:p text:style-name="P95"><text:span text:style-name="T87"><text:tab/><text:tab/></text:span><text:span text:style-name="T78">Abaixo é descrito um exemplo do que precisaria ser adicionado ao nosso </text:span><text:span text:style-name="T87">web.xml</text:span><text:span text:style-name="T78"> se fossemos usar o mesmo arquivo de configuração que usamos nos exemplos anteriores só que agora em um projeto WEB para configurar o framework de forma automática:</text:span></text:p>
      <text:p text:style-name="P35"/>
      <text:p text:style-name="P98"><text:span text:style-name="T78"><text:tab/> </text:span><text:span text:style-name="T173">&lt;</text:span><text:span text:style-name="T190">context-param</text:span><text:span text:style-name="T173">&gt;</text:span></text:p>
      <text:p text:style-name="P104"><text:span text:style-name="T15"><text:tab/></text:span><text:span text:style-name="T171">&lt;</text:span><text:span text:style-name="T188">param-name</text:span><text:span text:style-name="T171">&gt;</text:span><text:span text:style-name="T15">lindbergConfigLocation</text:span><text:span text:style-name="T171">&lt;/</text:span><text:span text:style-name="T188">param-name</text:span><text:span text:style-name="T171">&gt;</text:span></text:p>
      <text:p text:style-name="P104"><text:span text:style-name="T15"><text:tab/></text:span><text:span text:style-name="T171">&lt;</text:span><text:span text:style-name="T188">param-value</text:span><text:span text:style-name="T171">&gt;</text:span><text:span text:style-name="T78">org/lindbergframework/configuracao/lindberg-config.xml</text:span><text:span text:style-name="T171">&lt;/</text:span><text:span text:style-name="T188">param-value</text:span><text:span text:style-name="T171">&gt;</text:span></text:p>
      <text:p text:style-name="P104"><text:span text:style-name="T15"><text:s text:c="3"/></text:span><text:span text:style-name="T171">&lt;/</text:span><text:span text:style-name="T188">context-param</text:span><text:span text:style-name="T171">&gt;</text:span></text:p>
      <text:p text:style-name="P89"><text:s text:c="2"/></text:p>
      <text:p text:style-name="P104"><text:span text:style-name="T15"><text:s text:c="3"/></text:span><text:span text:style-name="T171">&lt;</text:span><text:span text:style-name="T188">context-param</text:span><text:span text:style-name="T171">&gt; </text:span><text:span text:style-name="T220">&lt;!--(ISTO É OPCIONAL)--&gt;</text:span></text:p>
      <text:p text:style-name="P104"><text:span text:style-name="T15"><text:tab/></text:span><text:span text:style-name="T171">&lt;</text:span><text:span text:style-name="T188">param-name</text:span><text:span text:style-name="T171">&gt;</text:span><text:span text:style-name="T15">lindbergConfigClass</text:span><text:span text:style-name="T171">&lt;/</text:span><text:span text:style-name="T188">param-name</text:span><text:span text:style-name="T171">&gt;</text:span></text:p>
      <text:p text:style-name="P104"><text:span text:style-name="T15"><text:tab/></text:span><text:span text:style-name="T171">&lt;</text:span><text:span text:style-name="T188">param-alue</text:span><text:span text:style-name="T171">&gt;</text:span><text:span text:style-name="T15">org.lindbergframework.core.context.WebClassPathXmlCoreConfiguration</text:span><text:span text:style-name="T171">&lt;/</text:span><text:span text:style-name="T188">param-value</text:span><text:span text:style-name="T171">&gt;</text:span></text:p>
      <text:p text:style-name="P104"><text:span text:style-name="T15"><text:s text:c="3"/></text:span><text:span text:style-name="T171">&lt;/</text:span><text:span text:style-name="T188">context-param</text:span><text:span text:style-name="T171">&gt;</text:span></text:p>
      <text:p text:style-name="P89"><text:soft-page-break/><text:s text:c="2"/></text:p>
      <text:p text:style-name="P104"><text:span text:style-name="T15"><text:s text:c="2"/></text:span><text:span text:style-name="T171">&lt;</text:span><text:span text:style-name="T188">listener</text:span><text:span text:style-name="T171">&gt; </text:span></text:p>
      <text:p text:style-name="P104"><text:span text:style-name="T15"><text:s text:c="4"/></text:span><text:span text:style-name="T171">&lt;</text:span><text:span text:style-name="T188">listener-class</text:span><text:span text:style-name="T171">&gt;</text:span><text:span text:style-name="T15">org.lindbergframework.web.context.LindbergConfigLoaderListener</text:span><text:span text:style-name="T171">&lt;/</text:span><text:span text:style-name="T188">listener-class</text:span><text:span text:style-name="T171">&gt;</text:span></text:p>
      <text:p text:style-name="P104"><text:span text:style-name="T15"><text:s text:c="2"/></text:span><text:span text:style-name="T171">&lt;/</text:span><text:span text:style-name="T188">listener</text:span><text:span text:style-name="T171">&gt;</text:span></text:p>
      <text:p text:style-name="P35"><text:s/></text:p>
      <text:p text:style-name="P95"><text:span text:style-name="T78"><text:tab/><text:tab/>No exemplo acima observe que adicionamos o </text:span><text:span text:style-name="T87">listener LindbergConfigLoaderListener,</text:span><text:span text:style-name="T78"> que é o </text:span><text:span text:style-name="T87">ServletContextListener </text:span><text:span text:style-name="T78">provido pelo lindbergframework e que sabe como configurar de forma automatizada o framework. Adicionamos o parâmetro </text:span><text:span text:style-name="T87">lindbergConfigLocation</text:span><text:span text:style-name="T7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87">CoreConfiguration</text:span><text:span text:style-name="T78"> que trabalha com um arquivo TXT segundo uma formatação que eu criei então esse parâmetro vai apontar para um arquivo TXT que segue o padrão de </text:span><text:span text:style-name="T78">formatação que eu defini. Para que haja essa flexibilidade é que é possível definir a implementação de </text:span><text:span text:style-name="T87">CoreConfiguration</text:span><text:span text:style-name="T78"> que deve ser usada através do parâmetro </text:span><text:span text:style-name="T87">lindbergConfigClass</text:span><text:span text:style-name="T78">.</text:span></text:p>
      <text:p text:style-name="P95"><text:span text:style-name="T78"><text:tab/><text:tab/>Observe que parâmetro </text:span><text:span text:style-name="T87">lindbergConfigClass</text:span><text:span text:style-name="T78"> neste exemplo está com um comentário dizendo que é </text:span><text:span text:style-name="T78">opcional. Este parâmetro tem um valor </text:span><text:span text:style-name="T87">default</text:span><text:span text:style-name="T78"> e na não declaração deste, o framework usa a implementação que está sendo usada de forma explicita neste exemplo: </text:span><text:span text:style-name="T87">WebClassPathXmlCoreConfiguration</text:span><text:span text:style-name="T78">.</text:span></text:p>
      <text:p text:style-name="P35"/>
      <text:p text:style-name="P35"><text:tab/><text:tab/>Passos:</text:p>
      <text:list xml:id="list30378020" text:style-name="L7">
        <text:list-item>
          <text:p text:style-name="P167"><text:span text:style-name="T40">Declarar o listener: <text:s/></text:span><text:span text:style-name="T17">org.lindbergframework.web.context.LindbergConfigLoaderListener</text:span></text:p>
        </text:list-item>
        <text:list-item>
          <text:p text:style-name="P170">Declarar os Parâmetros:</text:p>
          <text:list>
            <text:list-item>
              <text:p text:style-name="P177">lindbergConfigLocation: Local onde está o arquivo de configuração</text:p>
            </text:list-item>
            <text:list-item>
              <text:p text:style-name="P180"><text:span text:style-name="T59">lindbergConfigClass: Implementação de </text:span><text:span text:style-name="T68">CoreConfiguration</text:span><text:span text:style-name="T59"> que efetuará o parser da configuração. Quando não definido este parâmetro a implementação padrão, </text:span><text:span text:style-name="T68">WebClassPathXmlCoreConfiguration, </text:span><text:span text:style-name="T59">é usada.</text:span></text:p>
            </text:list-item>
          </text:list>
        </text:list-item>
      </text:list>
      <text:p text:style-name="P19"/>
      <text:p text:style-name="P30"><text:span text:style-name="T59"><text:tab/><text:tab/></text:span><text:span text:style-name="T40">A partir daí é só iniciar o servidor que o framework será configurado automáticamente.</text:span></text:p>
      <text:p text:style-name="P35"/>
      <text:p text:style-name="P71">4 – Injeção de Dependência e Inversão de Controle com o lindbergframework.</text:p>
      <text:p text:style-name="P63"/>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66"><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04">org.lindbergframework.exemplo.*</text:span> foi definido, isso fará com que o LDIC crie seu contexto de beans visualizando apenas beans que estão dentro do escopo do pacote <text:span text:style-name="T104">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04">br.empresa.beans</text:span> define que apenas os beans dentro deste pacote serão visualizados. Qualquer bean dentro de um sub pacote deste não será encontrado como por exemplo um bean dentro de <text:span text:style-name="T104">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04">br.empresa.beans</text:span> como pacote base. Para que um bean dentro de <text:span text:style-name="T104">br.empresa.beans.exemplo</text:span> também sejá visualizado e incluído no contexto o pacote base deve ser definido usando ”.*” como a seguir:</text:p>
      <text:p text:style-name="P35"/>
      <text:p text:style-name="P35"><text:tab/><text:tab/> <text:s text:c="9"/><text:span text:style-name="T104">br.empresa.beans.*</text:span></text:p>
      <text:p text:style-name="P49"/>
      <text:p text:style-name="P35"><text:span text:style-name="T10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04">br.empresa.beans</text:span> e seus sub pacotes mas que o pacote <text:span text:style-name="T104">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6"><text:span text:style-name="T107"><text:tab/><text:tab/><text:tab/></text:span><text:span text:style-name="T137">br.empresa.beans:schemas.*</text:span></text:p>
      <text:p text:style-name="P114"/>
      <text:p text:style-name="P114"/>
      <text:p text:style-name="P63"><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66"><text:tab/><text:tab/>4.2 – Fábrica de Beans (<text:span text:style-name="T104">BeanFactory</text:span>)</text:p>
      <text:p text:style-name="P35"/>
      <text:p text:style-name="P63"><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3"><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3"><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66"><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04">DependencyManager</text:span> que define um gerenciador de dependências que tem como responsabilidade auxiliar uma <text:span text:style-name="T104">BeanFactory </text:span>resolvendo as dependências dos beans solicitados. A implementação padrão desta interface é um gerenciador de dependências baseado em annotation – <text:span text:style-name="T104">AnnotationDependencyManager.</text:span> </text:p>
      <text:p text:style-name="P35"/>
      <text:p text:style-name="P35"><text:tab/>Para exemplificar considere o código abaixo que não usa a injeção automática de dependência:</text:p>
      <text:p text:style-name="P35"/>
      <text:p text:style-name="P83"><text:span text:style-name="T162">public</text:span> <text:span text:style-name="T162">interface</text:span> ISistemaFacade {</text:p>
      <text:p text:style-name="P78"><text:s text:c="4"/></text:p>
      <text:p text:style-name="P99"><text:span text:style-name="T15"><text:s text:c="4"/></text:span><text:span text:style-name="T162">public</text:span><text:span text:style-name="T15"> </text:span><text:span text:style-name="T162">void</text:span><text:span text:style-name="T15"> cadastrarPessoa(Pessoa pessoa);</text:span></text:p>
      <text:p text:style-name="P99"/>
      <text:p text:style-name="P78"><text:soft-page-break/>}</text:p>
      <text:p text:style-name="P38"/>
      <text:p text:style-name="P78"><text:span text:style-name="T168">public</text:span><text:span text:style-name="T107"> </text:span><text:span text:style-name="T168">class</text:span><text:span text:style-name="T107"> SistemaFacade </text:span><text:span text:style-name="T168">implements</text:span><text:span text:style-name="T107"> ISistemaFacade{</text:span></text:p>
      <text:p text:style-name="P78"><text:s text:c="4"/></text:p>
      <text:p text:style-name="P99"><text:span text:style-name="T15"><text:s text:c="4"/></text:span><text:span text:style-name="T162">private</text:span><text:span text:style-name="T15"> IPessoaBC </text:span><text:span text:style-name="T225">pessoaBC</text:span><text:span text:style-name="T15"> = </text:span><text:span text:style-name="T162">new</text:span><text:span text:style-name="T15"> PessoaBC();</text:span></text:p>
      <text:p text:style-name="P78"><text:s text:c="4"/></text:p>
      <text:p text:style-name="P99"><text:span text:style-name="T15"><text:s text:c="4"/></text:span><text:span text:style-name="T162">public</text:span><text:span text:style-name="T15"> </text:span><text:span text:style-name="T162">void</text:span><text:span text:style-name="T15"> cadastrarPessoa(Pessoa pessoa){</text:span></text:p>
      <text:p text:style-name="P99"><text:span text:style-name="T15"><text:s text:c="8"/></text:span><text:span text:style-name="T225">pessoaBC</text:span><text:span text:style-name="T15">.cadastrar(pessoa);</text:span></text:p>
      <text:p text:style-name="P78"><text:s text:c="4"/>}</text:p>
      <text:p text:style-name="P99"/>
      <text:p text:style-name="P78">}</text:p>
      <text:p text:style-name="P122"/>
      <text:p text:style-name="P78"><text:span text:style-name="T168">public</text:span><text:span text:style-name="T107"> </text:span><text:span text:style-name="T168">interface</text:span><text:span text:style-name="T107"> IPessoaBC {</text:span></text:p>
      <text:p text:style-name="P99"/>
      <text:p text:style-name="P99"><text:span text:style-name="T15"><text:s text:c="3"/></text:span><text:span text:style-name="T162">public</text:span><text:span text:style-name="T15"> </text:span><text:span text:style-name="T162">void</text:span><text:span text:style-name="T15"> cadastrar(Pessoa pessoa);</text:span></text:p>
      <text:p text:style-name="P99"/>
      <text:p text:style-name="P78">}</text:p>
      <text:p text:style-name="P38"/>
      <text:p text:style-name="P78"><text:span text:style-name="T168">public</text:span><text:span text:style-name="T107"> </text:span><text:span text:style-name="T168">class</text:span><text:span text:style-name="T107"> PessoaBC </text:span><text:span text:style-name="T168">implements</text:span><text:span text:style-name="T107"> IPessoaBC{</text:span></text:p>
      <text:p text:style-name="P78"><text:s text:c="4"/></text:p>
      <text:p text:style-name="P99"><text:span text:style-name="T15"><text:s text:c="4"/></text:span><text:span text:style-name="T162">private</text:span><text:span text:style-name="T15"> IPessoaDAO </text:span><text:span text:style-name="T225">pessoaDAO</text:span><text:span text:style-name="T15"> = </text:span><text:span text:style-name="T162">new</text:span><text:span text:style-name="T15"> PessoaDAO();</text:span></text:p>
      <text:p text:style-name="P78"><text:s text:c="4"/></text:p>
      <text:p text:style-name="P99"><text:span text:style-name="T15"><text:s text:c="4"/></text:span><text:span text:style-name="T162">public</text:span><text:span text:style-name="T15"> </text:span><text:span text:style-name="T162">void</text:span><text:span text:style-name="T15"> cadastrar(Pessoa pessoa) {</text:span></text:p>
      <text:p text:style-name="P99"><text:span text:style-name="T15"><text:s text:c="8"/></text:span><text:span text:style-name="T225">pessoaDAO</text:span><text:span text:style-name="T15">.cadastrar(pessoa);</text:span></text:p>
      <text:p text:style-name="P78"><text:s text:c="4"/>}</text:p>
      <text:p text:style-name="P99"/>
      <text:p text:style-name="P78">}</text:p>
      <text:p text:style-name="P121"/>
      <text:p text:style-name="P78"><text:span text:style-name="T168">public</text:span><text:span text:style-name="T107"> </text:span><text:span text:style-name="T168">interface</text:span><text:span text:style-name="T107"> IPessoaDAO {</text:span></text:p>
      <text:p text:style-name="P78"><text:s text:c="4"/></text:p>
      <text:p text:style-name="P99"><text:span text:style-name="T15"><text:s text:c="4"/></text:span><text:span text:style-name="T162">public</text:span><text:span text:style-name="T15"> </text:span><text:span text:style-name="T162">void</text:span><text:span text:style-name="T15"> cadastrar(Pessoa pessoa);</text:span></text:p>
      <text:p text:style-name="P99"/>
      <text:p text:style-name="P78">}</text:p>
      <text:p text:style-name="P38"/>
      <text:p text:style-name="P78"><text:span text:style-name="T168">public</text:span><text:span text:style-name="T107"> </text:span><text:span text:style-name="T168">class</text:span><text:span text:style-name="T107"> PessoaDAO </text:span><text:span text:style-name="T168">implements</text:span><text:span text:style-name="T107"> IPessoaDAO{</text:span></text:p>
      <text:p text:style-name="P78"><text:s text:c="4"/></text:p>
      <text:p text:style-name="P99"><text:span text:style-name="T15"><text:s text:c="4"/></text:span><text:span text:style-name="T162">public</text:span><text:span text:style-name="T15"> </text:span><text:span text:style-name="T162">void</text:span><text:span text:style-name="T15"> cadastrar(Pessoa pessoa){</text:span></text:p>
      <text:p text:style-name="P99"><text:span text:style-name="T15"><text:s text:c="8"/>System.</text:span><text:span text:style-name="T226">out</text:span><text:span text:style-name="T15">.println(</text:span><text:span text:style-name="T130">"Pessoa cadastrada: "</text:span><text:span text:style-name="T15">+pessoa.getNome());</text:span></text:p>
      <text:p text:style-name="P78"><text:s text:c="4"/>}</text:p>
      <text:p text:style-name="P99"/>
      <text:p text:style-name="P78">}</text:p>
      <text:p text:style-name="P38"/>
      <text:p text:style-name="P38">Código de teste:</text:p>
      <text:p text:style-name="P38"/>
      <text:p text:style-name="P78"><text:span text:style-name="T107">Pessoa pessoa = </text:span><text:span text:style-name="T168">new</text:span><text:span text:style-name="T107"> Pessoa(</text:span><text:span text:style-name="T135">"joão"</text:span><text:span text:style-name="T107">);</text:span></text:p>
      <text:p text:style-name="P99"><text:span text:style-name="T15">ISistemaFacade sistemaFacade = </text:span><text:span text:style-name="T162">new</text:span><text:span text:style-name="T15"> SistemaFacade();</text:span></text:p>
      <text:p text:style-name="P78">sistemaFacade.cadastrarPessoa(pessoa);</text:p>
      <text:p text:style-name="P78"/>
      <text:p text:style-name="P79"><text:tab/><text:span text:style-name="T124">Observe que as classes demonstradas acima não usam recurso de injeção de dependência algum e referem diretamente as implementações finais das classes ao qual dependem. Neste caso observe que a fachada do nosso sistema depende de um </text:span><text:span text:style-name="T126">business controller</text:span><text:span text:style-name="T124"> que implementa a interface </text:span><text:span text:style-name="T126">IPessoaBC</text:span><text:span text:style-name="T124"> e a instância é criada diretamente via operador </text:span><text:span text:style-name="T126">new</text:span><text:span text:style-name="T124"> no código tornando a fachada do nosso sistema extremamente dependente da implementação </text:span><text:span text:style-name="T126">PessoaBC</text:span><text:span text:style-name="T124"> da interface </text:span><text:span text:style-name="T126">IPessoaBC</text:span><text:span text:style-name="T124">. Da mesma forma a implementação </text:span><text:span text:style-name="T126">PessoaBC</text:span><text:span text:style-name="T124"> dependente de uma implementação de </text:span><text:span text:style-name="T126">IPessoaDAO </text:span><text:span text:style-name="T124">e como foi feito na fachada a implementação </text:span><text:span text:style-name="T126">PessoaDAO</text:span><text:span text:style-name="T124"> está diretamente referenciada no código e a instância criada diretamente no código. Neste exemplo os três níveis estão extremamente interdependentes, dificultando qualquer evolução </text:span><text:soft-page-break/><text:span text:style-name="T124">ou manutenção no código pois o código está extremamente amarrado a implementações e não a interfaces </text:span><text:span text:style-name="T124">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1"><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1"><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1"><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1"><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80"><text:span text:style-name="T168">import</text:span><text:span text:style-name="T107"> org.lindbergframework.beans.di.annotation.Bean;</text:span></text:p>
      <text:p text:style-name="P99"><text:span text:style-name="T162">import</text:span><text:span text:style-name="T15"> org.lindbergframework.beans.di.annotation.Inject;</text:span></text:p>
      <text:p text:style-name="P99"/>
      <text:p text:style-name="P99"><text:span text:style-name="T229">@Bean</text:span><text:span text:style-name="T15">(</text:span><text:span text:style-name="T130">"sistemaFacade"</text:span><text:span text:style-name="T15">)</text:span></text:p>
      <text:p text:style-name="P99"><text:span text:style-name="T162">public</text:span><text:span text:style-name="T15"> </text:span><text:span text:style-name="T162">class</text:span><text:span text:style-name="T15"> SistemaFacade </text:span><text:span text:style-name="T162">implements</text:span><text:span text:style-name="T15"> ISistemaFacade{</text:span></text:p>
      <text:p text:style-name="P78"><text:s text:c="4"/></text:p>
      <text:p text:style-name="P99"><text:span text:style-name="T15"><text:s text:c="4"/></text:span><text:span text:style-name="T229">@Inject</text:span><text:span text:style-name="T15">(</text:span><text:span text:style-name="T130">"pessoaBC"</text:span><text:span text:style-name="T15">)</text:span></text:p>
      <text:p text:style-name="P99"><text:span text:style-name="T15"><text:s text:c="4"/></text:span><text:span text:style-name="T162">private</text:span><text:span text:style-name="T15"> IPessoaBC </text:span><text:span text:style-name="T225">pessoaBC</text:span><text:span text:style-name="T15">;</text:span></text:p>
      <text:p text:style-name="P78"><text:s text:c="4"/></text:p>
      <text:p text:style-name="P99"><text:span text:style-name="T15"><text:s text:c="4"/></text:span><text:span text:style-name="T162">public</text:span><text:span text:style-name="T15"> </text:span><text:span text:style-name="T162">void</text:span><text:span text:style-name="T15"> cadastrarPessoa(Pessoa pessoa){</text:span></text:p>
      <text:p text:style-name="P99"><text:span text:style-name="T15"><text:s text:c="8"/></text:span><text:span text:style-name="T225">pessoaBC</text:span><text:span text:style-name="T15">.cadastrar(pessoa);</text:span></text:p>
      <text:p text:style-name="P78"><text:s text:c="4"/>}</text:p>
      <text:p text:style-name="P78">}</text:p>
      <text:p text:style-name="P41"/>
      <text:p text:style-name="P78"><text:span text:style-name="T168">import</text:span><text:span text:style-name="T107"> org.lindbergframework.beans.di.annotation.Bean;</text:span></text:p>
      <text:p text:style-name="P99"><text:span text:style-name="T162">import</text:span><text:span text:style-name="T15"> org.lindbergframework.beans.di.annotation.Inject;</text:span></text:p>
      <text:p text:style-name="P99"/>
      <text:p text:style-name="P99"><text:span text:style-name="T229">@Bean</text:span><text:span text:style-name="T15">(</text:span><text:span text:style-name="T130">"pessoaBC"</text:span><text:span text:style-name="T15">)</text:span></text:p>
      <text:p text:style-name="P99"><text:span text:style-name="T162">public</text:span><text:span text:style-name="T15"> </text:span><text:span text:style-name="T162">class</text:span><text:span text:style-name="T15"> PessoaBC </text:span><text:span text:style-name="T162">implements</text:span><text:span text:style-name="T15"> IPessoaBC{</text:span></text:p>
      <text:p text:style-name="P78"><text:s text:c="4"/></text:p>
      <text:p text:style-name="P99"><text:span text:style-name="T15"><text:s text:c="4"/></text:span><text:span text:style-name="T229">@Inject</text:span><text:span text:style-name="T15">(</text:span><text:span text:style-name="T130">"pessoaDAO"</text:span><text:span text:style-name="T15">)</text:span></text:p>
      <text:p text:style-name="P99"><text:span text:style-name="T15"><text:s text:c="4"/></text:span><text:span text:style-name="T162">private</text:span><text:span text:style-name="T15"> IPessoaDAO </text:span><text:span text:style-name="T225">pessoaDAO</text:span><text:span text:style-name="T15">;</text:span></text:p>
      <text:p text:style-name="P78"><text:s text:c="4"/></text:p>
      <text:p text:style-name="P99"><text:span text:style-name="T15"><text:s text:c="4"/></text:span><text:span text:style-name="T162">public</text:span><text:span text:style-name="T15"> </text:span><text:span text:style-name="T162">void</text:span><text:span text:style-name="T15"> cadastrar(Pessoa pessoa) {</text:span></text:p>
      <text:p text:style-name="P99"><text:soft-page-break/><text:span text:style-name="T15"><text:s text:c="8"/></text:span><text:span text:style-name="T225">pessoaDAO</text:span><text:span text:style-name="T15">.cadastrar(pessoa);</text:span></text:p>
      <text:p text:style-name="P78"><text:s text:c="4"/>}</text:p>
      <text:p text:style-name="P78">}</text:p>
      <text:p text:style-name="P41"/>
      <text:p text:style-name="P41"/>
      <text:p text:style-name="P41"/>
      <text:p text:style-name="P123"/>
      <text:p text:style-name="P78"><text:span text:style-name="T168">import</text:span><text:span text:style-name="T107"> org.lindbergframework.beans.di.annotation.Bean;</text:span></text:p>
      <text:p text:style-name="P99"/>
      <text:p text:style-name="P99"><text:span text:style-name="T229">@Bean</text:span><text:span text:style-name="T15">(</text:span><text:span text:style-name="T130">"pessoaDAO"</text:span><text:span text:style-name="T15">)</text:span></text:p>
      <text:p text:style-name="P99"><text:span text:style-name="T162">public</text:span><text:span text:style-name="T15"> </text:span><text:span text:style-name="T162">class</text:span><text:span text:style-name="T15"> PessoaDAO </text:span><text:span text:style-name="T162">implements</text:span><text:span text:style-name="T15"> IPessoaDAO{</text:span></text:p>
      <text:p text:style-name="P78"><text:s text:c="4"/></text:p>
      <text:p text:style-name="P99"><text:span text:style-name="T15"><text:s text:c="4"/></text:span><text:span text:style-name="T162">public</text:span><text:span text:style-name="T15"> </text:span><text:span text:style-name="T162">void</text:span><text:span text:style-name="T15"> cadastrar(Pessoa pessoa){</text:span></text:p>
      <text:p text:style-name="P99"><text:span text:style-name="T15"><text:s text:c="8"/>System.</text:span><text:span text:style-name="T226">out</text:span><text:span text:style-name="T15">.println(</text:span><text:span text:style-name="T130">"Pessoa cadastrada: "</text:span><text:span text:style-name="T15">+pessoa.getNome());</text:span></text:p>
      <text:p text:style-name="P78"><text:s text:c="4"/>}</text:p>
      <text:p text:style-name="P78">}</text:p>
      <text:p text:style-name="P85"/>
      <text:p text:style-name="P38">Código de teste:</text:p>
      <text:p text:style-name="P69"/>
      <text:p text:style-name="P90"><text:span text:style-name="T107">Pessoa pessoa = </text:span><text:span text:style-name="T168">new</text:span><text:span text:style-name="T107"> Pessoa(</text:span><text:span text:style-name="T135">"joão"</text:span><text:span text:style-name="T107">);</text:span></text:p>
      <text:p text:style-name="P107"><text:span text:style-name="T15">ISistemaFacade sistemaFacade = CoreContext.</text:span><text:span text:style-name="T88">getInstance</text:span><text:span text:style-name="T15">().getBeanFactory().getBean(</text:span><text:span text:style-name="T130">"sistemaFacade"</text:span><text:span text:style-name="T15">);</text:span></text:p>
      <text:p text:style-name="P90">sistemaFacade.cadastrarPessoa(pessoa);</text:p>
      <text:p text:style-name="P90"/>
      <text:p text:style-name="P79"><text:span text:style-name="T125"><text:tab/></text:span><text:span text:style-name="T124">Observe que neste segundo exemplo as classes não referenciam como dependência nenhum implementação específica. </text:span><text:span text:style-name="T126">SistemaFacade</text:span><text:span text:style-name="T124"> referencia apenas a interface </text:span><text:span text:style-name="T126">IPessoaBC</text:span><text:span text:style-name="T124"> e é indiferente quanto a implementação que será usada. Da mesma forma </text:span><text:span text:style-name="T126">PessoaBC</text:span><text:span text:style-name="T124"> referencia apenas a interface </text:span><text:span text:style-name="T126">IPessoaDAO</text:span><text:span text:style-name="T124"> e </text:span><text:span text:style-name="T124">seu funcionamento não depende e nem está acoplado a nenhuma implementação desta.</text:span></text:p>
      <text:p text:style-name="P36"/>
      <text:p text:style-name="P79"><text:span text:style-name="T124"><text:tab/>Neste último exemplo a classe </text:span><text:span text:style-name="T126">SistemaFacade</text:span><text:span text:style-name="T124"> é anotada com a annotation </text:span><text:span text:style-name="T126">@Bean</text:span><text:span text:style-name="T124"> onde o ID deste </text:span><text:span text:style-name="T124">bean é definido como </text:span><text:span text:style-name="T126">sistemaFacade</text:span><text:span text:style-name="T124">. Este bean possui uma dependência com um </text:span><text:span text:style-name="T126">IPessoaBC</text:span><text:span text:style-name="T124"> e para definir e instruir ao LDIC que faça a injeção da implementação <text:s text:c="2"/>que deve ser usada, este atributo foi anotado com a annotation </text:span><text:span text:style-name="T126">@Inject</text:span><text:span text:style-name="T124"> definindo como parâmetro o ID do bean que deve ser injetado neste ponto. Observe que não há necessidade de definição de um </text:span><text:span text:style-name="T126">setter</text:span><text:span text:style-name="T124"> para </text:span><text:span text:style-name="T126">pessoaBC</text:span><text:span text:style-name="T124">.</text:span></text:p>
      <text:p text:style-name="P36"/>
      <text:p text:style-name="P79"><text:span text:style-name="T124"><text:tab/>Da mesma forma a nossa implementação de </text:span><text:span text:style-name="T126">IPessoaBC </text:span><text:span text:style-name="T124">a classe </text:span><text:span text:style-name="T126">PessoaBC </text:span><text:span text:style-name="T124">é anotada da mesma forma, uma annotation </text:span><text:span text:style-name="T126">@Bean</text:span><text:span text:style-name="T124"> definindo o ID desta e como temos apenas uma dependência, apenas uma annotation </text:span><text:span text:style-name="T126">@Inject </text:span><text:span text:style-name="T124">foi usada, neste caso para a dependência para </text:span><text:span text:style-name="T126">IPessoaDAO.</text:span></text:p>
      <text:p text:style-name="P50"/>
      <text:p text:style-name="P79"><text:span text:style-name="T126"><text:tab/></text:span><text:span text:style-name="T124">Com as classes devidamente anotadas precisamos obter uma instância de nossa fachada e utilizá-la é aí que entram as configurações feitas no core e a nossa bean factory. No trecho abaixo obtemos do </text:span><text:span text:style-name="T126">CoreContext</text:span><text:span text:style-name="T124"> a instância da </text:span><text:span text:style-name="T126">BeanFacotry</text:span><text:span text:style-name="T124"> e a partir desta fábrica obtemos a instância do bean da fachada do </text:span><text:span text:style-name="T124">sistema e para isso passamos o ID do bean da fachada que neste caso é “</text:span><text:span text:style-name="T126">sistemaFacade” </text:span><text:span text:style-name="T124">para o método </text:span><text:span text:style-name="T126">getBean</text:span><text:span text:style-name="T124"> da </text:span><text:span text:style-name="T126">BeanFactory.</text:span><text:span text:style-name="T124"> A instância do bean da fachada retornada por este método já virá pronta com suas dependências injetadas e prontas para uso. Para este caso a instância de </text:span><text:span text:style-name="T126">sistemaFacade</text:span><text:span text:style-name="T124"> já virá preenchida com a instância correta de </text:span><text:span text:style-name="T126">pessoaBC</text:span><text:span text:style-name="T124"> e este por sua vez já estará preenchido com a instância correta de </text:span><text:span text:style-name="T126">pessoaDAO</text:span><text:span text:style-name="T124"> tudo de forma automática e transparente feita pelo LDIC.</text:span></text:p>
      <text:p text:style-name="P70"/>
      <text:p text:style-name="P91"><text:span text:style-name="T121">ISistemaFacade sistemaFacade = CoreContext.</text:span><text:span text:style-name="T123">getInstance</text:span><text:span text:style-name="T121">().getBeanFactory().getBean(</text:span><text:span text:style-name="T153">"sistemaFacade"</text:span><text:span text:style-name="T121">);</text:span></text:p>
      <text:p text:style-name="P35"/>
      <text:p text:style-name="P35"><text:tab/><text:tab/>Observe que no trecho acima apenas a interface é referenciada, fica a cargo do LDIC retornar a instância da implementação que deve ser usada.</text:p>
      <text:p text:style-name="P35"/>
      <text:p text:style-name="P35"><text:soft-page-break/><text:tab/><text:tab/>O LDIC também efetua a injeção em dependências definidas em <text:span text:style-name="T104">superclasse</text:span> de modo que se <text:span text:style-name="T104">PessoaBC </text:span>estendesse de uma classe qualquer e esta última tivesse dependências definidas via <text:span text:style-name="T104">@Inject</text:span> estas dependências herdadas, mesmo <text:span text:style-name="T104">private</text:span>, seriam resolvidas e injetadas.</text:p>
      <text:p text:style-name="P35"/>
      <text:p text:style-name="P35"><text:tab/><text:tab/>Caso seja o ID passado para o método <text:span text:style-name="T104">getBean</text:span> não corresponda a um bean válido dentro do contexto da bean factory, uma <text:span text:style-name="T104">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0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66"><text:tab/><text:tab/>4.2.2 – Beans com escopo <text:span text:style-name="T104">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04">singleton </text:span>o LDIC manterá sempre a mesma instância e sempre que o bean for solicitado ao LDIC esta mesma instância será retornada. Se fosse desejável, por exemplo, definir que o bean <text:span text:style-name="T104">SistemaFacade</text:span> deve ter uma única instância dentro do contexto, então especificaríamos seu escopo como <text:span text:style-name="T104">singleton</text:span> na própria annotation <text:span text:style-name="T104">@Bean</text:span>. Abaixo é mostrado como ficaria a classe <text:span text:style-name="T104">SistemaFacade</text:span> de modo a operar como um <text:span text:style-name="T104">singleton.</text:span></text:p>
      <text:p text:style-name="P35"/>
      <text:p text:style-name="P95"><text:span text:style-name="T230">@Bean</text:span><text:span text:style-name="T23">(value = </text:span><text:span text:style-name="T137">"sistemaFacade"</text:span><text:span text:style-name="T23">,</text:span><text:span text:style-name="T24">singleton = </text:span><text:span text:style-name="T164">true</text:span><text:span text:style-name="T23">)</text:span></text:p>
      <text:p text:style-name="P99"><text:span text:style-name="T162">public</text:span><text:span text:style-name="T15"> </text:span><text:span text:style-name="T162">class</text:span><text:span text:style-name="T15"> SistemaFacade </text:span><text:span text:style-name="T162">implements</text:span><text:span text:style-name="T15"> IsistemaFacade{}</text:span></text:p>
      <text:p text:style-name="P78"/>
      <text:p text:style-name="P78"><text:tab/></text:p>
      <text:p text:style-name="P99"><text:span text:style-name="T15"><text:tab/></text:span><text:span text:style-name="T43">Observe que a annotation </text:span><text:span text:style-name="T48">@Bean</text:span><text:span text:style-name="T43"> foi alterada adicionando o atributo </text:span><text:span text:style-name="T48">singleton</text:span><text:span text:style-name="T43"> definindo o valor deste como </text:span><text:span text:style-name="T48">true</text:span><text:span text:style-name="T43"> indicando que o bean </text:span><text:span text:style-name="T48">SistemaFacade</text:span><text:span text:style-name="T43"> deve ser trabalhar como um </text:span><text:span text:style-name="T48">singleton</text:span><text:span text:style-name="T43"> dentro do contexto. O LDIC agora retornará sempre a mesma instância de </text:span><text:span text:style-name="T48">SistemaFacade</text:span><text:span text:style-name="T43"> quando este bean for solicitado.</text:span></text:p>
      <text:p text:style-name="P38"/>
      <text:p text:style-name="P38"/>
      <text:p text:style-name="P73">5 – Lindberg Persistence – LINP.</text:p>
      <text:p text:style-name="P73"/>
      <text:p text:style-name="P72"><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2"><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6"/>
      <text:p text:style-name="P124"><text:span text:style-name="T41"><text:tab/>O JDBC (</text:span><text:span text:style-name="T11">Java Database Connectivity</text:span><text:span text:style-name="T40">) é o framework padrão java para persistência. O conjunto de classes providas pelo JDBC fornece o recurso de acesso a qualquer banco de dados relacional baseado em um Driver. Os detalhes sobre JDBC fogem do escopo deste documento.</text:span></text:p>
      <text:p text:style-name="P124"><text:span text:style-name="T40"><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9">stored procedure</text:span><text:span text:style-name="T40"> que retorne um ou dois cursores e mapear cada um desses cursores em objetos java, executar uma </text:span><text:span text:style-name="T49">query </text:span><text:span text:style-name="T40">SQL e popular o resultado uma lista de objetos, chamar uma </text:span><text:span text:style-name="T49">stored function</text:span><text:span text:style-name="T40">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4"><text:span text:style-name="T40"><text:tab/>Considere por exemplo uma classe </text:span><text:span text:style-name="T49">ContribuinteDAO</text:span><text:span text:style-name="T40"> que conteria provavelmente um método chamado </text:span><text:span text:style-name="T49">getContribuintes </text:span><text:span text:style-name="T40">que retornaria uma lista de objetos </text:span><text:span text:style-name="T49">Contribuinte</text:span><text:span text:style-name="T40">. Considere também que a implementação da classe </text:span><text:span text:style-name="T49">ContribuinteDAO</text:span><text:span text:style-name="T40"> use JDBC sem nenhum componente ou framework como suporte. Esse método com certeza seria implementado seguindo o seguinte algoritmo:</text:span></text:p>
      <text:p text:style-name="P36"/>
      <text:list xml:id="list30381072" text:style-name="L8">
        <text:list-item>
          <text:p text:style-name="P171">Obter conexão;</text:p>
        </text:list-item>
        <text:list-item>
          <text:p text:style-name="P168"><text:span text:style-name="T40">Obter uma </text:span><text:span text:style-name="T49">Statement</text:span><text:span text:style-name="T40"> a partir da conexão;</text:span></text:p>
        </text:list-item>
        <text:list-item>
          <text:p text:style-name="P168"><text:span text:style-name="T40">Executar a query “select * from tabela_de_contribuinte” na </text:span><text:span text:style-name="T49">Statement</text:span><text:span text:style-name="T40"> ;</text:span></text:p>
        </text:list-item>
        <text:list-item>
          <text:p text:style-name="P168"><text:span text:style-name="T40">Obter um </text:span><text:span text:style-name="T49">ResultSet</text:span><text:span text:style-name="T40"> a partir da execução da query no </text:span><text:span text:style-name="T49">Statement;</text:span></text:p>
        </text:list-item>
        <text:list-item>
          <text:p text:style-name="P181"><text:span text:style-name="T55">Criar uma lista vazia de objetos </text:span><text:span text:style-name="T49">Contribuinte;</text:span></text:p>
        </text:list-item>
        <text:list-item>
          <text:p text:style-name="P181"><text:span text:style-name="T55">Fazer um loop percorrendo todo o </text:span><text:span text:style-name="T49">ResultSet;</text:span></text:p>
        </text:list-item>
        <text:list-item>
          <text:p text:style-name="P181"><text:span text:style-name="T55">Criar um Objeto </text:span><text:span text:style-name="T49">Contribuinte</text:span><text:span text:style-name="T55"> e populá-lo com os dados do registro atual do cursor do </text:span><text:span text:style-name="T49">ResultSet </text:span><text:span text:style-name="T55">em cada iteração do loop;</text:span></text:p>
        </text:list-item>
        <text:list-item>
          <text:p text:style-name="P181"><text:span text:style-name="T55">Adicionar o objeto </text:span><text:span text:style-name="T49">Contribuinte</text:span><text:span text:style-name="T55"> criado e populado na lista de </text:span><text:span text:style-name="T49">Contribuintes</text:span><text:span text:style-name="T55"> criada;</text:span></text:p>
        </text:list-item>
        <text:list-item>
          <text:p text:style-name="P181"><text:span text:style-name="T55">Retornar a lista de </text:span><text:span text:style-name="T49">Contribuintes.</text:span></text:p>
        </text:list-item>
      </text:list>
      <text:p text:style-name="P17"><text:tab/></text:p>
      <text:p text:style-name="P15"><text:span text:style-name="T49"><text:tab/></text:span><text:span text:style-name="T55">O algoritmo acima poderia ser implementado no seguinte método java e qualquer outra listagem seja lá qual for a entidade manteria o mesmo padrão mudando apenas o </text:span><text:span text:style-name="T49">sql </text:span><text:span text:style-name="T55">da query, o objeto criado e a forma como cada objeto é populado.</text:span></text:p>
      <text:p text:style-name="P4"><text:tab/><text:span text:style-name="T166">public</text:span><text:span text:style-name="T34"> List&lt;Contribuinte&gt; listarContribuintes() {</text:span></text:p>
      <text:p text:style-name="P92"><text:s text:c="8"/>Connection conn = <text:span text:style-name="T232">ConexaoUtil</text:span>.getConexao();</text:p>
      <text:p text:style-name="P108"><text:span text:style-name="T15"><text:s text:c="8"/>List&lt;Contribuinte&gt; listaContribuintes = </text:span><text:span text:style-name="T162">new</text:span><text:span text:style-name="T15"> ArrayList&lt;Contribuinte&gt;();</text:span></text:p>
      <text:p text:style-name="P108"><text:span text:style-name="T15"><text:s text:c="8"/></text:span><text:span text:style-name="T162">try</text:span><text:span text:style-name="T15"> {</text:span></text:p>
      <text:p text:style-name="P92"><text:s text:c="12"/>Statement st = conn.createStatement();</text:p>
      <text:p text:style-name="P108"><text:span text:style-name="T15"><text:s text:c="12"/>ResultSet rs = st.executeQuery(</text:span><text:span text:style-name="T130">"Select * from tb_contribuinte"</text:span><text:span text:style-name="T15">);</text:span></text:p>
      <text:p text:style-name="P108"><text:span text:style-name="T15"><text:s text:c="12"/></text:span><text:span text:style-name="T162">while</text:span><text:span text:style-name="T15"> (rs.next()){</text:span></text:p>
      <text:p text:style-name="P108"><text:span text:style-name="T15"><text:s text:c="16"/>Contribuinte contribuinte = </text:span><text:span text:style-name="T162">new</text:span><text:span text:style-name="T15"> Contribuinte();</text:span></text:p>
      <text:p text:style-name="P108"><text:span text:style-name="T15"><text:s text:c="16"/>contribuinte.setNomeFantasia(rs.getString(</text:span><text:span text:style-name="T130">"nome_fantasia"</text:span><text:span text:style-name="T15">));</text:span></text:p>
      <text:p text:style-name="P108"><text:span text:style-name="T15"><text:s text:c="16"/>contribuinte.setCnpj(rs.getString(</text:span><text:span text:style-name="T130">"cnpj"</text:span><text:span text:style-name="T15">));</text:span></text:p>
      <text:p text:style-name="P92"><text:s text:c="16"/></text:p>
      <text:p text:style-name="P108"><text:span text:style-name="T15"><text:s text:c="16"/>Endereco endereco = </text:span><text:span text:style-name="T162">new</text:span><text:span text:style-name="T15"> Endereco();</text:span></text:p>
      <text:p text:style-name="P108"><text:span text:style-name="T15"><text:s text:c="16"/>endereco.setBairro(rs.getString(</text:span><text:span text:style-name="T130">"bairro"</text:span><text:span text:style-name="T15">));</text:span></text:p>
      <text:p text:style-name="P108"><text:span text:style-name="T15"><text:s text:c="16"/>endereco.setCep(rs.getString(</text:span><text:span text:style-name="T130">"cep"</text:span><text:span text:style-name="T15">));</text:span></text:p>
      <text:p text:style-name="P108"><text:span text:style-name="T15"><text:s text:c="16"/>endereco.setRua(rs.getString(</text:span><text:span text:style-name="T130">"rua"</text:span><text:span text:style-name="T15">));</text:span></text:p>
      <text:p text:style-name="P108"><text:span text:style-name="T15"><text:s text:c="16"/>endereco.setNumero(rs.getInt(</text:span><text:span text:style-name="T130">"numero"</text:span><text:span text:style-name="T15">));</text:span></text:p>
      <text:p text:style-name="P92"><text:s text:c="16"/></text:p>
      <text:p text:style-name="P92"><text:s text:c="16"/>contribuinte.setEndereco(endereco);</text:p>
      <text:p text:style-name="P92"><text:soft-page-break/><text:s text:c="16"/></text:p>
      <text:p text:style-name="P92"><text:s text:c="16"/>listaContribuintes.add(contribuinte);</text:p>
      <text:p text:style-name="P92"><text:s text:c="12"/>}</text:p>
      <text:p text:style-name="P92"><text:s text:c="12"/></text:p>
      <text:p text:style-name="P108"><text:span text:style-name="T15"><text:s text:c="8"/>} </text:span><text:span text:style-name="T162">catch</text:span><text:span text:style-name="T15"> (SQLException e) {</text:span></text:p>
      <text:p text:style-name="P92"><text:s text:c="12"/>e.printStackTrace();</text:p>
      <text:p text:style-name="P92"><text:s text:c="8"/>}</text:p>
      <text:p text:style-name="P92"><text:s text:c="8"/></text:p>
      <text:p text:style-name="P108"><text:span text:style-name="T15"><text:s text:c="8"/></text:span><text:span text:style-name="T162">return</text:span><text:span text:style-name="T15"> listaContribuintes;</text:span></text:p>
      <text:p text:style-name="P126"><text:span text:style-name="T33"><text:s text:c="4"/>}</text:span><text:tab/></text:p>
      <text:p text:style-name="P21"/>
      <text:p text:style-name="P15"><text:span text:style-name="T49"><text:tab/></text:span><text:span text:style-name="T55">Na implementação acima usando apenas JDBC direto observe que foi feita uma simples consulta de contribuinte onde no nosso exemplo contém apenas alguns campos e a parte da população do </text:span><text:span text:style-name="T49">ResultSet</text:span><text:span text:style-name="T55"> em objetos </text:span><text:span text:style-name="T49">Contribuinte</text:span><text:span text:style-name="T55"> já demandou várias linhas de código. Considerando que o objeto </text:span><text:span text:style-name="T49">Contribuinte</text:span><text:span text:style-name="T55"> é o <text:s/>primeiro nível, neste caso, temos um segundo nível que é o objeto </text:span><text:span text:style-name="T49">Endereco </text:span><text:span text:style-name="T55"><text:s/>que está dentro do objeto </text:span><text:span text:style-name="T49">Contribuinte</text:span><text:span text:style-name="T55"> formando assim um segundo nível de atributos</text:span><text:span text:style-name="T49">. </text:span><text:span text:style-name="T55">Na população do endereço foi necessário criar um objeto </text:span><text:span text:style-name="T49">Endereco</text:span><text:span text:style-name="T55"> populá-lo para só então setar o endereço no objeto </text:span><text:span text:style-name="T49">Contribuinte</text:span><text:span text:style-name="T55">. No nosso exemplo foram apenas alguns campos. Imagine uma consulta real de contribuinte quantas dezenas de campos </text:span><text:span text:style-name="T55">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6"/>
      <text:list xml:id="list30380762" text:style-name="L9">
        <text:list-item>
          <text:list>
            <text:list-item>
              <text:p text:style-name="P175">–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04">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04">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04">parser</text:span> da configuração funciona baseado em interface, como no CORE, e pode de acordo com a conveniência e necessidade do projeto pode ser implementado por exemplo configuração via arquivo <text:span text:style-name="T104">properties, </text:span>arquivo <text:span text:style-name="T104">txt, </text:span>enfim. Entenda como <text:span text:style-name="T104">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04">parser</text:span> de configuração do componente de persistência LINP é a <text:span text:style-name="T233">LinpConfiguration. </text:span>Esta inteface provê as constantes das propriedades de configuração que podem ser definidas para o LINP por padrão. Outras propriedades podem ser criadas de acordo com o <text:span text:style-name="T104">parser</text:span> usado.</text:p>
      <text:p text:style-name="P16"/>
      <text:p text:style-name="P18"><text:span text:style-name="T107"><text:tab/>O framework já provê implementações padrão do </text:span><text:span text:style-name="T105">parser</text:span><text:span text:style-name="T107"> para configurar o LINP. Abaixo são descritos estes </text:span><text:span text:style-name="T105">parsers</text:span><text:span text:style-name="T107"> que são encontrados no pacote </text:span><text:span text:style-name="T120">org.lindbergframework.persistence.configuration</text:span><text:span text:style-name="T107">:</text:span></text:p>
      <text:p text:style-name="P16"/>
      <text:list xml:id="list30383280" text:style-name="L10">
        <text:list-item>
          <text:p text:style-name="P176"><text:span text:style-name="T109">SimpleLinpConfiguration</text:span><text:span text:style-name="T122">:</text:span><text:span text:style-name="T121"> Deve ser usado para definição da configuração do LINP programaticamente.</text:span></text:p>
          <text:p text:style-name="P172"/>
        </text:list-item>
        <text:list-item>
          <text:p text:style-name="P169"><text:span text:style-name="T44">XmlLinpConfiguration: </text:span><text:span text:style-name="T40">Parser padrão para definição da configuração baseado em XML de </text:span><text:soft-page-break/><text:span text:style-name="T40">acordo com o schema: </text:span><text:a xlink:type="simple" xlink:href="http://www.lindbergframework.org/schema/lindberg-config.xsd">http://www.lindbergframework.org/schema/lindberg-config.xsd</text:a><text:span text:style-name="T40">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0"><text:tab/>O schema apresentado anteriormente para configuração do CORE, </text:span><text:span text:style-name="T49">lindberg-config.xsd</text:span><text:span text:style-name="T40">, provê uma tag denominada </text:span><text:span text:style-name="T49">linp</text:span><text:span text:style-name="T40">. Esta tag é a tag raiz para toda a configuração do componente LINP via XML usando o parser default XmlLinpConfiguration. A tag </text:span><text:span text:style-name="T49">linp</text:span><text:span text:style-name="T40"> engloba as definições de </text:span><text:span text:style-name="T49">datasource</text:span><text:span text:style-name="T40">, do </text:span><text:span text:style-name="T49">transaction manager, schema padrão, </text:span><text:span text:style-name="T40">da implementação a ser usada para resolver comandos sql, o tipo java a ser usado para tipos de dados sql do tipo </text:span><text:span text:style-name="T49">cursor</text:span><text:span text:style-name="T40">,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0"><text:tab/>As propriedades que o LINP provê para configuração são apresentadas abaixo e são definidas em </text:span><text:span text:style-name="T49">LinpConfiguration</text:span><text:span text:style-name="T40">:</text:span></text:p>
      <text:list xml:id="list30368656" text:style-name="L11">
        <text:list-header>
          <text:p text:style-name="P173"/>
        </text:list-header>
        <text:list-item>
          <text:p text:style-name="P190"><text:span text:style-name="T149">lindberg.persistence.IntegerCursorType:</text:span><text:span text:style-name="T138"> </text:span></text:p>
          <text:p text:style-name="P191">- Tipo java inteiro <text:s/>para cursores;</text:p>
          <text:p text:style-name="P192"><text:span text:style-name="T59">- Valor padrão é </text:span><text:span text:style-name="T68">java.sql.Types.OTHER.</text:span></text:p>
        </text:list-item>
        <text:list-item>
          <text:p text:style-name="P193"><text:span text:style-name="T107">lindberg.persistence.TransactionManager</text:span><text:span text:style-name="T107">:</text:span></text:p>
          <text:p text:style-name="P193"><text:span text:style-name="T67">- Implementação de </text:span><text:span text:style-name="T65">TransactionManager</text:span><text:span text:style-name="T67"> que será usada para o gerenciamento das transações de banco;</text:span></text:p>
          <text:p text:style-name="P193"><text:span text:style-name="T67">- Valor padrão é </text:span><text:span text:style-name="T66">org.lindbergframework.persistence.transaction.LinpSpringTransactionManager.</text:span></text:p>
        </text:list-item>
        <text:list-item>
          <text:p text:style-name="P194">lindberg.persistence.SqlCommandResolver:</text:p>
          <text:p text:style-name="P193"><text:span text:style-name="T67">- Implementação de </text:span><text:span text:style-name="T65">SqlCommandResolver </text:span><text:span text:style-name="T67">que fará o intercambio entre a aplicação e o repositório de </text:span><text:span text:style-name="T67">comandos sql e atenderá a solicitações de obtenção desses comandos;</text:span></text:p>
          <text:p text:style-name="P193"><text:span text:style-name="T67">- Quando a configuração é definida programaticamente usando </text:span><text:span text:style-name="T65">SimpleLinpConfiguration</text:span><text:span text:style-name="T67"> deve ser informado;</text:span></text:p>
          <text:p text:style-name="P193"><text:span text:style-name="T67">- Usando configuração via XML através de </text:span><text:span text:style-name="T65">XmlLinpConfiguration</text:span><text:span text:style-name="T67"> o valor padrão é </text:span><text:span text:style-name="T66">org.lindbergframework.persistence.sql.XmlSqlCommandResolver.</text:span></text:p>
        </text:list-item>
        <text:list-item>
          <text:p text:style-name="P194">lindberg.persistence.DefaultSchema:</text:p>
          <text:p text:style-name="P191">- Schema de banco padrão que deve ser usado. Essa propriedade é opcional e não possui o valor padrão.</text:p>
        </text:list-item>
      </text:list>
      <text:p text:style-name="P140"/>
      <text:p text:style-name="P142">IMPORTANTE: Além dessas propriedades é importante e necessário definir a parte as configurações de datasource que o LINP usará. Isso será abordado mais a frente.</text:p>
      <text:p text:style-name="P140"/>
      <text:p text:style-name="P155">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04">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6"/>
      <text:p text:style-name="P16"/>
      <text:p text:style-name="P26">XmlCoreConfiguration coreConfiguration = </text:p>
      <text:p text:style-name="P28"><text:span text:style-name="T35"><text:s text:c="12"/></text:span><text:span text:style-name="T167">new</text:span><text:span text:style-name="T16"> ClassPathXmlCoreConfiguration(</text:span><text:span text:style-name="T136">"</text:span><text:span text:style-name="T150">org/lindbergframework/configuracao/lindberg-config.xml</text:span><text:span text:style-name="T136">"</text:span><text:span text:style-name="T16">);</text:span></text:p>
      <text:p text:style-name="P89"><text:s text:c="8"/></text:p>
      <text:p text:style-name="P104"><text:span text:style-name="T15">SimpleLinpConfiguration linpConfiguration = </text:span><text:span text:style-name="T162">new</text:span><text:span text:style-name="T15"> SimpleLinpConfiguration();</text:span></text:p>
      <text:p text:style-name="P89"><text:s text:c="8"/></text:p>
      <text:p text:style-name="P89">DataSource ds = createDataSource();</text:p>
      <text:p text:style-name="P104"><text:span text:style-name="T15">DataSourceConfig config = </text:span><text:span text:style-name="T162">new</text:span><text:span text:style-name="T15"> DataSourceConfig(ds, com.mysql.jdbc.Driver.</text:span><text:span text:style-name="T162">class</text:span><text:span text:style-name="T15">);</text:span></text:p>
      <text:p text:style-name="P89"><text:s text:c="8"/></text:p>
      <text:p text:style-name="P89">linpConfiguration.setDataSourceConfig(config);</text:p>
      <text:p text:style-name="P104"><text:span text:style-name="T15">linpConfiguration.setCursorType(LinpConfiguration.</text:span><text:span text:style-name="T226">DEFAULT_INTEGER_CURSOR_TYPE</text:span><text:span text:style-name="T15">);</text:span></text:p>
      <text:p text:style-name="P104"><text:span text:style-name="T15">linpConfiguration.setTransactionManager(</text:span><text:span text:style-name="T162">new</text:span><text:span text:style-name="T15"> LinpSpringTransactionManager(ds));</text:span></text:p>
      <text:p text:style-name="P89"><text:s text:c="8"/></text:p>
      <text:p text:style-name="P89">XmlSqlCommandResolver sqlCommandResolver = </text:p>
      <text:p text:style-name="P104"><text:span text:style-name="T90"><text:s/><text:tab/> <text:s text:c="4"/></text:span><text:span text:style-name="T162">new</text:span><text:span text:style-name="T15"> ClassPathXmlSqlCommandResolver(</text:span><text:span text:style-name="T130">"</text:span><text:span text:style-name="T135">org/lindbergframework/repositorioSql</text:span><text:span text:style-name="T130">/queries.xml",</text:span></text:p>
      <text:p text:style-name="P104"><text:span text:style-name="T130"><text:tab/><text:tab/><text:tab/><text:tab/><text:tab/> <text:s text:c="13"/>"</text:span><text:span text:style-name="T135">org/lindbergframework/repositorioSql</text:span><text:span text:style-name="T130">/updates.xml"</text:span><text:span text:style-name="T15">);</text:span></text:p>
      <text:p text:style-name="P89">linpConfiguration.setSqlCommandResolver(sqlCommandResolver);</text:p>
      <text:p text:style-name="P89"><text:s text:c="8"/></text:p>
      <text:p text:style-name="P89">coreConfiguration.setLinpConfiguration(linpConfiguration);</text:p>
      <text:p text:style-name="P89">CoreContext.<text:span text:style-name="T104">getInstance</text:span>().loadConfiguration(coreConfiguration);</text:p>
      <text:p text:style-name="P89"/>
      <text:p text:style-name="P89"/>
      <text:p text:style-name="P16"><text:tab/>No trecho de código acima é feita a configuração do LINP programaticamente via <text:span text:style-name="T10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04">ClassPathXmlCoreConfiguration</text:span> para configurações do CORE baseado em um XML que está em nosso classpath. Em seguida criamos nosso <text:span text:style-name="T104">datasource </text:span>e o encapsulamos na classe que representa as configurações de <text:span text:style-name="T104">datasource</text:span> dentro do LINP que é a <text:span text:style-name="T104">DataSourceConfig</text:span>. Para tal passamos a referência do nosso <text:span text:style-name="T104">datasource </text:span>criado (ds) e o Driver que o nosso <text:span text:style-name="T104">datasource</text:span> está usando para criar um novo <text:span text:style-name="T104">DataSourceConfig. </text:span>Isso é mostrado abaixo:</text:p>
      <text:p text:style-name="P16"/>
      <text:p text:style-name="P89">DataSource ds = createDataSource();</text:p>
      <text:p text:style-name="P88">DataSourceConfig config = <text:span text:style-name="T162">new</text:span> DataSourceConfig(ds, com.mysql.jdbc.Driver.<text:span text:style-name="T162">class</text:span>);</text:p>
      <text:p text:style-name="P16"><text:tab/></text:p>
      <text:p text:style-name="P16"><text:tab/>A partir daí definimos as propriedades de acordo com nossa necessidade. Neste caso definimos:</text:p>
      <text:p text:style-name="P16"/>
      <text:list xml:id="list30358794" text:style-name="L12">
        <text:list-item>
          <text:list>
            <text:list-item>
              <text:p text:style-name="P174">DataSourceConfig:</text:p>
              <text:p text:style-name="P178"/>
              <text:p text:style-name="P178">linpConfiguration.setDataSourceConfig(config);</text:p>
              <text:p text:style-name="P178"/>
            </text:list-item>
            <text:list-item>
              <text:p text:style-name="P174">CursorType:</text:p>
              <text:p text:style-name="P174"/>
            </text:list-item>
          </text:list>
        </text:list-item>
      </text:list>
      <text:p text:style-name="P16"><text:tab/> <text:s text:c="4"/><text:span text:style-name="T117">linpConfiguration.setCursorType(LinpConfiguration.</text:span><text:span text:style-name="T228">DEFAULT_INTEGER_CURSOR_TYPE</text:span><text:span text:style-name="T117">);</text:span></text:p>
      <text:p text:style-name="P24"/>
      <text:list xml:id="list35266416" text:continue-numbering="true" text:style-name="L12">
        <text:list-item>
          <text:list>
            <text:list-item>
              <text:p text:style-name="P174">TransactionManager:</text:p>
              <text:p text:style-name="P178"/>
              <text:p text:style-name="P178">linpConfiguration.setTransactionManager(<text:span text:style-name="T162">new</text:span> LinpSpringTransactionManager(ds));</text:p>
              <text:p text:style-name="P178"/>
            </text:list-item>
            <text:list-item>
              <text:p text:style-name="P174">SqlCommandResolver:</text:p>
              <text:p text:style-name="P179">XmlSqlCommandResolver sqlCommandResolver = </text:p>
            </text:list-item>
          </text:list>
          <text:p text:style-name="P182"><text:span text:style-name="T90"><text:s text:c="6"/></text:span><text:span text:style-name="T162">new </text:span><text:span text:style-name="T15">ClassPathXmlSqlCommandResolver(</text:span><text:span text:style-name="T130">"</text:span><text:span text:style-name="T135">org/lindbergframework/repositorioSql</text:span><text:span text:style-name="T130">/queries.xml",</text:span></text:p>
          <text:p text:style-name="P182"><text:span text:style-name="T130"><text:tab/><text:tab/><text:tab/><text:tab/> <text:s text:c="13"/>"</text:span><text:span text:style-name="T135">org/lindbergframework/repositorioSql</text:span><text:span text:style-name="T130">/updates.xml"</text:span><text:span text:style-name="T15">);</text:span></text:p>
          <text:list text:continue-numbering="true">
            <text:list-header>
              <text:p text:style-name="P178">linpConfiguration.setSqlCommandResolver(sqlCommandResolver);</text:p>
            </text:list-header>
          </text:list>
        </text:list-item>
      </text:list>
      <text:p text:style-name="P23"/>
      <text:p text:style-name="P139"><text:span text:style-name="T124">Aqui usamos uma implementação de SqlCommandResolver que trabalha como um repositório de </text:span><text:soft-page-break/><text:span text:style-name="T124">comandos sql em arquivos XML e que será abordada com mais detalhes mais a frente. Esta é a principal implementação de SqlCommandResolver que é provida pelo componente. Neste caso </text:span><text:span text:style-name="T124">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88">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04">CoreContext,</text:span> também inicializará automaticamente o LINP a partir de seu contexto, <text:span text:style-name="T104">LinpContext.</text:span> O <text:span text:style-name="T10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17">CoreContext.</text:span><text:span text:style-name="T118">getInstance</text:span><text:span text:style-name="T117">().loadConfiguration(coreConfiguration);</text:span> </text:p>
      <text:p text:style-name="P16"/>
      <text:p text:style-name="P16"><text:tab/>O log no concole apresentará, dentre outras coisas, o seguinte trecho após a execução do <text:span text:style-name="T104">loadConfiguration</text:span> indicando o status da inicialização de cada módulo:</text:p>
      <text:p text:style-name="P16"/>
      <text:p text:style-name="P18"><text:span text:style-name="T107"><text:tab/></text:span><text:span text:style-name="T223">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04">CoreContext</text:span> verifica que precisa inicializar LINP<text:span text:style-name="T104"> </text:span>então dispara o processo de inicialização e configuração de <text:span text:style-name="T104">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56">5.3.2 – Configurando o LINP na prática – Usando XML</text:p>
      <text:p text:style-name="P141"/>
      <text:p text:style-name="P143"><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04">&lt;core&gt;</text:span> e as do LINP dentro da tag, de mesmo nível hierárquico no XML, <text:span text:style-name="T104">&lt;linp&gt;. </text:span>As mesmas configurações que foram usadas no exemplo de configuração programaticamente no exemplo anterior pode ser feita, e com mais flexibilidade ainda, via XML.</text:p>
      <text:p text:style-name="P143"><text:tab/><text:tab/></text:p>
      <text:p text:style-name="P143"><text:tab/><text:tab/>Como o XML de configuração do componente <text:span text:style-name="T104">LINP</text:span> é o mesmo do de configuração do <text:span text:style-name="T104">CORE</text:span> do <text:soft-page-break/>framework então o schema é o mesmo. </text:p>
      <text:p text:style-name="P143"/>
      <text:p text:style-name="P143"><text:tab/><text:tab/>Schema: <text:s/><text:a xlink:type="simple" xlink:href="http://www.lindbergframework.org/schema/lindberg-config.xsd">http://www.lindbergframework.org/schema/lindberg-config.xsd</text:a></text:p>
      <text:p text:style-name="P143"/>
      <text:p text:style-name="P143"><text:tab/><text:tab/>A diferença para as configurações do componente de persistência é que novas tags e atributos são usados para configurar o <text:span text:style-name="T104">LINP.</text:span> Estas novas tags estão descritas no schema acima. As propriedades de configuração, seguindo a mesma ideia do <text:span text:style-name="T104">CORE,</text:span> são detalhas abaixo. Seu uso é demonstrado na prática mais a frente:</text:p>
      <text:p text:style-name="P143"/>
      <text:p text:style-name="P149"><text:span text:style-name="T78"><text:tab/><text:tab/>- </text:span><text:span text:style-name="T141">lindberg.persistence.IntegerCursorType</text:span><text:span text:style-name="T148"> </text:span></text:p>
      <text:p text:style-name="P149"><text:span text:style-name="T148"><text:tab/><text:tab/></text:span><text:span text:style-name="T222">(se não for definida o tipo inteiro para cursores de banco <text:s/>padrão será usado – java.sql.Types.OTHER)</text:span><text:span text:style-name="T148">:</text:span></text:p>
      <text:p text:style-name="P149"><text:span text:style-name="T31"><text:tab/><text:tab/></text:span><text:span text:style-name="T91">Tipo inteiro para cursores de banco, quando o banco em uso provê o recurso de cursores. </text:span></text:p>
      <text:p text:style-name="P150"><text:span text:style-name="T78"><text:tab/><text:tab/>Geralmente, quando definida explicitamente é usada alguma constante específica do banco de dados <text:tab/><text:tab/><text:tab/>adotado. </text:span><text:span text:style-name="T7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87">oracle.jdbc.OracleTypes.CURSOR</text:span><text:span text:style-name="T78">, pois o banco oracle fornece junto com seu driver <text:tab/><text:tab/>uma constante do tipo inteiro (padrão) que identifica tipos de cursores de banco:</text:span></text:p>
      <text:p text:style-name="P146"/>
      <text:p text:style-name="P149"><text:span text:style-name="T91"><text:tab/><text:tab/></text:span><text:span text:style-name="T174">&lt;</text:span><text:span text:style-name="T191">config-property </text:span><text:span text:style-name="T212">name</text:span><text:span text:style-name="T18">=</text:span><text:span text:style-name="T141">"lindberg.persistence.IntegerCursorType"</text:span></text:p>
      <text:p text:style-name="P149"><text:span text:style-name="T141"><text:tab/><text:tab/><text:tab/><text:tab/> <text:s text:c="4"/></text:span><text:span text:style-name="T212">value</text:span><text:span text:style-name="T18">=</text:span><text:span text:style-name="T141">"</text:span><text:span text:style-name="T143">#</text:span><text:span text:style-name="T141">oracle.jdbc.OracleTypes.CURSOR"</text:span><text:span text:style-name="T18"> </text:span><text:span text:style-name="T174">/&gt;</text:span></text:p>
      <text:p text:style-name="P148"><text:tab/><text:tab/></text:p>
      <text:p text:style-name="P143"><text:s/><text:tab/><text:tab/><text:span text:style-name="T231">Observe que foi usado no valor dessa propriedade o carácter coringa </text:span><text:span text:style-name="T106">'#' <text:s/></text:span><text:span text:style-name="T231"><text:s/>para definir que o valor será obtido através da constante estática e pública </text:span><text:span text:style-name="T106">CURSOR</text:span><text:span text:style-name="T231"> na classe </text:span><text:span text:style-name="T106">oracle.jdbc.OracleTypes. </text:span><text:span text:style-name="T231">Esse recurso de carácter coringa foi abordado com detalhes na sessão 3.3.2.1 deste documento.</text:span></text:p>
      <text:p text:style-name="P144"/>
      <text:p text:style-name="P144"/>
      <text:p text:style-name="P145"><text:span text:style-name="T107"><text:tab/><text:tab/>- </text:span><text:span text:style-name="T147">lindberg.persistence.TransactionManager</text:span></text:p>
      <text:p text:style-name="P145"><text:span text:style-name="T139"><text:tab/><text:tab/></text:span><text:span text:style-name="T224">(se não for definida o TransactionManager padrão será usado –</text:span></text:p>
      <text:p text:style-name="P145"><text:span text:style-name="T224"><text:tab/><text:tab/> org.lindbergframework.persistence.transaction.LinpSpringTransactionManager)</text:span><text:span text:style-name="T154">:</text:span></text:p>
      <text:p text:style-name="P145"><text:span text:style-name="T154"><text:tab/><text:tab/></text:span><text:span text:style-name="T235">Implementação de </text:span><text:span text:style-name="T237">TransactionManager</text:span><text:span text:style-name="T235"> que deve ser usada para o gerenciamento de transações.</text:span></text:p>
      <text:p text:style-name="P152"/>
      <text:p text:style-name="P145"><text:span text:style-name="T235"><text:tab/><text:tab/></text:span><text:span text:style-name="T236">O gerenciamento de transações do LINP é detalhado mais a frente.</text:span></text:p>
      <text:p text:style-name="P153"/>
      <text:p text:style-name="P145"><text:span text:style-name="T236"><text:tab/><text:tab/>- </text:span><text:span text:style-name="T140">lindberg.persistence.SqlCommandResolver </text:span><text:span text:style-name="T224">(requerido)</text:span></text:p>
      <text:p text:style-name="P151"><text:span text:style-name="T127"><text:tab/><text:tab/></text:span><text:span text:style-name="T128">Implementação de </text:span><text:span text:style-name="T129">SqlCommandResolver</text:span><text:span text:style-name="T128"> que será usada para resolver comandos sql requisitados pela <text:tab/><text:tab/><text:tab/>aplicação fazendo uma ponte entre os DAO´s (</text:span><text:span text:style-name="T129">Data Access Objects)</text:span><text:span text:style-name="T128"> <text:s/>e o repositório comandos sql.</text:span></text:p>
      <text:p text:style-name="P152"/>
      <text:p text:style-name="P151"><text:span text:style-name="T128"><text:tab/><text:tab/>- </text:span><text:span text:style-name="T139">lindberg.persistence.DefaultSchema </text:span><text:span text:style-name="T224">(opcional)</text:span></text:p>
      <text:p text:style-name="P151"><text:span text:style-name="T139"><text:tab/><text:tab/></text:span><text:span text:style-name="T128">Schema padrão que deve ser usado.</text:span></text:p>
      <text:p text:style-name="P154"><text:tab/><text:tab/></text:p>
      <text:p text:style-name="P147"><text:tab/><text:tab/></text:p>
      <text:p text:style-name="P37"><text:tab/><text:tab/>Abaixo é ilustrado de forma detalhada o schema <text:a xlink:type="simple" xlink:href="http://www.lindbergframework.org/schema/lindberg-config.xsd">lindberg-config.xsd</text:a> no que diz respeito a tag <text:span text:style-name="T104">&lt;linp&gt; </text:span>para definição das configurações do LINP. Observe que a tag &lt;<text:span text:style-name="T104">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231">Importante:</text:span> qualquer tentativa de uso do componente LINP sem que este seja configurado e seu contexto, <text:span text:style-name="T104">LinpContext,</text:span> devidamente inicializado o framework lançará uma <text:span text:style-name="T104">IllegalStateContextException</text:span> com a mensagem descrita abaixo:</text:p>
      <text:p text:style-name="P37"/>
      <text:p text:style-name="P47"><text:span text:style-name="T107"><text:tab/><text:tab/></text:span><text:span text:style-name="T223">Linp Context is not active. Call loadConfiguration static method </text:span></text:p>
      <text:p text:style-name="P112"><text:tab/><text:tab/>in LinpContext to active it</text:p>
      <text:p text:style-name="P112"/>
      <text:p text:style-name="P47"><text:span text:style-name="T223"><text:tab/><text:tab/></text:span><text:span text:style-name="T107">Abaixo é descrito o mesmo XML de configuração apresentado quando abordamos as configurações de CORE só que agora adicionando as configurações do LINP usando um datasource configurado para acessar um banco </text:span><text:span text:style-name="T105">Oracle</text:span><text:span text:style-name="T107">, isso fará com que o CORE configure e inicialize devidamente de forma automática o </text:span><text:span text:style-name="T105">LinpContext.</text:span></text:p>
      <text:p text:style-name="P51"/>
      <text:p text:style-name="P81"><text:span text:style-name="T180">&lt;?</text:span><text:span text:style-name="T198">xml</text:span><text:span text:style-name="T105"> </text:span><text:span text:style-name="T208">version</text:span><text:span text:style-name="T105">=</text:span><text:span text:style-name="T132">"1.0"</text:span><text:span text:style-name="T105"> </text:span><text:span text:style-name="T208">encoding</text:span><text:span text:style-name="T105">=</text:span><text:span text:style-name="T132">"UTF-8"</text:span><text:span text:style-name="T180">?&gt;</text:span></text:p>
      <text:p text:style-name="P99"><text:span text:style-name="T171">&lt;</text:span><text:span text:style-name="T188">lindberg-configuration</text:span> <text:span text:style-name="T206">xmlns</text:span><text:span text:style-name="T15">=</text:span><text:span text:style-name="T131">"http://www.lindbergframework.org/schema"</text:span> <text:span text:style-name="T206">xmlns:xsi</text:span><text:span text:style-name="T15">=</text:span><text:span text:style-name="T131">"http://www.w3.org/2001/XMLSchema-instance"</text:span> <text:span text:style-name="T206">xsi:schemaLocation</text:span><text:span text:style-name="T15">=</text:span><text:span text:style-name="T131">"http://www.lindbergframework.org/schema lindberg-config.xsd "</text:span><text:span text:style-name="T171">&gt;</text:span></text:p>
      <text:p text:style-name="P99"/>
      <text:p text:style-name="P104"><text:span text:style-name="T171">&lt;</text:span><text:span text:style-name="T188">core</text:span><text:span text:style-name="T171">&gt;</text:span></text:p>
      <text:p text:style-name="P104"><text:span text:style-name="T15"><text:s text:c="3"/></text:span><text:span text:style-name="T171">&lt;</text:span><text:span text:style-name="T188">config-property</text:span> <text:span text:style-name="T206">name</text:span><text:span text:style-name="T15">=</text:span><text:span text:style-name="T131">"lindberg.core.di-basepackage"</text:span> <text:s/><text:tab/><text:tab/><text:tab/><text:tab/><text:tab/><text:tab/><text:tab/><text:tab/><text:span text:style-name="T206">value</text:span><text:span text:style-name="T15">=</text:span><text:span text:style-name="T131">"org.lindbergframework.exemplo.*"</text:span><text:span text:style-name="T171">/&gt;</text:span></text:p>
      <text:p text:style-name="P104"><text:span text:style-name="T15"><text:s text:c="3"/></text:span><text:span text:style-name="T171">&lt;</text:span><text:span text:style-name="T188">config-property</text:span> <text:span text:style-name="T206">name</text:span><text:span text:style-name="T15">=</text:span><text:span text:style-name="T131">"lindberg.core.beanfactory"</text:span> <text:s text:c="3"/><text:tab/><text:tab/><text:tab/> <text:s text:c="22"/><text:tab/><text:tab/><text:span text:style-name="T206">value</text:span><text:span text:style-name="T15">=</text:span><text:span text:style-name="T131">"org.lindbergframework.beans.di.context.AnnotationBeanFactory"</text:span><text:span text:style-name="T171">/&gt; </text:span></text:p>
      <text:p text:style-name="P104"><text:span text:style-name="T171">&lt;/</text:span><text:span text:style-name="T188">core</text:span><text:span text:style-name="T171">&gt;</text:span></text:p>
      <text:p text:style-name="P127"/>
      <text:p text:style-name="P99"><text:span text:style-name="T171">&lt;</text:span><text:span text:style-name="T188">linp</text:span><text:span text:style-name="T171">&gt;</text:span></text:p>
      <text:p text:style-name="P99"><text:span text:style-name="T15"><text:s text:c="3"/></text:span><text:span text:style-name="T181">&lt;</text:span><text:span text:style-name="T199">dataSource</text:span><text:span text:style-name="T181"> </text:span><text:span text:style-name="T209">class</text:span><text:span text:style-name="T88">=</text:span><text:span text:style-name="T131">"org.springframework.jdbc.datasource.DriverManagerDataSource"</text:span><text:span text:style-name="T181"> </text:span></text:p>
      <text:p text:style-name="P99"><text:tab/> <text:s text:c="8"/><text:span text:style-name="T206">driver</text:span><text:span text:style-name="T15">=</text:span><text:span text:style-name="T131">"oracle.jdbc.OracleDriver"</text:span> <text:span text:style-name="T206">driverPropertyName</text:span><text:span text:style-name="T15">=</text:span><text:span text:style-name="T131">"driverClassName"</text:span><text:span text:style-name="T171">&gt;</text:span></text:p>
      <text:p text:style-name="P99"><text:span text:style-name="T15"><text:s text:c="5"/></text:span><text:span text:style-name="T171">&lt;</text:span><text:span text:style-name="T188">property</text:span> <text:span text:style-name="T206">name</text:span><text:span text:style-name="T15">=</text:span><text:span text:style-name="T131">"url"</text:span> <text:span text:style-name="T206">value</text:span><text:span text:style-name="T15">=</text:span><text:span text:style-name="T131">"jdbc:oracle:thin:@localhost:1521:xe"</text:span><text:span text:style-name="T171">/&gt;</text:span></text:p>
      <text:p text:style-name="P99"><text:span text:style-name="T15"><text:s text:c="5"/></text:span><text:span text:style-name="T171">&lt;</text:span><text:span text:style-name="T188">property</text:span> <text:span text:style-name="T206">name</text:span><text:span text:style-name="T15">=</text:span><text:span text:style-name="T131">"username"</text:span> <text:span text:style-name="T206">value</text:span><text:span text:style-name="T15">=</text:span><text:span text:style-name="T131">"SYSTEM"</text:span> <text:span text:style-name="T171">/&gt;</text:span></text:p>
      <text:p text:style-name="P99"><text:span text:style-name="T15"><text:s text:c="5"/></text:span><text:span text:style-name="T171">&lt;</text:span><text:span text:style-name="T188">property</text:span> <text:span text:style-name="T206">name</text:span><text:span text:style-name="T15">=</text:span><text:span text:style-name="T131">"password"</text:span> <text:span text:style-name="T206">value</text:span><text:span text:style-name="T15">=</text:span><text:span text:style-name="T131">"admin"</text:span> <text:span text:style-name="T171">/&gt;</text:span></text:p>
      <text:p text:style-name="P99"><text:span text:style-name="T15"><text:s text:c="3"/></text:span><text:span text:style-name="T171">&lt;/</text:span><text:span text:style-name="T188">dataSource</text:span><text:span text:style-name="T171">&gt;</text:span></text:p>
      <text:p text:style-name="P78"><text:tab/><text:tab/></text:p>
      <text:p text:style-name="P99"><text:span text:style-name="T15"><text:s text:c="3"/></text:span><text:span text:style-name="T171">&lt;</text:span><text:span text:style-name="T188">config-properties</text:span><text:span text:style-name="T171">&gt;</text:span></text:p>
      <text:p text:style-name="P99"><text:span text:style-name="T171"><text:s text:c="5"/>&lt;</text:span><text:span text:style-name="T188">config-property</text:span><text:span text:style-name="T171"> </text:span><text:span text:style-name="T206">name</text:span><text:span text:style-name="T15">=</text:span><text:span text:style-name="T131">"lindberg.persistence.IntegerCursorType"</text:span><text:span text:style-name="T171"> <text:tab/><text:tab/><text:tab/><text:tab/> <text:s text:c="4"/><text:tab/> <text:s text:c="2"/></text:span><text:span text:style-name="T206">value</text:span><text:span text:style-name="T15">=</text:span><text:span text:style-name="T131">"#oracle.jdbc.OracleTypes.CURSOR"</text:span><text:span text:style-name="T171"> /&gt;</text:span></text:p>
      <text:p text:style-name="P99"><text:span text:style-name="T171"><text:s text:c="5"/>&lt;</text:span><text:span text:style-name="T188">config-property</text:span> <text:span text:style-name="T206">name</text:span><text:span text:style-name="T15">=</text:span><text:span text:style-name="T131">"lindberg.persistence.TransactionManager"</text:span> <text:s text:c="4"/><text:tab/> <text:s text:c="2"/><text:tab/><text:tab/><text:tab/> <text:s text:c="2"/><text:span text:style-name="T206">value</text:span><text:span text:style-name="T15">=</text:span><text:span text:style-name="T131">"org.lindbergframework.persistence.transaction.LinpSpringTransactionManager"</text:span><text:span text:style-name="T171">/&gt;</text:span></text:p>
      <text:p text:style-name="P99"><text:span text:style-name="T15"><text:s text:c="5"/></text:span><text:span text:style-name="T171">&lt;</text:span><text:span text:style-name="T188">config-property</text:span> <text:span text:style-name="T206">name</text:span><text:span text:style-name="T15">=</text:span><text:span text:style-name="T131">"lindberg.persistence.SqlCommandResolver"</text:span> <text:tab/><text:tab/><text:tab/><text:tab/> <text:s text:c="9"/><text:tab/> <text:s text:c="2"/><text:span text:style-name="T206">value</text:span><text:span text:style-name="T15">=</text:span><text:span text:style-name="T131">"org.lindbergframework.persistence.sql.ClassPathXmlSqlCommandResolver"</text:span><text:span text:style-name="T171">&gt;</text:span><text:span text:style-name="T15"><text:tab/><text:tab/><text:tab/></text:span><text:span text:style-name="T171">&lt;</text:span><text:span text:style-name="T188">property</text:span> <text:span text:style-name="T206">constructor-arg</text:span><text:span text:style-name="T15">=</text:span><text:span text:style-name="T131">"true"</text:span><text:span text:style-name="T171">&gt;</text:span></text:p>
      <text:p text:style-name="P99"><text:span text:style-name="T15"><text:tab/><text:tab/> <text:s text:c="2"/></text:span><text:span text:style-name="T171">&lt;</text:span><text:span text:style-name="T188">array</text:span><text:span text:style-name="T171">&gt;</text:span><text:span text:style-name="T15"> </text:span></text:p>
      <text:p text:style-name="P78"><text:s text:c="15"/><text:tab/><text:span text:style-name="T219">org/lindbergframework/repositorioSql</text:span><text:span text:style-name="T218">/queries.xml; <text:s/><text:tab/><text:tab/><text:tab/><text:tab/><text:tab/><text:tab/><text:tab/><text:tab/></text:span><text:span text:style-name="T219">org/lindbergframework/repositorioSql</text:span><text:span text:style-name="T218">/updates.xml</text:span></text:p>
      <text:p text:style-name="P99"><text:span text:style-name="T15"><text:tab/><text:tab/> <text:s text:c="2"/></text:span><text:span text:style-name="T171">&lt;/</text:span><text:span text:style-name="T188">array</text:span><text:span text:style-name="T171">&gt;</text:span></text:p>
      <text:p text:style-name="P99"><text:span text:style-name="T15"><text:tab/><text:tab/></text:span><text:span text:style-name="T171">&lt;/</text:span><text:span text:style-name="T188">property</text:span><text:span text:style-name="T171">&gt;</text:span></text:p>
      <text:p text:style-name="P99"><text:span text:style-name="T15"><text:tab/></text:span><text:span text:style-name="T171">&lt;/</text:span><text:span text:style-name="T188">config-property</text:span><text:span text:style-name="T171">&gt;</text:span></text:p>
      <text:p text:style-name="P99"><text:span text:style-name="T15"><text:s text:c="3"/></text:span><text:span text:style-name="T171">&lt;/</text:span><text:span text:style-name="T188">config-properties</text:span><text:span text:style-name="T171">&gt;</text:span></text:p>
      <text:p text:style-name="P99"/>
      <text:p text:style-name="P99"><text:span text:style-name="T171">&lt;/</text:span><text:span text:style-name="T188">linp</text:span><text:span text:style-name="T171">&gt;</text:span></text:p>
      <text:p text:style-name="P99"/>
      <text:p text:style-name="P99"><text:span text:style-name="T171">&lt;/</text:span><text:span text:style-name="T188">lindberg-configuration</text:span><text:span text:style-name="T171">&gt;</text:span></text:p>
      <text:p text:style-name="P129"/>
      <text:p text:style-name="P129"><text:tab/><text:span text:style-name="T43">O xml acima contém no mesmo arquivo tanto as configurações de CORE quanto, agora, as do componente </text:span><text:span text:style-name="T48">LINP. </text:span><text:span text:style-name="T43">As configurações do </text:span><text:span text:style-name="T48">CORE </text:span><text:span text:style-name="T43">não serão abordadas neste momento, visto que isto já foi feito na sessão dedicada ao </text:span><text:span text:style-name="T48">CORE</text:span><text:span text:style-name="T43"> no início deste documento. No que diz respeito ao </text:span><text:span text:style-name="T48">LINP </text:span><text:span text:style-name="T43">as </text:span><text:soft-page-break/><text:span text:style-name="T43">configurações são definidas a partir da tag </text:span><text:span text:style-name="T48">&lt;linp&gt;</text:span><text:span text:style-name="T43"> e estas defines as propriedades do datasource, para conexão com o banco de dados, o schema padrão a ser usado, o gerenciador de transações </text:span><text:span text:style-name="T48">(TransactionManager)</text:span><text:span text:style-name="T43">, a classe que trabalhará como camada intermediária entre a aplicação e o repositório de comandos sql </text:span><text:span text:style-name="T48">(SqlCommandResolver) </text:span><text:span text:style-name="T43">atendendo as requisições por comandos sql.</text:span></text:p>
      <text:p text:style-name="P38"><text:tab/></text:p>
      <text:p text:style-name="P38"><text:tab/>As configurações do LINP definidas no exemplo acima são detalhadas abaixo:</text:p>
      <text:p text:style-name="P38"/>
      <text:list xml:id="list30364868" text:style-name="L13">
        <text:list-item>
          <text:list>
            <text:list-header>
              <text:p text:style-name="P195"><text:span text:style-name="T44">* <text:s/>DataSource: </text:span><text:span text:style-name="T40">Tag &lt;</text:span><text:span text:style-name="T49">dataSource&gt;</text:span><text:span text:style-name="T40"> é específica, única e define as configurações de conexão com o banco de dados. No nosso exemplo usamos uma conexão com um banco local Oracle. Esta tag será <text:s text:c="2"/>abordada em detalhes mais a frente;</text:span></text:p>
              <text:p text:style-name="P196"/>
              <text:p text:style-name="P197"><text:span text:style-name="T241">* <text:s/></text:span><text:span text:style-name="T238">lindberg.persistence.IntegerCursorType</text:span><text:span text:style-name="T241">: </text:span><text:span text:style-name="T40">Tipo específico inteiro Sql para Cursores de banco. Para este o banco usado no exemplo, Oracle, temos um tipo sql específico para cursores de banco: </text:span><text:span text:style-name="T53">oracle.jdbc.OracleTypes.CURSOR. </text:span><text:span text:style-name="T50">Por ser uma constante, então esse valor é definido precedido pelo caracter</text:span><text:span text:style-name="T53"> </text:span><text:span text:style-name="T44">'#'</text:span><text:span text:style-name="T40">;</text:span></text:p>
            </text:list-header>
          </text:list>
        </text:list-item>
      </text:list>
      <text:p text:style-name="P159"/>
      <text:p text:style-name="P157"><text:span text:style-name="T241">* <text:s/></text:span><text:span text:style-name="T238">lindberg.persistence.TransactionManager: </text:span><text:span text:style-name="T243">Gerenciador de transações que será usado para transações de banco. Para este exemplo é usado a implementação padrão de </text:span><text:span text:style-name="T239">TransactionManager, </text:span><text:span text:style-name="T243"><text:s/></text:span><text:span text:style-name="T239">LinpSpringTransactionManager. </text:span><text:span text:style-name="T24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39">TransactionManager <text:s/></text:span><text:span text:style-name="T243">consistente;</text:span></text:p>
      <text:p text:style-name="P160"/>
      <text:p text:style-name="P157"><text:span text:style-name="T241">* <text:s/></text:span><text:span text:style-name="T238">lindberg.persistence.SqlCommandResolver: </text:span><text:span text:style-name="T243">Implementação de </text:span><text:span text:style-name="T239">SqlCommandResolver</text:span><text:span text:style-name="T24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39">classpath</text:span><text:span text:style-name="T243"> da aplicação, </text:span><text:span text:style-name="T239">ClassPathXmlSqlCommandResolver.</text:span><text:span text:style-name="T243"> Observe que esta propriedade de configuração define um parâmetro de construtor para o resolver que é um array de Strings. Esse parâmetro define o caminho onde estão os arquivos XML dentro do </text:span><text:span text:style-name="T239">classpath </text:span><text:span text:style-name="T243">contendo os comanos SQL que serão usados pela implementação de </text:span><text:span text:style-name="T239">SqlCommandResolver</text:span><text:span text:style-name="T243"> especificada. Neste caso isto foi definido dentro da tag da </text:span><text:span text:style-name="T239">&lt;config-property&gt;</text:span><text:span text:style-name="T243"> da propriedade de configuração do resolver no trecho a seguir:</text:span></text:p>
      <text:p text:style-name="P160"><text:tab/></text:p>
      <text:p text:style-name="P157"><text:span text:style-name="T243"><text:tab/></text:span><text:span text:style-name="T175">&lt;</text:span><text:span text:style-name="T192">property</text:span><text:span text:style-name="T245"> </text:span><text:span text:style-name="T213">constructor-arg</text:span><text:span text:style-name="T17">=</text:span><text:span text:style-name="T142">"true"</text:span><text:span text:style-name="T175">&gt;</text:span></text:p>
      <text:p text:style-name="P99"><text:span text:style-name="T15"><text:tab/><text:tab/> <text:s text:c="2"/></text:span><text:span text:style-name="T171">&lt;</text:span><text:span text:style-name="T188">array</text:span><text:span text:style-name="T171">&gt;</text:span><text:span text:style-name="T15"> </text:span></text:p>
      <text:p text:style-name="P78"><text:s text:c="15"/><text:tab/><text:span text:style-name="T219">org/lindbergframework/repositorioSql</text:span><text:span text:style-name="T218">/queries.xml; <text:s/><text:tab/><text:tab/><text:tab/><text:tab/><text:tab/><text:tab/><text:tab/><text:tab/></text:span><text:span text:style-name="T219">org/lindbergframework/repositorioSql</text:span><text:span text:style-name="T218">/updates.xml</text:span></text:p>
      <text:p text:style-name="P99"><text:span text:style-name="T15"><text:tab/><text:tab/> <text:s text:c="2"/></text:span><text:span text:style-name="T171">&lt;/</text:span><text:span text:style-name="T188">array</text:span><text:span text:style-name="T171">&gt;</text:span></text:p>
      <text:p text:style-name="P158"><text:span text:style-name="T43"><text:tab/></text:span><text:span text:style-name="T184">&lt;/</text:span><text:span text:style-name="T201">property</text:span><text:span text:style-name="T184">&gt;</text:span></text:p>
      <text:p text:style-name="P161"/>
      <text:p text:style-name="P158"><text:span text:style-name="T242">Observe que a </text:span><text:span text:style-name="T240">&lt;property&gt;</text:span><text:span text:style-name="T242"> acima tem o atributo </text:span><text:span text:style-name="T240">constructor-arg</text:span><text:span text:style-name="T242"> definido para </text:span><text:span text:style-name="T240">'true'</text:span><text:span text:style-name="T242"> indicando que é um parâmetro do construtor do resolver.</text:span></text:p>
      <text:p text:style-name="P160"/>
      <text:p text:style-name="P157"><text:span text:style-name="T243">O Schema para esse tipo de repositório de comandos usando XML, </text:span><text:span text:style-name="T239">linp-sqlMapping.xsd</text:span><text:span text:style-name="T243">, o formato do XML e os detalhes da definição de comandos sql em um repositório dessa natureza a partir desse resolver serão abordados mais a frente.</text:span></text:p>
      <text:p text:style-name="P38"><text:soft-page-break/></text:p>
      <text:p text:style-name="P162">5.3.2.1 – A tag &lt;dataSource&gt;</text:p>
      <text:p text:style-name="P162"/>
      <text:p text:style-name="P130"><text:span text:style-name="T43"><text:tab/> <text:tab/>A tag </text:span><text:span text:style-name="T48">dataSource</text:span><text:span text:style-name="T43"> é um sub-tag dentro da tag </text:span><text:span text:style-name="T48">linp</text:span><text:span text:style-name="T43">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30"><text:span text:style-name="T43"><text:tab/><text:tab/>Atributos da tag </text:span><text:span text:style-name="T52">dataSource</text:span><text:span text:style-name="T48">:</text:span></text:p>
      <text:p text:style-name="P53"/>
      <text:p text:style-name="P130"><text:span text:style-name="T48"><text:tab/><text:tab/>* </text:span><text:span text:style-name="T52">class:</text:span><text:span text:style-name="T48"> </text:span><text:span text:style-name="T43">Classe que é a implementação da interface </text:span><text:span text:style-name="T48">javax,sql,DataSource</text:span><text:span text:style-name="T43"> que deve ser usada;</text:span></text:p>
      <text:p text:style-name="P130"><text:span text:style-name="T43"><text:tab/><text:tab/>* </text:span><text:span text:style-name="T52">driver:</text:span><text:span text:style-name="T48"> </text:span><text:span text:style-name="T43">Drive a ser carregado do banco de dados utilizado;</text:span></text:p>
      <text:p text:style-name="P130"><text:span text:style-name="T43"><text:tab/><text:tab/>* </text:span><text:span text:style-name="T52">driverPropertyName:</text:span><text:span text:style-name="T48"> </text:span><text:span text:style-name="T43">Nome da propriedade onde será setado o driver na implementação do <text:tab/><text:tab/><text:tab/>datasource a ser usada. O valor padrão desse atributo é </text:span><text:span text:style-name="T52">'driver'</text:span><text:span text:style-name="T43">. Exemplo de uso desse atributo. <text:tab/><text:tab/>Digamos que a implementação de </text:span><text:span text:style-name="T48">DataSource</text:span><text:span text:style-name="T43"> a ser usada seja a </text:span><text:span text:style-name="T48">DriverManagerDataSource</text:span><text:span text:style-name="T43">, do <text:tab/><text:tab/>spring. Para esta implementação o driver é setado através do método </text:span><text:span text:style-name="T48">setDriverClassName, </text:span><text:span text:style-name="T43">então <text:tab/><text:tab/>esse atributo seria definido como </text:span><text:span text:style-name="T48">'driverClassName'.</text:span></text:p>
      <text:p text:style-name="P53"/>
      <text:p text:style-name="P131"><text:span text:style-name="T56"><text:tab/><text:tab/>Essa tag também aceita o uso da tag </text:span><text:span text:style-name="T48">property</text:span><text:span text:style-name="T56"> do mesmo modo que foi explicado e utilizado nos exemplos anteriores. Essa tag pode ser usada aqui de modo a definir propriedades a serem setadas na instancia da implementação de </text:span><text:span text:style-name="T48">dataSource </text:span><text:span text:style-name="T56">definida. Por exemplo, é comum quando se define um </text:span><text:span text:style-name="T48">DataSource, </text:span><text:span text:style-name="T56">configurar a url do banco, o driver, o usuário e a senha. Esses são alguns dos atributos que são comuns na definição e uso da maioria das implementações de </text:span><text:span text:style-name="T48">DataSoure</text:span><text:span text:style-name="T56">. Então o uso da tag </text:span><text:span text:style-name="T48">property</text:span><text:span text:style-name="T56"> aqui seria necessário para efetuar essas configurações.</text:span></text:p>
      <text:p text:style-name="P39"/>
      <text:p text:style-name="P131"><text:span text:style-name="T56"><text:tab/><text:tab/>Abaixo a tag </text:span><text:span text:style-name="T48">DataSource</text:span><text:span text:style-name="T56"> do exemplo anterior é detalhada:</text:span></text:p>
      <text:p text:style-name="P131"><text:span text:style-name="T56"><text:tab/><text:tab/></text:span><text:span text:style-name="T111">&lt;</text:span><text:span text:style-name="T203">linp</text:span><text:span text:style-name="T111">&gt;</text:span></text:p>
      <text:p text:style-name="P133"><text:span text:style-name="T75"><text:s text:c="18"/></text:span><text:span text:style-name="T170">&lt;</text:span><text:span text:style-name="T202">dataSource </text:span><text:span text:style-name="T170"><text:tab/> <text:s text:c="6"/><text:tab/><text:tab/><text:tab/><text:tab/><text:tab/><text:tab/><text:tab/><text:tab/><text:tab/><text:tab/><text:tab/><text:tab/> <text:s text:c="7"/></text:span><text:span text:style-name="T217">class</text:span><text:span text:style-name="T92">=</text:span><text:span text:style-name="T155">"org.springframework.jdbc.datasource.DriverManagerDataSource"</text:span><text:span text:style-name="T170"> </text:span></text:p>
      <text:p text:style-name="P110"><text:tab/> <text:s text:c="7"/><text:span text:style-name="T206">driver</text:span><text:span text:style-name="T15">=</text:span><text:span text:style-name="T131">"oracle.jdbc.OracleDriver"</text:span> <text:span text:style-name="T206">driverPropertyName</text:span><text:span text:style-name="T15">=</text:span><text:span text:style-name="T131">"driverClassName"</text:span><text:span text:style-name="T171">&gt;</text:span></text:p>
      <text:p text:style-name="P110"><text:span text:style-name="T15"><text:s text:c="5"/><text:tab/> <text:s text:c="5"/></text:span><text:span text:style-name="T171">&lt;</text:span><text:span text:style-name="T188">property</text:span> <text:span text:style-name="T206">name</text:span><text:span text:style-name="T15">=</text:span><text:span text:style-name="T131">"url"</text:span> <text:span text:style-name="T206">value</text:span><text:span text:style-name="T15">=</text:span><text:span text:style-name="T131">"jdbc:oracle:thin:@localhost:1521:xe"</text:span><text:span text:style-name="T171">/&gt;</text:span></text:p>
      <text:p text:style-name="P110"><text:span text:style-name="T15"><text:s text:c="11"/></text:span><text:span text:style-name="T171">&lt;</text:span><text:span text:style-name="T188">property</text:span> <text:span text:style-name="T206">name</text:span><text:span text:style-name="T15">=</text:span><text:span text:style-name="T131">"username"</text:span> <text:span text:style-name="T206">value</text:span><text:span text:style-name="T15">=</text:span><text:span text:style-name="T131">"SYSTEM"</text:span> <text:span text:style-name="T171">/&gt;</text:span></text:p>
      <text:p text:style-name="P110"><text:span text:style-name="T15"><text:s text:c="11"/></text:span><text:span text:style-name="T171">&lt;</text:span><text:span text:style-name="T188">property</text:span> <text:span text:style-name="T206">name</text:span><text:span text:style-name="T15">=</text:span><text:span text:style-name="T131">"password"</text:span> <text:span text:style-name="T206">value</text:span><text:span text:style-name="T15">=</text:span><text:span text:style-name="T131">"admin"</text:span> <text:span text:style-name="T171">/&gt;</text:span></text:p>
      <text:p text:style-name="P134"><text:span text:style-name="T75"><text:s text:c="2"/></text:span><text:span text:style-name="T38"><text:s text:c="7"/></text:span><text:span text:style-name="T119">&lt;/</text:span><text:span text:style-name="T197">dataSource</text:span><text:span text:style-name="T119">&gt;</text:span></text:p>
      <text:p text:style-name="P135"><text:s text:c="8"/>... </text:p>
      <text:p text:style-name="P163"><text:span text:style-name="T108"><text:s/><text:tab/><text:tab/> <text:s text:c="4"/></text:span><text:span text:style-name="T175">&lt;/</text:span><text:span text:style-name="T192">linp</text:span><text:span text:style-name="T175">&gt;</text:span></text:p>
      <text:p text:style-name="P164"/>
      <text:p text:style-name="P164"><text:tab/><text:tab/></text:p>
      <text:p text:style-name="P65"><text:tab/><text:tab/><text:span text:style-name="T13">O trecho de código acima define:</text:span></text:p>
      <text:p text:style-name="P65"><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5"><text:span text:style-name="T13"><text:tab/><text:tab/>* O driver para um banco oracle a ser usado, </text:span><text:span text:style-name="T9">oracle.jdbc.OracleDriver;</text:span></text:p>
      <text:p text:style-name="P34"><text:tab/><text:tab/>* O nome da propriedade onde será setado o driver no dataSource, <text:span text:style-name="T104">driverClassName</text:span>;</text:p>
      <text:p text:style-name="P34"><text:tab/><text:tab/>* 3 propriedades que serão setada no dataSource quando este for criado:</text:p>
      <text:p text:style-name="P34"><text:tab/><text:tab/><text:tab/>1 – url: <text:span text:style-name="T104">jdbc:oracle:thin:@localhost:1521:xe</text:span></text:p>
      <text:p text:style-name="P34"><text:span text:style-name="T104"><text:tab/><text:tab/><text:tab/>2 – </text:span>username: <text:span text:style-name="T104">SYSTEM</text:span></text:p>
      <text:p text:style-name="P34"><text:span text:style-name="T104"><text:tab/><text:tab/><text:tab/></text:span>3 – <text:span text:style-name="T104">password: admin</text:span></text:p>
      <text:p text:style-name="P115"><text:tab/><text:tab/></text:p>
      <text:p text:style-name="P116"><text:soft-page-break/><text:span text:style-name="T111"><text:tab/><text:tab/></text:span><text:span text:style-name="T46">Importane: </text:span><text:span text:style-name="T43">Um detalhe importante é que dependendo da implementação do </text:span><text:span text:style-name="T56">dataSource</text:span><text:span text:style-name="T43"> a ser usada o </text:span><text:span text:style-name="T56">driver</text:span><text:span text:style-name="T43">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56">class</text:span><text:span text:style-name="T43">. Um exemplo de DataSource que recebe o </text:span><text:span text:style-name="T43">driver como um parâmetro do tipo </text:span><text:span text:style-name="T56">class</text:span><text:span text:style-name="T43"> diretamente é outra implementação do spring </text:span><text:span text:style-name="T57">org.springframework.jdbc.datasource.SimpleDriverDataSource. </text:span><text:span text:style-name="T47">Para estes casos basta usar o caráter “#” da mesma forma que nos outros casos apresentados de uso desse caráter especial.</text:span></text:p>
      <text:p text:style-name="P116"><text:span text:style-name="T47"><text:tab/><text:tab/>Caso usássemos essa outra implementação então a nova definição da tag ficaria como abaixo. Lembrando que essa implementação usa o nome padrão da propriedade do driver, </text:span><text:span text:style-name="T57">'driver',</text:span><text:span text:style-name="T47"> então o atributo </text:span><text:span text:style-name="T57">driverPropertyName</text:span><text:span text:style-name="T47"> não é necessário pois o valor padrão, como foi dito, já é </text:span><text:span text:style-name="T57">'driver'. </text:span><text:span text:style-name="T47">Então a tag ficaria da seguitne forma:</text:span></text:p>
      <text:p text:style-name="P44"/>
      <text:p text:style-name="P116"><text:span text:style-name="T47"><text:tab/><text:tab/></text:span><text:span text:style-name="T185">&lt;</text:span><text:span text:style-name="T204">linp</text:span><text:span text:style-name="T185">&gt;</text:span></text:p>
      <text:p text:style-name="P109"><text:span text:style-name="T60"><text:s text:c="18"/></text:span><text:span text:style-name="T186">&lt;</text:span><text:span text:style-name="T202">dataSource </text:span><text:span text:style-name="T186"><text:tab/> <text:s text:c="6"/><text:tab/><text:tab/><text:tab/><text:tab/><text:tab/><text:tab/><text:tab/><text:tab/><text:tab/><text:tab/><text:tab/><text:tab/> <text:s text:c="7"/></text:span><text:span text:style-name="T217">class</text:span><text:span text:style-name="T92">=</text:span><text:span text:style-name="T155">"org.springframework.jdbc.datasource.SimpleDriverDataSource"</text:span> </text:p>
      <text:p text:style-name="P110"><text:tab/> <text:s text:c="7"/><text:span text:style-name="T206">driver</text:span><text:span text:style-name="T15">=</text:span><text:span text:style-name="T131">"#oracle.jdbc.OracleDriver"</text:span><text:span text:style-name="T171">&gt;</text:span></text:p>
      <text:p text:style-name="P110"><text:span text:style-name="T15"><text:s text:c="5"/><text:tab/> <text:s text:c="5"/></text:span><text:span text:style-name="T171">&lt;</text:span><text:span text:style-name="T188">property</text:span> <text:span text:style-name="T206">name</text:span><text:span text:style-name="T15">=</text:span><text:span text:style-name="T131">"url"</text:span> <text:span text:style-name="T206">value</text:span><text:span text:style-name="T15">=</text:span><text:span text:style-name="T131">"jdbc:oracle:thin:@localhost:1521:xe"</text:span><text:span text:style-name="T171">/&gt;</text:span></text:p>
      <text:p text:style-name="P110"><text:span text:style-name="T15"><text:s text:c="11"/></text:span><text:span text:style-name="T171">&lt;</text:span><text:span text:style-name="T188">property</text:span> <text:span text:style-name="T206">name</text:span><text:span text:style-name="T15">=</text:span><text:span text:style-name="T131">"username"</text:span> <text:span text:style-name="T206">value</text:span><text:span text:style-name="T15">=</text:span><text:span text:style-name="T131">"SYSTEM"</text:span> <text:span text:style-name="T171">/&gt;</text:span></text:p>
      <text:p text:style-name="P110"><text:span text:style-name="T15"><text:s text:c="11"/></text:span><text:span text:style-name="T171">&lt;</text:span><text:span text:style-name="T188">property</text:span> <text:span text:style-name="T206">name</text:span><text:span text:style-name="T15">=</text:span><text:span text:style-name="T131">"password"</text:span> <text:span text:style-name="T206">value</text:span><text:span text:style-name="T15">=</text:span><text:span text:style-name="T131">"admin"</text:span> <text:span text:style-name="T171">/&gt;</text:span></text:p>
      <text:p text:style-name="P134"><text:span text:style-name="T75"><text:s text:c="2"/></text:span><text:span text:style-name="T38"><text:s text:c="7"/></text:span><text:span text:style-name="T119">&lt;/</text:span><text:span text:style-name="T197">dataSource</text:span><text:span text:style-name="T119">&gt;</text:span></text:p>
      <text:p text:style-name="P135"><text:s text:c="8"/>... </text:p>
      <text:p text:style-name="P116"><text:span text:style-name="T47"><text:s/><text:tab/><text:tab/> </text:span><text:span text:style-name="T185">&lt;/</text:span><text:span text:style-name="T204">linp</text:span><text:span text:style-name="T185">&gt;</text:span></text:p>
      <text:p text:style-name="P132"/>
      <text:p text:style-name="P132"/>
      <text:p text:style-name="P116"><text:span text:style-name="T185"><text:tab/><text:tab/></text:span><text:span text:style-name="T71">5.4 – Repositório de comandos SQL – Mais Detalhes</text:span></text:p>
      <text:p text:style-name="P66"/>
      <text:p text:style-name="P115"><text:span text:style-name="T47"><text:tab/><text:tab/>Como já foi falado no momento em que foi abordado a configuração do </text:span><text:span text:style-name="T57">linp</text:span><text:span text:style-name="T47">, o componente trabalha com o conceito de repositório de comandos sql. O repositório de comandos sql é o local onde são encontrados os comandos e as definições necessárias para uma chamada sql, seja ela um </text:span><text:span text:style-name="T57">select,</text:span><text:span text:style-name="T47"> </text:span><text:span text:style-name="T57">update, delete, </text:span><text:span text:style-name="T47">uma chamada a uma </text:span><text:span text:style-name="T57">stored procedure</text:span><text:span text:style-name="T47">, uma </text:span><text:span text:style-name="T57">stored function</text:span><text:span text:style-name="T47">, etc... O componente se comunica com o repositório e obtém essas definições a partir da interface </text:span><text:span text:style-name="T57">SqlCommandResolver, </text:span><text:span text:style-name="T47">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57">linp</text:span><text:span text:style-name="T47"> funciona baseado em interfaces então a implementação a ser usada para o </text:span><text:span text:style-name="T57">SqlCommandResolver</text:span><text:span text:style-name="T47"> quem define é você. Essa implementação é quem será responsável por intermediar toda a comunicação entre o componente e o repositório de comandos sql.</text:span></text:p>
      <text:p text:style-name="P35"><text:tab/></text:p>
      <text:p text:style-name="P116"><text:span text:style-name="T43"><text:tab/><text:tab/>A implementação a ser usada de SqlCommandResolver é definida no arquivo de configuração do framework na parte de configuração do </text:span><text:span text:style-name="T56">linp</text:span><text:span text:style-name="T43">. Considerando que esteja usando a configuração padrão via XML do framework, então isto seria uma propriedade de configuração do componente – </text:span><text:span text:style-name="T57">lindberg.persistence.SqlCommandResolver.</text:span></text:p>
      <text:p text:style-name="P56"/>
      <text:p text:style-name="P116"><text:span text:style-name="T57"><text:tab/><text:tab/>O</text:span><text:span text:style-name="T43"> </text:span><text:span text:style-name="T56">linp</text:span><text:span text:style-name="T43"> já fornece uma implementação padrão de </text:span><text:span text:style-name="T56">SqlCommandResolver</text:span><text:span text:style-name="T43"> que trabalha com um repositório de comandos sql em arquivos XML baseado em um schema padrão do lindbergframework para definição de comandos sql. Essa implementação padrão será detalhada mais a frente.</text:span></text:p>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15"><draw:frame draw:style-name="fr2" draw:name="figura4" text:anchor-type="paragraph" svg:width="19.05cm" svg:height="11.396cm" draw:z-index="3"><draw:image xlink:href="Pictures/10000000000002D00000016F5D226DFA.jpg" xlink:type="simple" xlink:show="embed" xlink:actuate="onLoad"/></draw:frame></text:p>
      <text:p text:style-name="P115"><text:tab/><text:tab/><text:span text:style-name="T71">5.5 – Usando o LINP na prática nos DAO´s</text:span></text:p>
      <text:p text:style-name="P66"/>
      <text:p text:style-name="P115"><text:span text:style-name="T71"><text:tab/><text:tab/></text:span><text:span text:style-name="T47">O Linp fornece uma interface que define um </text:span><text:span text:style-name="T57">template </text:span><text:span text:style-name="T47"><text:s/>que é uma classe que deve fornecer todos os serviços de persistência que o componente provê, como: </text:span><text:span text:style-name="T57">selects</text:span><text:span text:style-name="T47">, </text:span><text:span text:style-name="T57">updates</text:span><text:span text:style-name="T47">, chamadas a </text:span><text:span text:style-name="T57">procedures</text:span><text:span text:style-name="T47"> e </text:span><text:span text:style-name="T57">functions</text:span><text:span text:style-name="T47">, população de objetos retornados por consultas e parâmetros de saída de </text:span><text:span text:style-name="T57">procedures</text:span><text:span text:style-name="T47"> e resultados de </text:span><text:span text:style-name="T57">functions</text:span><text:span text:style-name="T47">, etc... A interface que define um template é: </text:span></text:p>
      <text:p text:style-name="P55"/>
      <text:p text:style-name="P55"><text:tab/><text:tab/>org.lindbergframework.persistence.PersistenceTemplate</text:p>
      <text:p text:style-name="P55"/>
      <text:p text:style-name="P117"><text:span text:style-name="T57"><text:tab/><text:tab/></text:span><text:span text:style-name="T43">Essa interface fornece métodos para execução de comandos sql diretamente ou acessando o repositório de comandos sql, fornece também a obtenção de uma instancia direta de </text:span><text:span text:style-name="T56">Connection, </text:span><text:span text:style-name="T43">do </text:span><text:span text:style-name="T56">DataSource </text:span><text:span text:style-name="T43">definido, do </text:span><text:span text:style-name="T56">SqlCommandResolver </text:span><text:span text:style-name="T43">definido, entre outros serviços.</text:span></text:p>
      <text:p text:style-name="P35"/>
      <text:p text:style-name="P35"><text:soft-page-break/><text:tab/><text:tab/>A plicação não precisa se preocupar na criação, obtenção e configuração direta da instancia do template. Isso fica a cargo do framework.</text:p>
      <text:p text:style-name="P35"/>
      <text:p text:style-name="P118"><text:span text:style-name="T43"><text:tab/><text:tab/>Os DAO´s trabalharão fazendo uso de uma instância do </text:span><text:span text:style-name="T48">template. </text:span><text:span text:style-name="T43">Para tal o DAO deve estender a classe </text:span><text:span text:style-name="T52">org.lindbergframework.persistence.dao.LinpDAO</text:span><text:span text:style-name="T43"> que já fornece o método </text:span><text:span text:style-name="T52">getPersistTemplate()</text:span><text:span text:style-name="T94"> </text:span><text:span text:style-name="T43">para a obtenção de uma instância da implementação padrão do </text:span><text:span text:style-name="T48">template </text:span><text:span text:style-name="T43">já configurada e pronta para ser usada. A implementação padrão que o framework provê é:</text:span></text:p>
      <text:p text:style-name="P55"><text:tab/><text:tab/>org.lindbergframework.persistence.impl.LinpTemplate</text:p>
      <text:p text:style-name="P117"><text:span text:style-name="T43"><text:tab/><text:tab/>O </text:span><text:span text:style-name="T56">template</text:span><text:span text:style-name="T43"> retornado pelo </text:span><text:span text:style-name="T57">LinpDAO</text:span><text:span text:style-name="T47"> </text:span><text:span text:style-name="T43">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3">programaticamente, seja lá qual a implementação de LinpConfiguration você estiver usando.</text:span></text:p>
      <text:p text:style-name="P35"/>
      <text:p text:style-name="P117"><text:span text:style-name="T43"><text:tab/><text:tab/></text:span><text:span text:style-name="T73">5.6 – População de Beans Multi-Nível</text:span></text:p>
      <text:p text:style-name="P66"/>
      <text:p text:style-name="P117"><text:span text:style-name="T73"><text:tab/><text:tab/></text:span><text:span text:style-name="T43">A forma tradicional de se popular uma lista de objetos a partir de uma query ou como resultado de <text:s/>parâmetros de saída de uma chamada a uma </text:span><text:span text:style-name="T56">sotred procedure </text:span><text:span text:style-name="T43">ou function é percorrendo um </text:span><text:span text:style-name="T56">ResultSet</text:span><text:span text:style-name="T43">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19"><text:span text:style-name="T60"><text:tab/><text:tab/></text:span><text:span text:style-name="T63">Nome <text:s text:c="11"/></text:span><text:span text:style-name="T60"><text:s text:c="2"/></text:span><text:span text:style-name="T63">CPF <text:s text:c="14"/></text:span><text:span text:style-name="T60"><text:s text:c="2"/></text:span><text:span text:style-name="T63">Bairro </text:span><text:span text:style-name="T60"><text:s text:c="2"/></text:span><text:span text:style-name="T63">Rua <text:s text:c="20"/></text:span><text:span text:style-name="T60"><text:s/></text:span><text:span text:style-name="T63">Numero</text:span><text:span text:style-name="T60"> </text:span><text:span text:style-name="T63">CEP <text:s text:c="8"/></text:span></text:p>
      <text:p text:style-name="P76"/>
      <text:p text:style-name="P75"><text:tab/><text:tab/>João Da Silva <text:s/>111111111-11 <text:s/>Farol <text:s text:c="3"/>Maria das Graças 102 <text:s text:c="7"/>98765-321</text:p>
      <text:p text:style-name="P75"/>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text:soft-page-break/></text:p>
      <text:p text:style-name="P120"><text:span text:style-name="T60"><text:tab/><text:tab/>O </text:span><text:span text:style-name="T75">linp</text:span><text:span text:style-name="T60"> fornece uma interface que define um populador de beans que é:</text:span></text:p>
      <text:p text:style-name="P35"/>
      <text:p text:style-name="P55"><text:tab/><text:tab/> <text:s text:c="5"/>org.lindbergframework.persistence.beans.BeanPopulator</text:p>
      <text:p text:style-name="P55"><text:tab/></text:p>
      <text:p text:style-name="P120"><text:span text:style-name="T39"><text:tab/><text:tab/></text:span><text:span text:style-name="T60">O </text:span><text:span text:style-name="T75">linp</text:span><text:span text:style-name="T60"> já provê também uma implementação padrão dessa interface e que implementa o conceito de população multi-nível:</text:span></text:p>
      <text:p text:style-name="P35"/>
      <text:p text:style-name="P55"><text:s text:c="17"/>org.lindbergframework.persistence.beans.MultLevelsBeanPopulator</text:p>
      <text:p text:style-name="P55"><text:tab/><text:tab/></text:p>
      <text:p text:style-name="P55"><text:tab/><text:tab/><text:span text:style-name="T107">Com base nessas classes, imagine que façamos uma query e queremos popular o resultado da query </text:span><text:span text:style-name="T107">em objetos do tipo </text:span><text:span text:style-name="T111">Pessoa. </text:span><text:span text:style-name="T107">Observe que o resultado é devolvido em forma linear e não orientado a objetos como em uma hierarquia de objetos – </text:span><text:span text:style-name="T111">Pessoa</text:span><text:span text:style-name="T107"> tem um </text:span><text:span text:style-name="T111">Endereco</text:span><text:span text:style-name="T107"> e o </text:span><text:span text:style-name="T111">Endereço</text:span><text:span text:style-name="T107"> tem um </text:span><text:span text:style-name="T111">Cep</text:span><text:span text:style-name="T107">. </text:span></text:p>
      <text:p text:style-name="P35"/>
      <text:p text:style-name="P35"><text:tab/><text:tab/>Para ilustrar isso imagine as mesmas classes agora da seguinte forma, organizadas em níveis.</text:p>
      <text:p text:style-name="P35"><draw:frame draw:style-name="fr3" draw:name="figura6" text:anchor-type="paragraph" svg:width="8.043cm" svg:height="13.309cm" draw:z-index="5"><draw:image xlink:href="Pictures/1000000000000130000001F7D9CF1040.jpg" xlink:type="simple" xlink:show="embed" xlink:actuate="onLoad"/></draw:frame></text:p>
      <text:p text:style-name="P55"><text:span text:style-name="T107"><text:tab/><text:tab/>Cada linha retornada na query será populada em objetos do tipo </text:span><text:span text:style-name="T111">Pessoa, </text:span><text:span text:style-name="T107">que representa o primeiro nível, ou o nível raiz. A partir do nível 1, </text:span><text:span text:style-name="T111">Pessoa,</text:span><text:span text:style-name="T107"> será então criado um objeto </text:span><text:span text:style-name="T111">Endereco</text:span><text:span text:style-name="T107">, que dentro da hierarquia está no segundo nível, pois é um atributo direto de um objeto de nível 1, neste caso </text:span><text:span text:style-name="T111">Pessoa. </text:span><text:span text:style-name="T107">A partir do objeto </text:span><text:span text:style-name="T111">Endereco</text:span><text:span text:style-name="T107">, precisamos agora criar o objeto </text:span><text:span text:style-name="T111">CEP</text:span><text:span text:style-name="T107"> que é um objeto de nível 3 e será populado como atributo de um objeto de nível 2, neste caso </text:span><text:span text:style-name="T111">Endereco.</text:span></text:p>
      <text:p text:style-name="P49"><text:soft-page-break/><text:tab/><text:tab/></text:p>
      <text:p text:style-name="P55"><text:span text:style-name="T111"><text:tab/><text:tab/></text:span><text:span text:style-name="T107">Isso é a população de multi-nível, pois é feita em diversos níveis. Como foi dito, O </text:span><text:span text:style-name="T111">linp </text:span><text:span text:style-name="T107">fornece como implementação padrão da interface </text:span>BeanPopulator<text:span text:style-name="T107"> a classe </text:span>MultLevelsBeanPopulator <text:span text:style-name="T107">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66"><text:tab/><text:tab/>5.7 – Usando o padrão de nomenclatura do JAVA para definir comandos SQL´s</text:p>
      <text:p text:style-name="P35"/>
      <text:p text:style-name="P55"><text:span text:style-name="T107"><text:tab/><text:tab/>Agora você deve tá se perguntando como o </text:span><text:span text:style-name="T111">linp</text:span><text:span text:style-name="T107"> sabe onde setar cada valor retornado na consulta nos objetos?</text:span></text:p>
      <text:p text:style-name="P35"/>
      <text:p text:style-name="P55"><text:span text:style-name="T107"><text:tab/><text:tab/>É simples, para definir o local da propriedade correspondente a coluna retornada pelo resultado o </text:span><text:span text:style-name="T111">linp</text:span><text:span text:style-name="T107"> usa o padrão de nomenclatura de JAVA nos sql´s. Vamos a prática. O select acima poderia ser:</text:span></text:p>
      <text:p text:style-name="P35"/>
      <text:p text:style-name="P55"><text:span text:style-name="T107"><text:tab/><text:tab/>Select </text:span><text:span text:style-name="T111">nome</text:span><text:span text:style-name="T107">, </text:span><text:span text:style-name="T111">cpf</text:span><text:span text:style-name="T107">, </text:span><text:span text:style-name="T111">bairro</text:span><text:span text:style-name="T107"> </text:span><text:span text:style-name="T108">endereco.bairro</text:span><text:span text:style-name="T107">, </text:span><text:span text:style-name="T111">rua</text:span><text:span text:style-name="T107"> </text:span><text:span text:style-name="T108">endereco.rua</text:span><text:span text:style-name="T107">, </text:span></text:p>
      <text:p text:style-name="P55"><text:span text:style-name="T107"><text:tab/><text:tab/><text:tab/></text:span><text:span text:style-name="T111">numero</text:span><text:span text:style-name="T107"> </text:span><text:span text:style-name="T108">endereco.numero</text:span><text:span text:style-name="T107">, </text:span><text:span text:style-name="T111">cep</text:span><text:span text:style-name="T107"> </text:span><text:span text:style-name="T108">endereco.cep.numero</text:span><text:span text:style-name="T107"> </text:span></text:p>
      <text:p text:style-name="P35"><text:tab/><text:tab/>From Pessoa</text:p>
      <text:p text:style-name="P35"/>
      <text:p text:style-name="P55"><text:span text:style-name="T107"><text:tab/><text:tab/>Você agora deve tá pensando... Mas o banco que eu uso não aceita essa sintaxe usando ponto “.”. Não importa, o </text:span><text:span text:style-name="T111">linp, </text:span><text:span text:style-name="T107">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5"><text:span text:style-name="T107"><text:tab/><text:tab/>Observe que as propriedades </text:span><text:span text:style-name="T111">nome </text:span><text:span text:style-name="T107">e </text:span><text:span text:style-name="T111">cpf</text:span><text:span text:style-name="T107"> não usaram a notação. Isso não foi necessário por que isso diz ao </text:span><text:span text:style-name="T111">linp </text:span><text:span text:style-name="T107"><text:s/>que esse é um valor de uma propriedade localizada no próprio objeto raiz (nível 1), que neste caso é </text:span><text:span text:style-name="T111">Pessoa. </text:span><text:span text:style-name="T107">De fato nossa classe </text:span><text:span text:style-name="T111">Pessoa </text:span><text:span text:style-name="T107">tem uma propriedade </text:span><text:span text:style-name="T111">nome </text:span><text:span text:style-name="T107">e outra </text:span><text:span text:style-name="T111">cpf. </text:span><text:span text:style-name="T107">E estas serão populadas diretamente no nível 1.</text:span></text:p>
      <text:p text:style-name="P35"/>
      <text:p text:style-name="P55"><text:span text:style-name="T107"><text:tab/><text:tab/>Após a execução desse sql, para a coluna CEP por exemplo, o </text:span><text:span text:style-name="T111">linp </text:span><text:span text:style-name="T107"><text:s/>vai criar para cada linha do resultado retornado na consulta, um objeto </text:span><text:span text:style-name="T111">Pessoa, </text:span><text:span text:style-name="T107">um objeto </text:span><text:span text:style-name="T111">Endereco</text:span><text:span text:style-name="T107">, um objeto </text:span><text:span text:style-name="T111">CEP</text:span><text:span text:style-name="T107"> e vai setar o valor da coluna </text:span><text:span text:style-name="T111">cep</text:span><text:span text:style-name="T107"> na propriedade número do objeto </text:span><text:span text:style-name="T111">CEP</text:span><text:span text:style-name="T107">, vai setar este objeto </text:span><text:span text:style-name="T111">CEP (nível 3)</text:span><text:span text:style-name="T107"> na propriedade </text:span><text:span text:style-name="T111">cep</text:span><text:span text:style-name="T107"> do objeto </text:span><text:span text:style-name="T111">Endereco</text:span><text:span text:style-name="T107"> (nível 2) e por último seta este objeto </text:span><text:span text:style-name="T111">Endereco</text:span><text:span text:style-name="T107"> na propriedade </text:span><text:span text:style-name="T111">endereco</text:span><text:span text:style-name="T107"> do objeto raiz </text:span><text:span text:style-name="T111">Pessoa</text:span><text:span text:style-name="T107"> (nível 1).</text:span></text:p>
      <text:p text:style-name="P35"/>
      <text:p text:style-name="P55"><text:span text:style-name="T107"><text:tab/><text:tab/>Obs.: Essa notação funciona exatamente como o alias da coluna na consulta. Então se o banco que estiver usando necessite por exemplo usar a palavra reservada </text:span><text:span text:style-name="T108">'AS'</text:span><text:span text:style-name="T107"> para isso, então é necessário usa-la. Então neste caso no sql <text:s/>a propriedade bairro, por exemplo, ficaria da seguinte forma:</text:span></text:p>
      <text:p text:style-name="P35"/>
      <text:p text:style-name="P55"><text:span text:style-name="T107"><text:tab/><text:tab/>… </text:span><text:span text:style-name="T111">bairro</text:span><text:span text:style-name="T107"> </text:span><text:span text:style-name="T110">AS</text:span><text:span text:style-name="T107"> </text:span><text:span text:style-name="T108">endereco.bairro </text:span><text:span text:style-name="T107">…</text:span></text:p>
      <text:p text:style-name="P35"/>
      <text:p text:style-name="P55"><text:soft-page-break/><text:span text:style-name="T107"><text:tab/><text:tab/></text:span><text:span text:style-name="T3">5.7 – Template de Persistência </text:span><text:span text:style-name="T4">(PersistenceTemplate)</text:span></text:p>
      <text:p text:style-name="P66"/>
      <text:p text:style-name="P55"><text:span text:style-name="T2"><text:tab/><text:tab/></text:span><text:span text:style-name="T107">Os recursos de persistência do </text:span><text:span text:style-name="T111">linp</text:span><text:span text:style-name="T107"> são providos por um template, que é uma classe que deve fornecer uma ponte entre os DAO´s da aplicação e os serviços de persistência disponíveis pelo </text:span><text:span text:style-name="T111">linp</text:span><text:span text:style-name="T107">. A interface que define um template do </text:span><text:span text:style-name="T111">linp</text:span><text:span text:style-name="T107"> é:</text:span></text:p>
      <text:p text:style-name="P35"/>
      <text:p text:style-name="P55"><text:tab/><text:tab/>org.lindbergframework.persistence.PersistenceTemplate</text:p>
      <text:p text:style-name="P55"/>
      <text:p text:style-name="P55"><text:tab/><text:tab/><text:span text:style-name="T107">Essa interface define os seguintes serviços (métodos) que devem ser providos por um template de persistência dentro do lindberg persistence.</text:span></text:p>
      <text:p text:style-name="P35"><text:tab/><text:tab/></text:p>
      <text:p text:style-name="P55"><text:span text:style-name="T107"><text:tab/><text:tab/></text:span><text:span text:style-name="T108">OBS: </text:span><text:span text:style-name="T107">O </text:span><text:span text:style-name="T111">LINP</text:span><text:span text:style-name="T107"> já provê uma implementação padrão e que é a usada como padrão</text:span></text:p>
      <text:p text:style-name="P49"><text:tab/><text:tab/><text:tab/>org.lindbergframework.persistence.impl.LinpTemplate</text:p>
      <text:p text:style-name="P35"><text:tab/><text:tab/></text:p>
      <text:p text:style-name="P95"><text:span text:style-name="T78">* </text:span><text:span text:style-name="T80">Método: </text:span><text:span text:style-name="T82">execQuery</text:span></text:p>
      <text:p text:style-name="P95"><text:span text:style-name="T80">Assinatura: </text:span><text:span text:style-name="T163">public</text:span><text:span text:style-name="T18"> &lt;E&gt; List&lt;E&gt; execQuery(Class&lt;E&gt; clazz,String sqlId, Object... params)</text:span></text:p>
      <text:p text:style-name="P95"><text:span text:style-name="T80">Descrição: </text:span><text:span text:style-name="T78">Executa uma query a partir de um comando sql do repositório de comandos. Use o carácter '?' para definir parâmetros no comando definindo no repositório. </text:span></text:p>
      <text:p text:style-name="P95"><text:span text:style-name="T78">Exemplo: </text:span><text:span text:style-name="T87">Select * From Person where id = ?.</text:span></text:p>
      <text:p text:style-name="P97"><text:span text:style-name="T81">Retorno: </text:span><text:span text:style-name="T78">Lista de objetos populados a partir do resultado da consulta.</text:span></text:p>
      <text:p text:style-name="P43">Parâmetros: </text:p>
      <text:p text:style-name="P95"><text:span text:style-name="T80"><text:tab/><text:tab/>- </text:span><text:span text:style-name="T87">sqlId</text:span><text:span text:style-name="T78">: ID do comando sql no repositório</text:span></text:p>
      <text:p text:style-name="P95"><text:span text:style-name="T78"><text:tab/><text:tab/>- </text:span><text:span text:style-name="T87">clazz</text:span><text:span text:style-name="T78">: Classe (classe raiz, nível 1) que será usada para popular o resultado da consulta</text:span></text:p>
      <text:p text:style-name="P95"><text:span text:style-name="T78"><text:tab/><text:tab/>- </text:span><text:span text:style-name="T87">params</text:span><text:span text:style-name="T78">: Array (varargs) de objetos que são os parâmetros da consulta</text:span></text:p>
      <text:p text:style-name="P49"/>
      <text:p text:style-name="P49"/>
      <text:p text:style-name="P95"><text:span text:style-name="T78">* </text:span><text:span text:style-name="T80">Método: </text:span><text:span text:style-name="T82">execSqlQuery</text:span></text:p>
      <text:p text:style-name="P95"><text:span text:style-name="T80">Assinatura: </text:span><text:span text:style-name="T163">public</text:span><text:span text:style-name="T18"> &lt;E&gt; List&lt;E&gt; execSqlQuery(Class&lt;E&gt; clazz,String sql, Object... params);</text:span></text:p>
      <text:p text:style-name="P95"><text:span text:style-name="T80">Descrição: </text:span><text:span text:style-name="T78">Executa uma query sql. Use o carácter '?' para definir parâmetros no sql da query. </text:span></text:p>
      <text:p text:style-name="P95"><text:span text:style-name="T78">Exemplo: </text:span><text:span text:style-name="T87">Select * From Person where id = ?.</text:span></text:p>
      <text:p text:style-name="P97"><text:span text:style-name="T81">Retorno:</text:span><text:span text:style-name="T78"> Lista de objetos populados a partir do resultado da consulta.</text:span></text:p>
      <text:p text:style-name="P43">Parâmetros:</text:p>
      <text:p text:style-name="P97"><text:span text:style-name="T81"><text:tab/><text:tab/></text:span><text:span text:style-name="T78">- </text:span><text:span text:style-name="T87">clazz</text:span><text:span text:style-name="T78">: Classe (classe raiz, nível 1) que será usada para popular o resultado da consulta</text:span></text:p>
      <text:p text:style-name="P97"><text:span text:style-name="T78"><text:tab/><text:tab/>- </text:span><text:span text:style-name="T87">sql:</text:span><text:span text:style-name="T78"> Sql da consulta a ser realizada</text:span></text:p>
      <text:p text:style-name="P97"><text:span text:style-name="T78"><text:tab/><text:tab/>- </text:span><text:span text:style-name="T87">params</text:span><text:span text:style-name="T78">: Array (varargs) de objetos que são os parâmetros da consulta</text:span></text:p>
      <text:p text:style-name="P35"/>
      <text:p text:style-name="P35"/>
      <text:p text:style-name="P95"><text:span text:style-name="T78">* </text:span><text:span text:style-name="T80">Método: </text:span><text:span text:style-name="T82">execQueryForObject</text:span></text:p>
      <text:p text:style-name="P95"><text:span text:style-name="T80">Assinatura: </text:span><text:span text:style-name="T165">public</text:span><text:span text:style-name="T25"> &lt;E&gt; E execQueryForObject(Class&lt;E&gt; clazz,String sqlId, Object... params) <text:tab/><text:tab/><text:tab/></text:span><text:span text:style-name="T165">throws</text:span><text:span text:style-name="T25"> NonUniqueRowException;</text:span></text:p>
      <text:p text:style-name="P95"><text:span text:style-name="T80">Descrição: </text:span><text:span text:style-name="T78">Executa uma query a partir de um comando sql do repositório de comandos onde é esperado no máximo um registro como resultado. Use o carácter '?' para definir parâmetros no comando definindo no repositório. Exemplo: </text:span><text:span text:style-name="T87">Select * From Person where id = ?.</text:span></text:p>
      <text:p text:style-name="P97"><text:span text:style-name="T81">Retorno:</text:span><text:span text:style-name="T78"> Objeto populado a partir do único registro retornado no resultado da consulta ou </text:span><text:span text:style-name="T87">null</text:span><text:span text:style-name="T78"> caso a consulta não tenha retornado nenhum registro.</text:span></text:p>
      <text:p text:style-name="P43">Throws: </text:p>
      <text:p text:style-name="P97"><text:soft-page-break/><text:span text:style-name="T81"><text:tab/><text:tab/></text:span><text:span text:style-name="T78">- </text:span><text:span text:style-name="T87">NonUniqueRowException:</text:span><text:span text:style-name="T78"> Lançada quando a query retornou mais de um registro.</text:span></text:p>
      <text:p text:style-name="P43">Parâmetros:</text:p>
      <text:p text:style-name="P97"><text:span text:style-name="T81"><text:tab/><text:tab/></text:span><text:span text:style-name="T78">- </text:span><text:span text:style-name="T87">clazz</text:span><text:span text:style-name="T78">: Classe (classe raiz, nível 1) que será usada para popular o resultado da consulta</text:span></text:p>
      <text:p text:style-name="P97"><text:span text:style-name="T78"><text:tab/><text:tab/>- </text:span><text:span text:style-name="T87">sqlId</text:span><text:span text:style-name="T78">: ID do comando sql no repositório</text:span></text:p>
      <text:p text:style-name="P97"><text:span text:style-name="T78"><text:tab/><text:tab/>- </text:span><text:span text:style-name="T87">params</text:span><text:span text:style-name="T78">: Array (varargs) de objetos que são os parâmetros da consulta</text:span></text:p>
      <text:p text:style-name="P35"/>
      <text:p text:style-name="P35"/>
      <text:p text:style-name="P95"><text:span text:style-name="T78">* </text:span><text:span text:style-name="T80">Método: </text:span><text:span text:style-name="T82">execSqlQueryForObject</text:span></text:p>
      <text:p text:style-name="P95"><text:span text:style-name="T80">Assinatura: </text:span><text:span text:style-name="T165">public</text:span><text:span text:style-name="T25"> &lt;E&gt; E execSqlQueryForObject(Class&lt;E&gt; clazz,String sql, Object... params) <text:tab/><text:tab/><text:tab/></text:span><text:span text:style-name="T165">throws</text:span><text:span text:style-name="T25"> NonUniqueRowException;</text:span></text:p>
      <text:p text:style-name="P95"><text:span text:style-name="T80">Descrição: </text:span><text:span text:style-name="T78">Executa uma query sql onde é esperado no máximo um registro como resultado. Use o carácter '?' para definir parâmetros no sql da query. </text:span></text:p>
      <text:p text:style-name="P95"><text:span text:style-name="T78">Exemplo: </text:span><text:span text:style-name="T87">Select * From Person where id = ?.</text:span></text:p>
      <text:p text:style-name="P97"><text:span text:style-name="T81">Retorno:</text:span><text:span text:style-name="T78"> Objeto populado a partir do único registro retornado no resultado da consulta ou </text:span><text:span text:style-name="T87">null</text:span><text:span text:style-name="T78"> caso a consulta não tenha retornado nenhum registro.</text:span></text:p>
      <text:p text:style-name="P43">Throws: </text:p>
      <text:p text:style-name="P97"><text:span text:style-name="T81"><text:tab/><text:tab/></text:span><text:span text:style-name="T78">- </text:span><text:span text:style-name="T87">NonUniqueRowException:</text:span><text:span text:style-name="T78"> Lançada quando a query retornou mais de um registro.</text:span></text:p>
      <text:p text:style-name="P43">Parâmetros:</text:p>
      <text:p text:style-name="P97"><text:span text:style-name="T81"><text:tab/><text:tab/></text:span><text:span text:style-name="T78">- </text:span><text:span text:style-name="T87">clazz</text:span><text:span text:style-name="T78">: Classe (classe raiz, nível 1) que será usada para popular o resultado da consulta</text:span></text:p>
      <text:p text:style-name="P97"><text:span text:style-name="T78"><text:tab/><text:tab/>- </text:span><text:span text:style-name="T87">sqlId</text:span><text:span text:style-name="T78">: ID do comando sql no repositório</text:span></text:p>
      <text:p text:style-name="P35"><text:tab/><text:tab/>- <text:span text:style-name="T104">params</text:span>: Array (varargs) de objetos que são os parâmetros da consulta</text:p>
      <text:p text:style-name="P35"/>
      <text:p text:style-name="P35"/>
      <text:p text:style-name="P95"><text:span text:style-name="T78">* </text:span><text:span text:style-name="T80">Método: </text:span><text:span text:style-name="T82">execUpdate</text:span></text:p>
      <text:p text:style-name="P95"><text:span text:style-name="T80">Assinatura: </text:span><text:span text:style-name="T165">public</text:span><text:span text:style-name="T25"> </text:span><text:span text:style-name="T165">int</text:span><text:span text:style-name="T25"> execUpdate(String sqlId, Object... args);</text:span></text:p>
      <text:p text:style-name="P95"><text:span text:style-name="T80">Descrição: </text:span><text:span text:style-name="T78">Executa uma atualização a partir de um comando sql do repositório de comandos e retorna o número de registros afetados pela atualização. Usado para qualquer tipo <text:s/>de atualização : </text:span><text:span text:style-name="T87">delete, update </text:span><text:span text:style-name="T78">e </text:span><text:span text:style-name="T87">insert. </text:span><text:span text:style-name="T78">Use o carácter '?' para definir argumentos no comando definindo no repositório. Exemplo: </text:span><text:span text:style-name="T87">insert into person values(?,?,?).</text:span></text:p>
      <text:p text:style-name="P97"><text:span text:style-name="T81">Retorno:</text:span><text:span text:style-name="T78"> Número de registros afetados pela atualização.</text:span></text:p>
      <text:p text:style-name="P43">Parâmetros:</text:p>
      <text:p text:style-name="P97"><text:span text:style-name="T78"><text:tab/><text:tab/>- </text:span><text:span text:style-name="T87">sqlId</text:span><text:span text:style-name="T78">: ID do comando sql no repositório</text:span></text:p>
      <text:p text:style-name="P35"><text:tab/><text:tab/>- <text:span text:style-name="T104">args</text:span>: Array (varargs) de objetos que são os argumentos para a atualização a ser executada.</text:p>
      <text:p text:style-name="P35"/>
      <text:p text:style-name="P35"/>
      <text:p text:style-name="P95"><text:span text:style-name="T78">* </text:span><text:span text:style-name="T80">Método: </text:span><text:span text:style-name="T82">execSqlUpdate</text:span></text:p>
      <text:p text:style-name="P95"><text:span text:style-name="T80">Assinatura: </text:span><text:span text:style-name="T165">public</text:span><text:span text:style-name="T25"> </text:span><text:span text:style-name="T165">int</text:span><text:span text:style-name="T25"> execSqlUpdate(String sql, Object... args);</text:span></text:p>
      <text:p text:style-name="P95"><text:span text:style-name="T80">Descrição: </text:span><text:span text:style-name="T78">Executa uma atualização sql e retorna o número de registros afetados pela atualização. Usado para qualquer tipo <text:s/>de atualização : </text:span><text:span text:style-name="T87">delete, update </text:span><text:span text:style-name="T78">e </text:span><text:span text:style-name="T87">insert. </text:span><text:span text:style-name="T78">Use o carácter '?' para definir argumentos no sql da atualização. Exemplo: </text:span><text:span text:style-name="T87">insert into person values(?,?,?).</text:span></text:p>
      <text:p text:style-name="P97"><text:span text:style-name="T81">Retorno:</text:span><text:span text:style-name="T78"> Número de registros afetados pela atualização.</text:span></text:p>
      <text:p text:style-name="P43">Parâmetros:</text:p>
      <text:p text:style-name="P97"><text:span text:style-name="T78"><text:tab/><text:tab/>- </text:span><text:span text:style-name="T87">sql</text:span><text:span text:style-name="T78">: sql da atualização a ser executada.</text:span></text:p>
      <text:p text:style-name="P35"><text:tab/><text:tab/>- <text:span text:style-name="T104">args</text:span>: Array (varargs) de objetos que são os argumentos para a atualização a ser executada.</text:p>
      <text:p text:style-name="P35"/>
      <text:p text:style-name="P35"/>
      <text:p text:style-name="P95"><text:span text:style-name="T78">* </text:span><text:span text:style-name="T80">Método: </text:span><text:span text:style-name="T82">callProcedure</text:span></text:p>
      <text:p text:style-name="P95"><text:soft-page-break/><text:span text:style-name="T80">Assinatura: </text:span><text:span text:style-name="T165">public</text:span><text:span text:style-name="T25"> </text:span><text:span text:style-name="T26">Map</text:span><text:span text:style-name="T25"> callProcedure(String sqlId, SqlArg... args);</text:span></text:p>
      <text:p text:style-name="P95"><text:span text:style-name="T80">Descrição: </text:span><text:span text:style-name="T78">Chama e executa um comando sql a partir do repositório para uma stored procedure.</text:span></text:p>
      <text:p text:style-name="P97"><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8"><text:tab/><text:tab/>- </text:span><text:span text:style-name="T87">sqlId</text:span><text:span text:style-name="T78">: ID do comando referente a chamada a stored procedure a partir do repositório de comandos.</text:span></text:p>
      <text:p text:style-name="P35"><text:tab/><text:tab/>- <text:span text:style-name="T104">args</text:span>: Array (varargs) de <text:span text:style-name="T104">org.lindbergframework.persistence.sql.SqlArg</text:span> que são os argumentos de <text:tab/><text:tab/>entrada para <text:tab/>a procedure a ser chamada. Essa classe <text:span text:style-name="T104">SqlArg </text:span>nada mais é do que uma classe que <text:tab/><text:tab/>engloba um par de nome e valor de um argumento de um sql.</text:p>
      <text:p text:style-name="P35"/>
      <text:p text:style-name="P35"/>
      <text:p text:style-name="P95"><text:span text:style-name="T78">* </text:span><text:span text:style-name="T80">Método: </text:span><text:span text:style-name="T82">callProcedure</text:span><text:span text:style-name="T84"> </text:span><text:span text:style-name="T93">(Sobrecarga usando um MAP como entrada de argumentos para procedure)</text:span></text:p>
      <text:p text:style-name="P95"><text:span text:style-name="T80">Assinatura: </text:span><text:span text:style-name="T165">public</text:span><text:span text:style-name="T25"> </text:span><text:span text:style-name="T26">Map</text:span><text:span text:style-name="T25"> callProcedure(String sqlId, Map&lt;String, Object&gt; args);</text:span></text:p>
      <text:p text:style-name="P95"><text:span text:style-name="T80">Descrição: </text:span><text:span text:style-name="T78">Chama e executa um comando sql a partir do repositório para uma stored procedure.</text:span></text:p>
      <text:p text:style-name="P97"><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8"><text:tab/><text:tab/>- </text:span><text:span text:style-name="T87">sqlId</text:span><text:span text:style-name="T78">: ID do comando referente a chamada a stored procedure a partir do repositório de comandos.</text:span></text:p>
      <text:p text:style-name="P35"><text:tab/><text:tab/>- <text:span text:style-name="T104">args</text:span>: Map composto pelos argumentos de entrada da procedure onde em cada elemento a chave é o <text:tab/><text:tab/>nome do argumento na assinatura da procedure e o valor é o próprio valor a ser usado.</text:p>
      <text:p text:style-name="P35"/>
      <text:p text:style-name="P35"/>
      <text:p text:style-name="P95"><text:span text:style-name="T78">* </text:span><text:span text:style-name="T80">Método: </text:span><text:span text:style-name="T82">callProcedure</text:span><text:span text:style-name="T84"> </text:span><text:span text:style-name="T93">(Sobrecarga não usando o repositório de comandos, usando a classe SqlProcedure)</text:span></text:p>
      <text:p text:style-name="P95"><text:span text:style-name="T80">Assinatura: </text:span><text:span text:style-name="T165">public</text:span><text:span text:style-name="T25"> </text:span><text:span text:style-name="T26">Map</text:span><text:span text:style-name="T25"> callProcedure(SqlProcedure procedure, SqlArg... args);</text:span></text:p>
      <text:p text:style-name="P95"><text:span text:style-name="T80">Descrição: </text:span><text:span text:style-name="T78">Chama e executa uma procedure a partir da classe</text:span></text:p>
      <text:p text:style-name="P95"><text:span text:style-name="T78"><text:s/><text:tab/><text:tab/> <text:s text:c="7"/></text:span><text:span text:style-name="T87">org.lindbergframework.persistence.sql.SqlProcedure</text:span></text:p>
      <text:p text:style-name="P97"><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8"><text:tab/><text:tab/>- </text:span><text:span text:style-name="T87">procedure</text:span><text:span text:style-name="T78">: Instância de SqlProcedure composta pela definição da procedure a ser chamada.</text:span></text:p>
      <text:p text:style-name="P35"><text:tab/><text:tab/>- <text:span text:style-name="T104">args</text:span>: Array (varargs) de <text:span text:style-name="T104">org.lindbergframework.persistence.sql.SqlArg</text:span> que são os argumentos de <text:tab/><text:tab/>entrada para <text:tab/>a procedure a ser chamada. Essa classe <text:span text:style-name="T104">SqlArg </text:span>nada mais é do que uma classe que <text:tab/><text:tab/>engloba um par de nome e valor de um argumento de um sql.</text:p>
      <text:p text:style-name="P35"/>
      <text:p text:style-name="P35"/>
      <text:p text:style-name="P95"><text:span text:style-name="T78">* </text:span><text:span text:style-name="T80">Método: </text:span><text:span text:style-name="T82">callProcedure</text:span><text:span text:style-name="T84"> </text:span><text:span text:style-name="T93">(Sobrecarga não usando o repositório de comandos, usando a classe SqlProcedure e um Map <text:tab/><text:tab/> <text:s text:c="9"/>como parâmetros de entrada para a Procedure)</text:span></text:p>
      <text:p text:style-name="P95"><text:span text:style-name="T80">Assinatura: </text:span><text:span text:style-name="T165">public</text:span><text:span text:style-name="T25"> </text:span><text:span text:style-name="T26">Map</text:span><text:span text:style-name="T25"> callProcedure(SqlProcedure procedure, Map&lt;String, Object&gt; args);</text:span></text:p>
      <text:p text:style-name="P95"><text:span text:style-name="T80">Descrição: </text:span><text:span text:style-name="T78">Chama e executa uma procedure a partir da classe</text:span></text:p>
      <text:p text:style-name="P95"><text:span text:style-name="T78"><text:s/><text:tab/><text:tab/> <text:s text:c="7"/></text:span><text:span text:style-name="T87">org.lindbergframework.persistence.sql.SqlProcedure</text:span></text:p>
      <text:p text:style-name="P97"><text:span text:style-name="T81">Retorno:</text:span><text:span text:style-name="T78">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8"><text:tab/><text:tab/>- </text:span><text:span text:style-name="T87">procedure</text:span><text:span text:style-name="T78">: Instância de SqlProcedure composta pela definição da procedure a ser chamada.</text:span></text:p>
      <text:p text:style-name="P35"><text:tab/><text:tab/>- <text:span text:style-name="T104">args</text:span>: Map composto pelos argumentos de entrada da procedure onde em cada elemento a chave é o <text:tab/><text:tab/>nome do argumento na assinatura da procedure e o valor é o próprio valor a ser usado.</text:p>
      <text:p text:style-name="P35"><text:soft-page-break/></text:p>
      <text:p text:style-name="P35"/>
      <text:p text:style-name="P95"><text:span text:style-name="T78">* </text:span><text:span text:style-name="T80">Método: </text:span><text:span text:style-name="T82">callFunction</text:span></text:p>
      <text:p text:style-name="P95"><text:span text:style-name="T80">Assinatura: </text:span><text:span text:style-name="T165">public</text:span><text:span text:style-name="T25"> </text:span><text:span text:style-name="T26">Map</text:span><text:span text:style-name="T25"> callFunction(String sqlId, SqlArg... args);</text:span></text:p>
      <text:p text:style-name="P95"><text:span text:style-name="T80">Descrição: </text:span><text:span text:style-name="T78">Chama e executa um comando sql a partir do repositório para uma stored function.</text:span></text:p>
      <text:p text:style-name="P97"><text:span text:style-name="T81">Retorno:</text:span><text:span text:style-name="T78"> Map contendo os parâmetros de saída retornados após a executação da function onde a chave de cada elemento é o nome do parâmetro retornado e o valor é o próprio valor retornado para o parâmetro.</text:span></text:p>
      <text:p text:style-name="P95"><text:span text:style-name="T80">Observação:</text:span><text:span text:style-name="T78"> O valor padrão para a chave do valor retornado como resultado da function no map é definido pela constante </text:span><text:span text:style-name="T244">SqlFunction.DEFAULT_RESULT_NAME</text:span><text:span text:style-name="T61">. Caso o nome desse parâmetro seja definido na declaração do comando no repositório o padrão é sobrescrito pelo definido explicitamente.</text:span></text:p>
      <text:p text:style-name="P40"/>
      <text:p text:style-name="P40"/>
      <text:p text:style-name="P40"/>
      <text:p text:style-name="P40"/>
      <text:p text:style-name="P43">Parâmetros:</text:p>
      <text:p text:style-name="P97"><text:span text:style-name="T78"><text:tab/><text:tab/>- </text:span><text:span text:style-name="T87">sqlId</text:span><text:span text:style-name="T78">: ID do comando referente a chamada a stored function a partir do repositório de comandos.</text:span></text:p>
      <text:p text:style-name="P35"><text:tab/><text:tab/>- <text:span text:style-name="T104">args</text:span>: Array (varargs) de <text:span text:style-name="T104">org.lindbergframework.persistence.sql.SqlArg</text:span> que são os argumentos de <text:tab/><text:tab/>entrada para <text:tab/>a function a ser chamada. Essa classe <text:span text:style-name="T104">SqlArg </text:span>nada mais é do que uma classe que <text:tab/><text:tab/><text:tab/>engloba um par de nome e valor de um argumento de um sql.</text:p>
      <text:p text:style-name="P35"/>
      <text:p text:style-name="P35"/>
      <text:p text:style-name="P95"><text:span text:style-name="T78">* </text:span><text:span text:style-name="T80">Método: </text:span><text:span text:style-name="T83">callFunction </text:span><text:span text:style-name="T93">(Sobrecarga usando um MAP como entrada de argumentos para function)</text:span></text:p>
      <text:p text:style-name="P95"><text:span text:style-name="T80">Assinatura: </text:span><text:span text:style-name="T165">public</text:span><text:span text:style-name="T25"> </text:span><text:span text:style-name="T26">Map</text:span><text:span text:style-name="T25"> callFunction(String sqlId, Map&lt;String, Object&gt; args);</text:span></text:p>
      <text:p text:style-name="P95"><text:span text:style-name="T80">Descrição: </text:span><text:span text:style-name="T78">Chama e executa um comando sql a partir do repositório para uma stored function.</text:span></text:p>
      <text:p text:style-name="P97"><text:span text:style-name="T81">Retorno:</text:span><text:span text:style-name="T78"> Map contendo os parâmetros de saída retornados após a executação da function onde a chave de cada elemento é o nome do parâmetro retornado e o valor é o próprio valor retornado para o parâmetro.</text:span></text:p>
      <text:p text:style-name="P95"><text:span text:style-name="T80">Observação:</text:span><text:span text:style-name="T78"> O valor padrão para a chave do valor retornado como resultado da function no map é definido pela constante </text:span><text:span text:style-name="T244">SqlFunction.DEFAULT_RESULT_NAME</text:span><text:span text:style-name="T61">. Caso o nome desse parâmetro seja definido na declaração do comando no repositório o padrão é sobrescrito pelo definido explicitamente.</text:span></text:p>
      <text:p text:style-name="P43">Parâmetros:</text:p>
      <text:p text:style-name="P97"><text:span text:style-name="T78"><text:tab/><text:tab/>- </text:span><text:span text:style-name="T87">sqlId</text:span><text:span text:style-name="T78">: ID do comando referente a chamada a stored function a partir do repositório de comandos.</text:span></text:p>
      <text:p text:style-name="P35"><text:tab/><text:tab/>- <text:span text:style-name="T104">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8">* </text:span><text:span text:style-name="T80">Método: </text:span><text:span text:style-name="T82">callFunction</text:span><text:span text:style-name="T83"> </text:span><text:span text:style-name="T93">(Sobrecarga não usando o repositório de comandos, usando a classe SqlFunction)</text:span></text:p>
      <text:p text:style-name="P95"><text:span text:style-name="T80">Assinatura: </text:span><text:span text:style-name="T165">public</text:span><text:span text:style-name="T25"> </text:span><text:span text:style-name="T26">Map</text:span><text:span text:style-name="T25"> callFunction(SqlFunction function, SqlArg... args);</text:span></text:p>
      <text:p text:style-name="P95"><text:span text:style-name="T80">Descrição: </text:span><text:span text:style-name="T78">Chama e executa uma function a partir da classe</text:span></text:p>
      <text:p text:style-name="P95"><text:span text:style-name="T78"><text:s/><text:tab/><text:tab/> <text:s text:c="7"/></text:span><text:span text:style-name="T87">org.lindbergframework.persistence.sql.SqlFunction</text:span></text:p>
      <text:p text:style-name="P97"><text:span text:style-name="T81">Retorno:</text:span><text:span text:style-name="T78"> Map contendo os parâmetros de saída retornados após a executação da function onde a chave de cada elemento é o nome do parâmetro retornado e o valor é o próprio valor retornado para o parâmetro.</text:span></text:p>
      <text:p text:style-name="P95"><text:span text:style-name="T80">Observação:</text:span><text:span text:style-name="T78"> O valor padrão para a chave do valor retornado como resultado da function no map é definido pela constante </text:span><text:span text:style-name="T244">SqlFunction.DEFAULT_RESULT_NAME</text:span><text:span text:style-name="T61">. Caso o nome desse parâmetro seja definido na declaração do comando no repositório o padrão é sobrescrito pelo definido explicitamente.</text:span></text:p>
      <text:p text:style-name="P43">Parâmetros:</text:p>
      <text:p text:style-name="P97"><text:span text:style-name="T78"><text:tab/><text:tab/>- </text:span><text:span text:style-name="T87">function</text:span><text:span text:style-name="T78">: Instância de SqlFunction composta pela definição da function a ser chamada.</text:span></text:p>
      <text:p text:style-name="P35"><text:soft-page-break/><text:tab/><text:tab/>- <text:span text:style-name="T104">args</text:span>: Array (varargs) de <text:span text:style-name="T104">org.lindbergframework.persistence.sql.SqlArg</text:span> que são os argumentos de <text:tab/><text:tab/>entrada para <text:tab/>a function a ser chamada. Essa classe <text:span text:style-name="T104">SqlArg </text:span>nada mais é do que uma classe que <text:tab/><text:tab/><text:tab/>engloba um par de nome e valor de um argumento de um sql.</text:p>
      <text:p text:style-name="P35"/>
      <text:p text:style-name="P35"/>
      <text:p text:style-name="P95"><text:span text:style-name="T78">* </text:span><text:span text:style-name="T80">Método: </text:span><text:span text:style-name="T82">callFunction</text:span><text:span text:style-name="T83"> </text:span><text:span text:style-name="T93">Sobrecarga não usando o repositório de comandos, usando a classe SqlProcedure e um Map <text:tab/><text:tab/> <text:s text:c="9"/>como parâmetros de entrada para a Procedure)</text:span></text:p>
      <text:p text:style-name="P95"><text:span text:style-name="T80">Assinatura: </text:span><text:span text:style-name="T165">public</text:span><text:span text:style-name="T25"> </text:span><text:span text:style-name="T26">Map</text:span><text:span text:style-name="T25"> callFunction(SqlFunction function, Map&lt;String, Object&gt; args);</text:span></text:p>
      <text:p text:style-name="P95"><text:span text:style-name="T80">Descrição: </text:span><text:span text:style-name="T78">Chama e executa uma function a partir da classe</text:span></text:p>
      <text:p text:style-name="P95"><text:span text:style-name="T78"><text:s/><text:tab/><text:tab/> <text:s text:c="7"/></text:span><text:span text:style-name="T87">org.lindbergframework.persistence.sql.SqlFunction</text:span></text:p>
      <text:p text:style-name="P97"><text:span text:style-name="T81">Retorno:</text:span><text:span text:style-name="T78"> Map contendo os parâmetros de saída retornados após a executação da function onde a chave de </text:span><text:span text:style-name="T78">cada elemento é o nome do parâmetro retornado e o valor é o próprio valor retornado para o parâmetro.</text:span></text:p>
      <text:p text:style-name="P95"><text:span text:style-name="T80">Observação:</text:span><text:span text:style-name="T78"> O valor padrão para a chave do valor retornado como resultado da function no map é definido pela constante </text:span><text:span text:style-name="T244">SqlFunction.DEFAULT_RESULT_NAME</text:span><text:span text:style-name="T61">. Caso o nome desse parâmetro seja definido na declaração do comando no repositório o padrão é sobrescrito pelo definido explicitamente.</text:span></text:p>
      <text:p text:style-name="P43">Parâmetros:</text:p>
      <text:p text:style-name="P97"><text:span text:style-name="T78"><text:tab/><text:tab/>- </text:span><text:span text:style-name="T87">function</text:span><text:span text:style-name="T78">: Instância de SqlFunction composta pela definição da function a ser chamada.</text:span></text:p>
      <text:p text:style-name="P35"><text:tab/><text:tab/>- <text:span text:style-name="T104">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8">* </text:span><text:span text:style-name="T80">Método: </text:span><text:span text:style-name="T82">configureDefaultPopulator</text:span></text:p>
      <text:p text:style-name="P95"><text:span text:style-name="T80">Assinatura: </text:span><text:span text:style-name="T165">public</text:span><text:span text:style-name="T25"> </text:span><text:span text:style-name="T165">void</text:span><text:span text:style-name="T25"> configureDefaultPopulator();</text:span></text:p>
      <text:p text:style-name="P95"><text:span text:style-name="T80">Descrição: </text:span><text:span text:style-name="T78">Configura a implementação padrão de </text:span><text:span text:style-name="T87">BeanPopulator</text:span><text:span text:style-name="T78"> como responsável por toda a população de beans originados de queries, cursores como parametros de saída de functions e procedures e onde mais for necessário popular objetos a partir de dados obtidos do banco </text:span><text:span text:style-name="T87">.</text:span></text:p>
      <text:p text:style-name="P95"><text:span text:style-name="T87"><text:tab/></text:span><text:span text:style-name="T78"> <text:tab/></text:span><text:span text:style-name="T87">org.lindbergframework.persistence.beans.MultLevelsBeanPopulator</text:span></text:p>
      <text:p text:style-name="P49"/>
      <text:p text:style-name="P95"><text:span text:style-name="T78">* </text:span><text:span text:style-name="T80">Método: </text:span><text:span text:style-name="T82">configureDefaultDataSource</text:span></text:p>
      <text:p text:style-name="P95"><text:span text:style-name="T80">Assinatura: </text:span><text:span text:style-name="T165">public</text:span><text:span text:style-name="T25"> </text:span><text:span text:style-name="T165">void</text:span><text:span text:style-name="T25"> configureDefaultDataSource();</text:span></text:p>
      <text:p text:style-name="P95"><text:span text:style-name="T80">Descrição: </text:span><text:span text:style-name="T78">Configura o datasource padrão definido na configuração do </text:span><text:span text:style-name="T87">LINP</text:span><text:span text:style-name="T78"> a partir do contexto (</text:span><text:span text:style-name="T87">LinpContext).</text:span></text:p>
      <text:p text:style-name="P49"/>
      <text:p text:style-name="P95"><text:span text:style-name="T78">* </text:span><text:span text:style-name="T80">Método: </text:span><text:span text:style-name="T82">setDataSourceConfig</text:span></text:p>
      <text:p text:style-name="P95"><text:span text:style-name="T80">Assinatura: </text:span><text:span text:style-name="T165">public</text:span><text:span text:style-name="T25"> </text:span><text:span text:style-name="T165">void</text:span><text:span text:style-name="T25"> setDataSourceConfig(DataSourceConfig dataSourceConfig);</text:span></text:p>
      <text:p text:style-name="P95"><text:span text:style-name="T80">Descrição: </text:span><text:span text:style-name="T78">Configura explicitamente as configurações de DataSource que devem ser usadas pelo template</text:span><text:span text:style-name="T87">.</text:span></text:p>
      <text:p text:style-name="P49"/>
      <text:p text:style-name="P95"><text:span text:style-name="T78">* </text:span><text:span text:style-name="T80">Método: get</text:span><text:span text:style-name="T82">DataSourceConfig</text:span></text:p>
      <text:p text:style-name="P95"><text:span text:style-name="T80">Assinatura: </text:span><text:span text:style-name="T165">public</text:span><text:span text:style-name="T25"> DataSourceConfig getDataSourceConfig();</text:span></text:p>
      <text:p text:style-name="P95"><text:span text:style-name="T80">Descrição: </text:span><text:span text:style-name="T78">Retorna as configurações de datasource definidas que estão sendo usadas pelo template.</text:span></text:p>
      <text:p text:style-name="P35"/>
      <text:p text:style-name="P95"><text:span text:style-name="T78">* </text:span><text:span text:style-name="T80">Método: get</text:span><text:span text:style-name="T82">DataSource</text:span></text:p>
      <text:p text:style-name="P95"><text:span text:style-name="T80">Assinatura: </text:span><text:span text:style-name="T165">public</text:span><text:span text:style-name="T25"> DataSource getDataSource();</text:span></text:p>
      <text:p text:style-name="P95"><text:span text:style-name="T80">Descrição: </text:span><text:span text:style-name="T78">Retorna o datasource definido que está sendo usado pelo template.</text:span></text:p>
      <text:p text:style-name="P35"/>
      <text:p text:style-name="P95"><text:span text:style-name="T78">* </text:span><text:span text:style-name="T80">Método: </text:span><text:span text:style-name="T82">setBeanPopulator</text:span></text:p>
      <text:p text:style-name="P95"><text:soft-page-break/><text:span text:style-name="T80">Assinatura: </text:span><text:span text:style-name="T165">public</text:span><text:span text:style-name="T25"> </text:span><text:span text:style-name="T165">void</text:span><text:span text:style-name="T25"> setBeanPopulator(BeanPopulator beanPopulator);</text:span></text:p>
      <text:p text:style-name="P95"><text:span text:style-name="T80">Descrição: </text:span><text:span text:style-name="T78">Configura explicitamente qual implementação de </text:span><text:span text:style-name="T87">BeanPopulator </text:span><text:span text:style-name="T78">deve ser usada pelo template.</text:span></text:p>
      <text:p text:style-name="P35"/>
      <text:p text:style-name="P95"><text:span text:style-name="T78">* </text:span><text:span text:style-name="T80">Método: g</text:span><text:span text:style-name="T82">etConnection</text:span></text:p>
      <text:p text:style-name="P95"><text:span text:style-name="T80">Assinatura: </text:span><text:span text:style-name="T165">public</text:span><text:span text:style-name="T25"> Connection getConnection() </text:span><text:span text:style-name="T165">throws</text:span><text:span text:style-name="T25"> SQLException;</text:span></text:p>
      <text:p text:style-name="P95"><text:span text:style-name="T80">Descrição: </text:span><text:span text:style-name="T78">Retorna uma conexão obtida a partir do datasource definido para o template.</text:span></text:p>
      <text:p text:style-name="P43">Throws:</text:p>
      <text:p text:style-name="P97"><text:span text:style-name="T81"><text:tab/><text:tab/>- </text:span><text:span text:style-name="T87">SqlException: </text:span><text:span text:style-name="T78">Se ocorreu algum problema na obtenção da conexão.</text:span></text:p>
      <text:p text:style-name="P35"/>
      <text:p text:style-name="P95"><text:span text:style-name="T78">* </text:span><text:span text:style-name="T80">Método: g</text:span><text:span text:style-name="T82">etSqlCommandResolver</text:span></text:p>
      <text:p text:style-name="P95"><text:span text:style-name="T80">Assinatura: </text:span><text:span text:style-name="T165">public</text:span><text:span text:style-name="T25"> SqlCommandResolver getSqlCommandResolver();</text:span></text:p>
      <text:p text:style-name="P95"><text:span text:style-name="T80">Descrição: </text:span><text:span text:style-name="T78">Retorna a implementação de </text:span><text:span text:style-name="T87">SqlCommandResolver</text:span><text:span text:style-name="T78"> que está sendo usada pelo template através do contexto (</text:span><text:span text:style-name="T87">LinpContext)</text:span><text:span text:style-name="T78">.</text:span></text:p>
      <text:p text:style-name="P95"><text:span text:style-name="T78"/></text:p>
      <text:p text:style-name="P101"><text:span text:style-name="T71"><text:tab/><text:tab/>5.8 – Definindo e trabalhando com repositório de Comandos SQL usando XML</text:span></text:p>
      <text:p text:style-name="P66"/>
      <text:p text:style-name="P101"><text:span text:style-name="T43"><text:tab/><text:tab/>A implementação padrão de repositório de comandos SQL provida pelo Lindbergframework é a que trabalha com um repositório definido em um ou mais arquivos XML onde o </text:span><text:span text:style-name="T48">SqlCommandResolver</text:span><text:span text:style-name="T43"> vai buscar os comandos SQL solicitados.</text:span></text:p>
      <text:p text:style-name="P35"/>
      <text:p text:style-name="P35"><text:tab/><text:tab/>Essa implementação padrão que trabalha com XML é a classe:</text:p>
      <text:p text:style-name="P49"><text:tab/><text:tab/><text:tab/>org.lindbergframework.persistence.sql.XmlSqlCommandResolver</text:p>
      <text:p text:style-name="P49"/>
      <text:p text:style-name="P102"><text:span text:style-name="T56"><text:tab/><text:tab/></text:span><text:span text:style-name="T43">Essa classe implementa toda a lógica de trabalhar com repositório de comandos SQL em arquivos XML baseados em um schema definido e que será abordado mais a frente. </text:span></text:p>
      <text:p text:style-name="P35"><text:tab/><text:tab/>Esta classe possui uma extensão:</text:p>
      <text:p text:style-name="P49"><text:tab/><text:tab/><text:tab/>org.lindbergframework.persistence.sql.ClassPathXmlSqlCommandResolver</text:p>
      <text:p text:style-name="P49"/>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25"><text:span text:style-name="T42"><text:tab/><text:tab/><text:tab/></text:span><text:a xlink:type="simple" xlink:href="http://www.lindbergframework.org/schema/linp-sqlMapping.xsd">http://www.lindbergframework.org/schema/linp-sqlMapping.xsd</text:a></text:p>
      <text:p text:style-name="P199"/>
      <text:p text:style-name="P199"><text:tab/><text:tab/>Esse schema bem como sua estrutura hierárquica são apresentados na figura a seguir:</text:p>
      <text:p text:style-name="P199"/>
      <text:p text:style-name="P199"><draw:frame draw:style-name="fr2" draw:name="figura7" text:anchor-type="paragraph" svg:width="19.833cm" svg:height="22.31cm" draw:z-index="6"><draw:image xlink:href="Pictures/10000000000004A1000005E19624E272.png" xlink:type="simple" xlink:show="embed" xlink:actuate="onLoad"/></draw:frame><text:soft-page-break/></text:p>
      <text:p text:style-name="P199"/>
      <text:p text:style-name="P125"><text:span text:style-name="T42"><text:tab/><text:tab/>A ideia de um XML baseado nesse schema é definir comandos SQL, sejam </text:span><text:span text:style-name="T51">selects, updates, deletes, </text:span><text:span text:style-name="T42">chamadas a </text:span><text:span text:style-name="T51">procedures </text:span><text:span text:style-name="T42">e </text:span><text:span text:style-name="T51">functions. </text:span><text:span text:style-name="T42">O Schema define simplesmente que cada comando deve possuir um </text:span><text:span text:style-name="T51">ID. </text:span><text:soft-page-break/><text:span text:style-name="T42">Esse </text:span><text:span text:style-name="T51">ID </text:span><text:span text:style-name="T42">deve ser único em todo o contexto do </text:span><text:span text:style-name="T51">LINP</text:span><text:span text:style-name="T42"> mesmo que o repositório seja composto por vários arquivos XML distintos mas que fazem parte do mesmo contexto. O </text:span><text:span text:style-name="T51">ID </text:span><text:span text:style-name="T42">não deve se repetir entre estes arquivos. Caso isto ocorra uma </text:span><text:span text:style-name="T51">org.lindbergframework.exception.DuplicatedSqlMappingIdException </text:span><text:span text:style-name="T42">é lançada.</text:span></text:p>
      <text:p text:style-name="P199"/>
      <text:p text:style-name="P125"><text:span text:style-name="T42"><text:tab/><text:tab/>O Schema define a tag raiz que é a </text:span><text:span text:style-name="T51">&lt;Linp-Mapping&gt;</text:span><text:span text:style-name="T42">. Abaixo dessa tag na hierarquia contém duas tags </text:span><text:span text:style-name="T51">&lt;Description&gt;</text:span><text:span text:style-name="T42"> e </text:span><text:span text:style-name="T51">&lt;Sql-Mapping&gt; </text:span><text:span text:style-name="T42">onde a primeria nada mais é que uma descrição livre sobre o XML em questão e a segunda é onde ficaram definidos os comandos SQL.</text:span></text:p>
      <text:p text:style-name="P199"/>
      <text:p text:style-name="P125"><text:span text:style-name="T42"><text:tab/><text:tab/>Dentro da tag </text:span><text:span text:style-name="T51">&lt;Sql-Mapping&gt;</text:span><text:span text:style-name="T42"> os comandos sql são definidos usando a tag </text:span><text:span text:style-name="T51">&lt;Sql-Command&gt;. </text:span><text:span text:style-name="T42">Cada tag </text:span><text:span text:style-name="T51">&lt;Sql-Command&gt;</text:span><text:span text:style-name="T42"> define um comando sql individual. Essa tag possui um atributo que é “id”. Esse atributo é o identificador do comando e é requerido. É através desse </text:span><text:span text:style-name="T51">ID</text:span><text:span text:style-name="T42"> que esse comando será localizado dentro do repositório e partir deste também que o template de persistência solicitará a execução do comando.</text:span></text:p>
      <text:p text:style-name="P199"/>
      <text:p text:style-name="P199"><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199"><text:tab/><text:tab/></text:p>
      <text:p text:style-name="P125"><text:span text:style-name="T42"><text:tab/><text:tab/></text:span><text:span text:style-name="T45">- &lt;Sql-Statement&gt;:</text:span><text:span text:style-name="T42"> Define um comando SQL simples como </text:span><text:span text:style-name="T51">select, update </text:span><text:span text:style-name="T42">e</text:span><text:span text:style-name="T51"> delete. </text:span><text:span text:style-name="T42">Não possui <text:tab/><text:tab/>nenhum atributo e seu conteúdo define a string do comando sql diretamente. </text:span></text:p>
      <text:p text:style-name="P125"><text:span text:style-name="T42"><text:tab/><text:tab/> <text:s text:c="2"/></text:span><text:span text:style-name="T45">EXEMPLO: </text:span></text:p>
      <text:p text:style-name="P125"><text:span text:style-name="T45"><text:tab/><text:tab/> <text:s text:c="7"/></text:span><text:span text:style-name="T176">&lt;</text:span><text:span text:style-name="T193">Sql-Command</text:span><text:span text:style-name="T19"> </text:span><text:span text:style-name="T214">id</text:span><text:span text:style-name="T19">=</text:span><text:span text:style-name="T144">"consultarPessoasPorBairro"</text:span><text:span text:style-name="T176">&gt;</text:span></text:p>
      <text:p text:style-name="P99"><text:span text:style-name="T15"><text:s text:c="13"/></text:span><text:span text:style-name="T187">&lt;</text:span><text:span text:style-name="T205">Sql-Statement</text:span><text:span text:style-name="T187">&gt;</text:span><text:span text:style-name="T90">select</text:span><text:span text:style-name="T15"> nome, telefone, rua </text:span><text:span text:style-name="T88">endereco.rua</text:span><text:span text:style-name="T15">, </text:span></text:p>
      <text:p text:style-name="P99"><text:span text:style-name="T15"><text:s text:c="28"/>bairro </text:span><text:span text:style-name="T88">endereco.bairro</text:span><text:span text:style-name="T15">, numero </text:span><text:span text:style-name="T88">endereco.numero</text:span><text:span text:style-name="T15">,</text:span></text:p>
      <text:p text:style-name="P99"><text:span text:style-name="T15"><text:s text:c="28"/>cep </text:span><text:span text:style-name="T88">endereco.cep</text:span><text:span text:style-name="T15"> </text:span><text:span text:style-name="T98">from</text:span><text:span text:style-name="T15"> </text:span><text:span text:style-name="T90">Pessoa where bairro = ?</text:span></text:p>
      <text:p text:style-name="P103"><text:span text:style-name="T15"><text:s text:c="13"/></text:span><text:span text:style-name="T171">&lt;/</text:span><text:span text:style-name="T188">Sql-Statement</text:span><text:span text:style-name="T171">&gt;</text:span></text:p>
      <text:p text:style-name="P136"><text:span text:style-name="T29"><text:s text:c="10"/></text:span><text:span text:style-name="T179">&lt;/</text:span><text:span text:style-name="T196">Sql-Command</text:span><text:span text:style-name="T179">&gt;</text:span></text:p>
      <text:p text:style-name="P129"/>
      <text:p text:style-name="P136"><text:span text:style-name="T179"><text:tab/> <text:s text:c="3"/></text:span><text:span text:style-name="T176">&lt;</text:span><text:span text:style-name="T193">Sql-Command</text:span><text:span text:style-name="T19"> </text:span><text:span text:style-name="T214">id</text:span><text:span text:style-name="T19">=</text:span><text:span text:style-name="T144">"excluirPessoas"</text:span><text:span text:style-name="T176">&gt;</text:span></text:p>
      <text:p text:style-name="P99"><text:span text:style-name="T15"><text:s text:c="13"/></text:span><text:span text:style-name="T187">&lt;</text:span><text:span text:style-name="T205">Sql-Statement</text:span><text:span text:style-name="T187">&gt;</text:span><text:span text:style-name="T90">delete from Pessoa where id = ?</text:span><text:span text:style-name="T187">&lt;/</text:span><text:span text:style-name="T205">Sql-Statement</text:span><text:span text:style-name="T187">&gt;</text:span></text:p>
      <text:p text:style-name="P136"><text:span text:style-name="T29"><text:s text:c="10"/></text:span><text:span text:style-name="T179">&lt;/</text:span><text:span text:style-name="T196">Sql-Command</text:span><text:span text:style-name="T179">&gt;</text:span></text:p>
      <text:p text:style-name="P129"/>
      <text:p text:style-name="P129"><text:tab/></text:p>
      <text:p text:style-name="P136"><text:span text:style-name="T42"><text:tab/></text:span><text:span text:style-name="T45">OBS: </text:span><text:span text:style-name="T42">A declaração do alias da coluna usando o carácter '.' (ponto) é seguindo o conceito de <text:tab/>população multinível, apresentado na sessão </text:span><text:span text:style-name="T49">5.6 – População de Beans Multi-Nível.</text:span><text:span text:style-name="T40"> O uso direto desse sql causaria erro de compilação mas como o </text:span><text:span text:style-name="T49">LINP</text:span><text:span text:style-name="T40"> propõe o conceito de população multi-nível então internamente ele faz a devida formatação e tradução desse comando para um </text:span><text:span text:style-name="T49">SQL </text:span><text:span text:style-name="T40">válido</text:span><text:span text:style-name="T49">.</text:span></text:p>
      <text:p text:style-name="P52"/>
      <text:p text:style-name="P125"><text:span text:style-name="T45"><text:tab/><text:tab/>- &lt;Procedure&gt;:</text:span><text:span text:style-name="T42"> Define uma chamada a uma stored procedure. Nesta tag são definidos também os parâmetros de saída que são </text:span><text:span text:style-name="T51">cursores, </text:span><text:span text:style-name="T42">caso exista algum, o catálogo, o pacote e o schema onde está a procedure, caso seja necessário.</text:span></text:p>
      <text:p text:style-name="P125"><text:span text:style-name="T42"/></text:p>
      <text:p text:style-name="P125"><text:span text:style-name="T42"><text:tab/><text:tab/></text:span><text:span text:style-name="T45">OBS: </text:span><text:span text:style-name="T42">A interface </text:span><text:span text:style-name="T51">PersistenceTemplate</text:span><text:span text:style-name="T42">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125"><text:span text:style-name="T42"/></text:p>
      <text:p text:style-name="P125"><text:soft-page-break/><text:span text:style-name="T42"><text:tab/><text:tab/> <text:s text:c="2"/></text:span><text:span text:style-name="T45">EXEMPLO: </text:span></text:p>
      <text:p text:style-name="P201"/>
      <text:p text:style-name="P125"><text:span text:style-name="T176"><text:tab/><text:tab/> <text:s text:c="3"/>&lt;</text:span><text:span text:style-name="T193">Sql-Command</text:span><text:span text:style-name="T176"> </text:span><text:span text:style-name="T214">id</text:span><text:span text:style-name="T19">=</text:span><text:span text:style-name="T144">"minhaProcedure1"</text:span><text:span text:style-name="T176">&gt;</text:span></text:p>
      <text:p text:style-name="P99"><text:span text:style-name="T15"><text:s text:c="13"/></text:span><text:span text:style-name="T171">&lt;</text:span><text:span text:style-name="T188">Procedure</text:span> <text:span text:style-name="T206">name</text:span><text:span text:style-name="T15">=</text:span><text:span text:style-name="T131">"procedure1"</text:span> /<text:span text:style-name="T171">&gt;</text:span></text:p>
      <text:p text:style-name="P137"><text:span text:style-name="T19"><text:s text:c="10"/></text:span><text:span text:style-name="T176">&lt;/</text:span><text:span text:style-name="T193">Sql-Command</text:span><text:span text:style-name="T176">&gt;</text:span></text:p>
      <text:p text:style-name="P137"><text:span text:style-name="T176"><text:tab/><text:tab/></text:span></text:p>
      <text:p text:style-name="P137"><text:span text:style-name="T176"><text:s text:c="10"/>&lt;</text:span><text:span text:style-name="T193">Sql-Command</text:span><text:span text:style-name="T176"> </text:span><text:span text:style-name="T214">id</text:span><text:span text:style-name="T19">=</text:span><text:span text:style-name="T144">"minhaProcedureDefinindoSchema" </text:span><text:span text:style-name="T176">&gt;</text:span></text:p>
      <text:p text:style-name="P99"><text:span text:style-name="T15"><text:s text:c="13"/></text:span><text:span text:style-name="T171">&lt;</text:span><text:span text:style-name="T188">Procedure</text:span> <text:span text:style-name="T206">name</text:span><text:span text:style-name="T15">=</text:span><text:span text:style-name="T131">"procedure1"</text:span> <text:span text:style-name="T210">catalog</text:span><text:span text:style-name="T89">=</text:span><text:span text:style-name="T133">"meuCatalogo" </text:span></text:p>
      <text:p text:style-name="P99"><text:span text:style-name="T133"><text:tab/><text:tab/><text:tab/><text:tab/><text:tab/></text:span><text:span text:style-name="T210">package</text:span><text:span text:style-name="T89">=</text:span><text:span text:style-name="T133">"meuPacote" </text:span><text:span text:style-name="T210">schema</text:span><text:span text:style-name="T89">=</text:span><text:span text:style-name="T133">"meuSchema"</text:span>/<text:span text:style-name="T171">&gt;</text:span></text:p>
      <text:p text:style-name="P137"><text:span text:style-name="T19"><text:s text:c="10"/></text:span><text:span text:style-name="T176">&lt;/</text:span><text:span text:style-name="T193">Sql-Command</text:span><text:span text:style-name="T176">&gt;</text:span></text:p>
      <text:p text:style-name="P125"><text:span text:style-name="T45"><text:tab/><text:tab/> <text:s text:c="7"/></text:span><text:span text:style-name="T176">&lt;</text:span><text:span text:style-name="T193">Sql-Command</text:span><text:span text:style-name="T176"> </text:span><text:span text:style-name="T214">id</text:span><text:span text:style-name="T19">=</text:span><text:span text:style-name="T144">"listarPessoasUsandoProcedure"</text:span><text:span text:style-name="T176">&gt;</text:span></text:p>
      <text:p text:style-name="P99"><text:span text:style-name="T15"><text:s text:c="13"/></text:span><text:span text:style-name="T171">&lt;</text:span><text:span text:style-name="T188">Procedure</text:span> <text:span text:style-name="T206">name</text:span><text:span text:style-name="T15">=</text:span><text:span text:style-name="T131">"listarPessoas"</text:span> <text:span text:style-name="T171">&gt;</text:span></text:p>
      <text:p text:style-name="P99"><text:span text:style-name="T15"><text:s text:c="16"/></text:span><text:span text:style-name="T171">&lt;</text:span><text:span text:style-name="T188">OutCursor</text:span> <text:span text:style-name="T206">population-class</text:span><text:span text:style-name="T15">=</text:span><text:span text:style-name="T131">"br.com.meupacote.Pessoa"</text:span><text:span text:style-name="T171">/&gt;</text:span></text:p>
      <text:p text:style-name="P99"><text:span text:style-name="T15"><text:s text:c="13"/></text:span><text:span text:style-name="T171">&lt;/</text:span><text:span text:style-name="T188">Procedure</text:span><text:span text:style-name="T171">&gt;</text:span></text:p>
      <text:p text:style-name="P136"><text:span text:style-name="T29"><text:s text:c="10"/></text:span><text:span text:style-name="T179">&lt;/</text:span><text:span text:style-name="T196">Sql-Command</text:span><text:span text:style-name="T179">&gt;</text:span></text:p>
      <text:p text:style-name="P129"/>
      <text:p text:style-name="P136"><text:span text:style-name="T179"><text:tab/> <text:s text:c="3"/></text:span><text:span text:style-name="T176">&lt;</text:span><text:span text:style-name="T193">Sql-Command</text:span><text:span text:style-name="T176"> </text:span><text:span text:style-name="T214">id</text:span><text:span text:style-name="T19">=</text:span><text:span text:style-name="T144">"minhaProcedureCom3CursoresDeSaida"</text:span><text:span text:style-name="T176">&gt;</text:span></text:p>
      <text:p text:style-name="P99"><text:span text:style-name="T15"><text:s text:c="13"/></text:span><text:span text:style-name="T171">&lt;</text:span><text:span text:style-name="T188">Procedure</text:span> <text:span text:style-name="T206">name</text:span><text:span text:style-name="T15">=</text:span><text:span text:style-name="T131">"p</text:span><text:span text:style-name="T133">rocedureCom3CursoresDeSaida</text:span><text:span text:style-name="T131">"</text:span> <text:span text:style-name="T171">&gt;</text:span></text:p>
      <text:p text:style-name="P99"><text:span text:style-name="T15"><text:s text:c="16"/></text:span><text:span text:style-name="T171">&lt;</text:span><text:span text:style-name="T188">OutCursor</text:span> <text:span text:style-name="T206">population-class</text:span><text:span text:style-name="T15">=</text:span><text:span text:style-name="T131">"br.com.meupacote.Classe1"</text:span><text:span text:style-name="T171">/&gt;</text:span></text:p>
      <text:p text:style-name="P99"><text:span text:style-name="T171"><text:tab/><text:tab/> <text:s text:c="3"/>&lt;</text:span><text:span text:style-name="T188">OutCursor</text:span><text:span text:style-name="T171"> </text:span><text:span text:style-name="T206">population-class</text:span><text:span text:style-name="T15">=</text:span><text:span text:style-name="T131">"br.com.meupacote.Classe2"</text:span><text:span text:style-name="T171">/&gt;</text:span></text:p>
      <text:p text:style-name="P99"><text:span text:style-name="T171"><text:tab/><text:tab/> <text:s text:c="3"/>&lt;</text:span><text:span text:style-name="T188">OutCursor</text:span><text:span text:style-name="T171"> </text:span><text:span text:style-name="T206">population-class</text:span><text:span text:style-name="T15">=</text:span><text:span text:style-name="T131">"br.com.meupacote.Classe2"</text:span><text:span text:style-name="T171">/&gt;<text:tab/><text:tab/></text:span></text:p>
      <text:p text:style-name="P99"><text:span text:style-name="T15"><text:s text:c="13"/></text:span><text:span text:style-name="T171">&lt;/</text:span><text:span text:style-name="T188">Procedure</text:span><text:span text:style-name="T171">&gt;</text:span></text:p>
      <text:p text:style-name="P136"><text:span text:style-name="T29"><text:s text:c="10"/></text:span><text:span text:style-name="T179">&lt;/</text:span><text:span text:style-name="T196">Sql-Command</text:span><text:span text:style-name="T179">&gt;</text:span></text:p>
      <text:p text:style-name="P129"/>
      <text:p text:style-name="P136"><text:span text:style-name="T179"><text:tab/></text:span><text:span text:style-name="T42">A tag </text:span><text:span text:style-name="T51">&lt;OutCursor&gt;</text:span><text:span text:style-name="T42"> define um parâmetro de saída na </text:span><text:span text:style-name="T51">Procedure </text:span><text:span text:style-name="T42">e que é um </text:span><text:span text:style-name="T51">cursor</text:span><text:span text:style-name="T42">. O atributo </text:span><text:span text:style-name="T51">population-class </text:span><text:span text:style-name="T42">define qual classe deve ser usada para a criação dos objetos onde serão populados cada registro retornado pelo cursor. Se a procedure possuir mais de um </text:span><text:span text:style-name="T51">cursor</text:span><text:span text:style-name="T42"> de saída</text:span><text:span text:style-name="T51"> </text:span><text:span text:style-name="T42">a ordem importa pois a ordem em que cada tag </text:span><text:span text:style-name="T51">&lt;OutCursor&gt;</text:span><text:span text:style-name="T42"> foi declarada é a ordem esperada na assinatura da </text:span><text:span text:style-name="T51">Procedure </text:span><text:span text:style-name="T42">no banco de dados.</text:span></text:p>
      <text:p text:style-name="P200"/>
      <text:p text:style-name="P136"><text:span text:style-name="T42"><text:tab/></text:span><text:span text:style-name="T45">OBS: </text:span><text:span text:style-name="T42">Esses cursores devem fazer uso da nomenclatura padrão de beans para que a população multi-nível possa ser realizada. Só que como o sql da criação dos cursores é definido dentro da própria procedure e o uso direto de por exemplo </text:span><text:span text:style-name="T51">endereco.nome</text:span><text:span text:style-name="T42"> como alias de uma coluna causaria erro de compilação e o </text:span><text:span text:style-name="T51">LINP </text:span><text:span text:style-name="T42">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36"><text:span text:style-name="T42"><text:tab/></text:span><text:span text:style-name="T51">endereco</text:span><text:span text:style-name="T54">.</text:span><text:span text:style-name="T51">nome</text:span></text:p>
      <text:p text:style-name="P136"><text:span text:style-name="T51"><text:tab/>endereco</text:span><text:span text:style-name="T54">.</text:span><text:span text:style-name="T51">cep.numero</text:span></text:p>
      <text:p text:style-name="P136"><text:span text:style-name="T51"><text:s text:c="10"/>campo1</text:span><text:span text:style-name="T54">.</text:span><text:span text:style-name="T51">campo2</text:span><text:span text:style-name="T54">.</text:span><text:span text:style-name="T51">campo3</text:span><text:span text:style-name="T54">.</text:span><text:span text:style-name="T51">campo4</text:span><text:span text:style-name="T54">.</text:span><text:span text:style-name="T51">valor</text:span></text:p>
      <text:p text:style-name="P204"><text:tab/></text:p>
      <text:p text:style-name="P136"><text:span text:style-name="T51"><text:tab/></text:span><text:span text:style-name="T42">Esses campos também poderiam ser retornados com o alias sendo, no caso do banco que estiver usando não suportar definição de alias tipo “campo1.campo2.campo3” :</text:span></text:p>
      <text:p text:style-name="P200"/>
      <text:p text:style-name="P136"><text:span text:style-name="T42"><text:tab/></text:span><text:span text:style-name="T51">endereco</text:span><text:span text:style-name="T54">$$</text:span><text:span text:style-name="T51">nome</text:span></text:p>
      <text:p text:style-name="P136"><text:span text:style-name="T51"><text:tab/>endereco</text:span><text:span text:style-name="T54">$$</text:span><text:span text:style-name="T51">cep.numero</text:span></text:p>
      <text:p text:style-name="P136"><text:span text:style-name="T51"><text:s text:c="10"/>campo1</text:span><text:span text:style-name="T54">$$</text:span><text:span text:style-name="T51">campo2</text:span><text:span text:style-name="T54">$$</text:span><text:span text:style-name="T51">campo3</text:span><text:span text:style-name="T54">$$</text:span><text:span text:style-name="T51">campo4</text:span><text:span text:style-name="T54">$$</text:span><text:span text:style-name="T51">valor</text:span></text:p>
      <text:p text:style-name="P204"/>
      <text:p text:style-name="P136"><text:span text:style-name="T51"><text:tab/></text:span><text:span text:style-name="T45"> &lt;Function&gt;:</text:span><text:span text:style-name="T42"> Define uma chamada a uma stored function. Nesta tag são definidos também os parâmetros de saída que são </text:span><text:span text:style-name="T51">cursores, </text:span><text:span text:style-name="T42">caso exista algum. Esta tag funciona da mesma que a tag </text:span><text:span text:style-name="T51">&lt;Procedure&gt;, </text:span><text:span text:style-name="T42">não sendo necessário repetir todo a descrição aqui. A diferença é que por ser uma </text:span><text:span text:style-name="T51">function</text:span><text:span text:style-name="T42"> </text:span><text:soft-page-break/><text:span text:style-name="T42">essa tag define também um nome chave (que será usado no map de resultado. Ver o trecho de observação da tag </text:span><text:span text:style-name="T51">Procedure</text:span><text:span text:style-name="T42">)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constante </text:span><text:span text:style-name="T51">org.lindbergframework.persistence.sql.SqlFunction.DEFAULT_RESULT_NAME. </text:span><text:span text:style-name="T42">O atributo dessa tag </text:span><text:span text:style-name="T51">function</text:span><text:span text:style-name="T42"> que define o nome chave do resultado é o </text:span><text:span text:style-name="T51">resultName</text:span><text:span text:style-name="T42"> e quando este for definido este será <text:s/>será usado ao invés da constante padrão. Quando não for definido a constante </text:span><text:span text:style-name="T51">DEFAULT_RESULT_NAME</text:span><text:span text:style-name="T42"> será usada no map de resultados contendo tanto o valor resultado da execução da </text:span><text:span text:style-name="T51">function</text:span><text:span text:style-name="T42"> quanto os parâmetros de saída da </text:span><text:span text:style-name="T51">function</text:span><text:span text:style-name="T42">, caso exista algum.</text:span></text:p>
      <text:p text:style-name="P136"><text:span text:style-name="T42"><text:tab/></text:span></text:p>
      <text:p text:style-name="P136"><text:span text:style-name="T42"><text:tab/><text:tab/> <text:s text:c="2"/></text:span><text:span text:style-name="T45">EXEMPLO: <text:tab/></text:span></text:p>
      <text:p text:style-name="P136"><text:span text:style-name="T45"/></text:p>
      <text:p text:style-name="P125"><text:span text:style-name="T176"><text:tab/><text:tab/> <text:s text:c="3"/>&lt;</text:span><text:span text:style-name="T193">Sql-Command</text:span><text:span text:style-name="T176"> </text:span><text:span text:style-name="T214">id</text:span><text:span text:style-name="T19">=</text:span><text:span text:style-name="T144">"minhaFunction1"</text:span><text:span text:style-name="T176">&gt;</text:span></text:p>
      <text:p text:style-name="P99"><text:span text:style-name="T15"><text:s text:c="13"/></text:span><text:span text:style-name="T171">&lt;</text:span><text:span text:style-name="T188">Function</text:span> <text:span text:style-name="T206">name</text:span><text:span text:style-name="T15">=</text:span><text:span text:style-name="T131">"function1"</text:span> /<text:span text:style-name="T171">&gt;</text:span></text:p>
      <text:p text:style-name="P137"><text:span text:style-name="T19"><text:s text:c="10"/></text:span><text:span text:style-name="T176">&lt;/</text:span><text:span text:style-name="T193">Sql-Command</text:span><text:span text:style-name="T176">&gt;</text:span></text:p>
      <text:p text:style-name="P137"><text:span text:style-name="T176"/></text:p>
      <text:p text:style-name="P137"><text:span text:style-name="T176"><text:tab/><text:tab/> <text:s text:c="3"/>&lt;</text:span><text:span text:style-name="T193">Sql-Command</text:span><text:span text:style-name="T176"> </text:span><text:span text:style-name="T214">id</text:span><text:span text:style-name="T19">=</text:span><text:span text:style-name="T144">"minhaFunctionDefinindoResultName"</text:span><text:span text:style-name="T176">&gt;</text:span></text:p>
      <text:p text:style-name="P99"><text:span text:style-name="T15"><text:s text:c="13"/></text:span><text:span text:style-name="T171">&lt;</text:span><text:span text:style-name="T188">Function</text:span> <text:span text:style-name="T206">name</text:span><text:span text:style-name="T15">=</text:span><text:span text:style-name="T131">"function1"</text:span> <text:span text:style-name="T210">resultName</text:span><text:span text:style-name="T133">=”meuResultado”</text:span>/<text:span text:style-name="T171">&gt;</text:span></text:p>
      <text:p text:style-name="P137"><text:span text:style-name="T19"><text:s text:c="10"/></text:span><text:span text:style-name="T176">&lt;/</text:span><text:span text:style-name="T193">Sql-Command</text:span><text:span text:style-name="T176">&gt;</text:span></text:p>
      <text:p text:style-name="P137"><text:span text:style-name="T176"><text:tab/><text:tab/></text:span></text:p>
      <text:p text:style-name="P137"><text:span text:style-name="T176"><text:s text:c="10"/>&lt;</text:span><text:span text:style-name="T193">Sql-Command</text:span><text:span text:style-name="T176"> </text:span><text:span text:style-name="T214">id</text:span><text:span text:style-name="T19">=</text:span><text:span text:style-name="T144">"minhaFunctionDefinindoSchema" </text:span><text:span text:style-name="T176">&gt;</text:span></text:p>
      <text:p text:style-name="P99"><text:span text:style-name="T15"><text:s text:c="13"/></text:span><text:span text:style-name="T171">&lt;</text:span><text:span text:style-name="T188">Function</text:span> <text:span text:style-name="T206">name</text:span><text:span text:style-name="T15">=</text:span><text:span text:style-name="T131">"function1"</text:span> <text:span text:style-name="T210">catalog</text:span><text:span text:style-name="T89">=</text:span><text:span text:style-name="T133">"meuCatalogo" </text:span></text:p>
      <text:p text:style-name="P99"><text:span text:style-name="T133"><text:tab/><text:tab/><text:tab/><text:tab/></text:span><text:span text:style-name="T210">package</text:span><text:span text:style-name="T89">=</text:span><text:span text:style-name="T133">"meuPacote" </text:span><text:span text:style-name="T210">schema</text:span><text:span text:style-name="T89">=</text:span><text:span text:style-name="T133">"meuSchema"</text:span>/<text:span text:style-name="T171">&gt;</text:span></text:p>
      <text:p text:style-name="P137"><text:span text:style-name="T19"><text:s text:c="10"/></text:span><text:span text:style-name="T176">&lt;/</text:span><text:span text:style-name="T193">Sql-Command</text:span><text:span text:style-name="T176">&gt;</text:span></text:p>
      <text:p text:style-name="P137"><text:span text:style-name="T176"/></text:p>
      <text:p text:style-name="P125"><text:span text:style-name="T45"><text:tab/><text:tab/> <text:s text:c="7"/></text:span><text:span text:style-name="T176">&lt;</text:span><text:span text:style-name="T193">Sql-Command</text:span><text:span text:style-name="T176"> </text:span><text:span text:style-name="T214">id</text:span><text:span text:style-name="T19">=</text:span><text:span text:style-name="T144">"listarPessoasUsandoFunctionRetornandoQtdToalCadastrada" </text:span><text:span text:style-name="T176">&gt;</text:span></text:p>
      <text:p text:style-name="P99"><text:span text:style-name="T15"><text:s text:c="13"/></text:span><text:span text:style-name="T171">&lt;</text:span><text:span text:style-name="T188">Function</text:span> <text:span text:style-name="T206">name</text:span><text:span text:style-name="T15">=</text:span><text:span text:style-name="T131">"listarPessoas"</text:span> <text:span text:style-name="T210">resultName</text:span><text:span text:style-name="T133">=”qtdPessoas”</text:span><text:span text:style-name="T171">&gt;</text:span></text:p>
      <text:p text:style-name="P99"><text:span text:style-name="T15"><text:s text:c="16"/></text:span><text:span text:style-name="T171">&lt;</text:span><text:span text:style-name="T188">OutCursor</text:span> <text:span text:style-name="T206">population-class</text:span><text:span text:style-name="T15">=</text:span><text:span text:style-name="T131">"br.com.meupacote.Pessoa"</text:span><text:span text:style-name="T171">/&gt;</text:span></text:p>
      <text:p text:style-name="P99"><text:span text:style-name="T15"><text:s text:c="13"/></text:span><text:span text:style-name="T171">&lt;/</text:span><text:span text:style-name="T188">Function</text:span><text:span text:style-name="T171">&gt;</text:span></text:p>
      <text:p text:style-name="P136"><text:span text:style-name="T29"><text:s text:c="10"/></text:span><text:span text:style-name="T179">&lt;/</text:span><text:span text:style-name="T196">Sql-Command</text:span><text:span text:style-name="T179">&gt;</text:span></text:p>
      <text:p text:style-name="P136"><text:span text:style-name="T179"/></text:p>
      <text:p text:style-name="P136"><text:span text:style-name="T179"><text:tab/> <text:s text:c="3"/></text:span><text:span text:style-name="T176">&lt;</text:span><text:span text:style-name="T193">Sql-Command</text:span><text:span text:style-name="T176"> </text:span><text:span text:style-name="T214">id</text:span><text:span text:style-name="T19">=</text:span><text:span text:style-name="T144">"minhaFunctionRetornandoCursorComoReultado"</text:span><text:span text:style-name="T176">&gt;</text:span></text:p>
      <text:p text:style-name="P99"><text:span text:style-name="T15"><text:s text:c="13"/></text:span><text:span text:style-name="T171">&lt;</text:span><text:span text:style-name="T188">Function</text:span> <text:span text:style-name="T206">name</text:span><text:span text:style-name="T15">=</text:span><text:span text:style-name="T131">"function</text:span><text:span text:style-name="T133">RetornandoCursor</text:span><text:span text:style-name="T131">"</text:span> <text:span text:style-name="T171">&gt;</text:span></text:p>
      <text:p text:style-name="P99"><text:span text:style-name="T171"><text:s/><text:tab/><text:tab/><text:tab/>&lt;</text:span><text:span text:style-name="T188">ResultCursor</text:span><text:span text:style-name="T171"> </text:span><text:span text:style-name="T206">population-class</text:span><text:span text:style-name="T15">=</text:span><text:span text:style-name="T131">"br.com.meupacote.Pessoa"</text:span><text:span text:style-name="T171">/&gt;</text:span></text:p>
      <text:p text:style-name="P99"><text:span text:style-name="T15"><text:s text:c="13"/></text:span><text:span text:style-name="T171">&lt;/</text:span><text:span text:style-name="T188">Function</text:span><text:span text:style-name="T171">&gt;</text:span></text:p>
      <text:p text:style-name="P136"><text:span text:style-name="T19"><text:s text:c="10"/></text:span><text:span text:style-name="T176">&lt;/</text:span><text:span text:style-name="T193">Sql-Command</text:span><text:span text:style-name="T176">&gt;</text:span></text:p>
      <text:p text:style-name="P129"/>
      <text:p text:style-name="P136"><text:span text:style-name="T179"><text:tab/> <text:s text:c="3"/></text:span><text:span text:style-name="T176">&lt;</text:span><text:span text:style-name="T193">Sql-Command</text:span><text:span text:style-name="T176"> </text:span><text:span text:style-name="T214">id</text:span><text:span text:style-name="T19">=</text:span><text:span text:style-name="T144">"minhaFunctionCom3CursoresDeSaidaRetornandoCursorComoReultado"</text:span><text:span text:style-name="T176">&gt;</text:span></text:p>
      <text:p text:style-name="P99"><text:span text:style-name="T15"><text:s text:c="13"/></text:span><text:span text:style-name="T171">&lt;</text:span><text:span text:style-name="T188">Function</text:span> <text:span text:style-name="T206">name</text:span><text:span text:style-name="T15">=</text:span><text:span text:style-name="T131">"function</text:span><text:span text:style-name="T133">Com3CursoresDeSaidaRetornandoCursor</text:span><text:span text:style-name="T131">"</text:span> <text:tab/><text:tab/><text:tab/><text:tab/><text:tab/><text:tab/><text:tab/><text:tab/><text:tab/><text:span text:style-name="T210">resultName</text:span><text:span text:style-name="T133">=”cursorPessoas”</text:span><text:span text:style-name="T171">&gt;</text:span></text:p>
      <text:p text:style-name="P99"><text:span text:style-name="T171"><text:tab/><text:tab/> <text:s text:c="3"/>&lt;</text:span><text:span text:style-name="T188">ResultCursor</text:span><text:span text:style-name="T171"> </text:span><text:span text:style-name="T206">population-class</text:span><text:span text:style-name="T15">=</text:span><text:span text:style-name="T131">"br.com.meupacote.Pessoa"</text:span><text:span text:style-name="T171">/&gt;</text:span></text:p>
      <text:p text:style-name="P99"><text:span text:style-name="T15"><text:s text:c="16"/></text:span><text:span text:style-name="T171">&lt;</text:span><text:span text:style-name="T188">OutCursor</text:span> <text:span text:style-name="T206">population-class</text:span><text:span text:style-name="T15">=</text:span><text:span text:style-name="T131">"br.com.meupacote.Classe1"</text:span><text:span text:style-name="T171">/&gt;</text:span></text:p>
      <text:p text:style-name="P99"><text:span text:style-name="T171"><text:tab/><text:tab/> <text:s text:c="3"/>&lt;</text:span><text:span text:style-name="T188">OutCursor</text:span><text:span text:style-name="T171"> </text:span><text:span text:style-name="T206">population-class</text:span><text:span text:style-name="T15">=</text:span><text:span text:style-name="T131">"br.com.meupacote.Classe2"</text:span><text:span text:style-name="T171">/&gt;</text:span></text:p>
      <text:p text:style-name="P99"><text:span text:style-name="T171"><text:tab/><text:tab/> <text:s text:c="3"/>&lt;</text:span><text:span text:style-name="T188">OutCursor</text:span><text:span text:style-name="T171"> </text:span><text:span text:style-name="T206">population-class</text:span><text:span text:style-name="T15">=</text:span><text:span text:style-name="T131">"br.com.meupacote.Classe2"</text:span><text:span text:style-name="T171">/&gt;<text:tab/><text:tab/></text:span></text:p>
      <text:p text:style-name="P99"><text:span text:style-name="T15"><text:s text:c="13"/></text:span><text:span text:style-name="T171">&lt;/</text:span><text:span text:style-name="T188">Function</text:span><text:span text:style-name="T171">&gt;</text:span></text:p>
      <text:p text:style-name="P215"><text:span text:style-name="T20"><text:s text:c="10"/></text:span><text:span text:style-name="T177">&lt;/</text:span><text:span text:style-name="T194">Sql-Command</text:span><text:span text:style-name="T177">&gt;</text:span></text:p>
      <text:p text:style-name="P35"/>
      <text:p text:style-name="P95"><text:span text:style-name="T78"><text:tab/><text:tab/></text:span><text:span text:style-name="T95">5.9 – Adicionando os recursos de persistência do </text:span><text:span text:style-name="T97">LINP </text:span><text:span text:style-name="T95">aos DAO´s</text:span></text:p>
      <text:p text:style-name="P66"/>
      <text:p text:style-name="P95"><text:span text:style-name="T80"><text:tab/><text:tab/></text:span><text:span text:style-name="T78">Como demonstado previamente, os recursos do </text:span><text:span text:style-name="T87">LINP</text:span><text:span text:style-name="T78"> são providos por uma implementação de </text:span><text:span text:style-name="T87">PersistenceTemplate</text:span><text:span text:style-name="T78">. Para que os DAO´s obtenham uma implementação do template já pronta e configurada e assim possam fazer uso dos recursos providos por ele, existem duas formas principais. A primeira é estender o DAO provido pelo </text:span><text:span text:style-name="T87">LINP</text:span><text:span text:style-name="T78"> e que já fornece o template padrão pronto e configurado para usar e a segunda é obter diretamente uma instância do template a partir da fábrica de beans do contexto de </text:span><text:soft-page-break/><text:span text:style-name="T78">persistência.</text:span></text:p>
      <text:p text:style-name="P35"><text:tab/><text:tab/></text:p>
      <text:p text:style-name="P35"><text:tab/><text:tab/>Os dois modos serão detalhados abaixo:</text:p>
      <text:p text:style-name="P83"/>
      <text:p text:style-name="P95"><text:span text:style-name="T78"><text:tab/><text:tab/></text:span><text:span text:style-name="T80">1- LinpDAO</text:span><text:span text:style-name="T78">: Estender a classe </text:span><text:span text:style-name="T87">org.lindbergframework.persistence.dao.LinpDAO </text:span><text:span text:style-name="T78">é o modo mais <text:tab/><text:tab/>comum de </text:span><text:span text:style-name="T87">turbinar</text:span><text:span text:style-name="T78"> os DAO´s com os recursos fornecidos pelo template do </text:span><text:span text:style-name="T87">LINP</text:span><text:span text:style-name="T78">. Essa classe provê <text:tab/><text:tab/>um método para obtenção da implementação de </text:span><text:span text:style-name="T87">PersistenceTemplate </text:span><text:span text:style-name="T78">configurada, funcional e pronta <text:tab/><text:tab/>para ser usada baseada nas configurações feitas no contexto </text:span><text:span text:style-name="T87">LINP</text:span><text:span text:style-name="T78"> (datasouce, transaction manager, <text:tab/><text:tab/>repositório de comandos, etc...).</text:span></text:p>
      <text:p text:style-name="P35"/>
      <text:p text:style-name="P95"><text:span text:style-name="T78"><text:tab/><text:tab/>O método provido em </text:span><text:span text:style-name="T87">LinpDAO </text:span><text:span text:style-name="T78">para obtenção do template pronto é:</text:span></text:p>
      <text:p text:style-name="P95"><text:span text:style-name="T78"><text:tab/><text:tab/><text:tab/></text:span><text:span text:style-name="T163">public</text:span><text:span text:style-name="T18"> PersistenceTemplate getPersistTemplate()</text:span></text:p>
      <text:p text:style-name="P83"/>
      <text:p text:style-name="P95"><text:span text:style-name="T78"><text:tab/><text:tab/>Por padrão o </text:span><text:span text:style-name="T87">LinpDAO </text:span><text:span text:style-name="T78">retorna como template uma instância do template padrão, que já foi <text:s text:c="42"/><text:tab/><text:tab/>abordado anteriormente, </text:span><text:span text:style-name="T87">LinpTemplate</text:span><text:span text:style-name="T69">.</text:span><text:span text:style-name="T60"> Esse template já é provido pelo </text:span><text:span text:style-name="T69">LinpDAO </text:span><text:span text:style-name="T60">com o <text:tab/> <text:s text:c="2"/><text:tab/><text:tab/></text:span><text:span text:style-name="T69">BeanPopulator </text:span><text:span text:style-name="T60">padrão, </text:span><text:span text:style-name="T69">MultLevelsBeanPopulator </text:span><text:span text:style-name="T60">e com o </text:span><text:span text:style-name="T69">datasource</text:span><text:span text:style-name="T60"> definido nas configurações </text:span></text:p>
      <text:p text:style-name="P95"><text:span text:style-name="T60"><text:s text:c="11"/>do contexto </text:span><text:span text:style-name="T69">LINP.</text:span></text:p>
      <text:p text:style-name="P49"/>
      <text:p text:style-name="P95"><text:span text:style-name="T69"><text:tab/><text:tab/>LinpDAO </text:span><text:span text:style-name="T60">também fornece a possibilidade de você definir explicitamente, via construtores <text:tab/> <text:s text:c="6"/><text:tab/><text:tab/>sobrecarregados, uma outra implemntação de </text:span><text:span text:style-name="T69">PersistenceTemplate</text:span><text:span text:style-name="T60"> , </text:span><text:span text:style-name="T69">BeanPopulator </text:span><text:span text:style-name="T60">e/ou </text:span><text:span text:style-name="T69">datasource</text:span><text:span text:style-name="T60"> <text:tab/><text:tab/>devem ser usados para o DAO em questão.</text:span></text:p>
      <text:p text:style-name="P35"/>
      <text:p text:style-name="P35"><text:tab/><text:tab/>Para tal, os construtores sobrecarregados que podem ser usados são:</text:p>
      <text:p text:style-name="P95"><text:span text:style-name="T60"><text:tab/><text:tab/></text:span><text:span text:style-name="T163">public</text:span><text:span text:style-name="T18"> LinpDAO(PersistenceTemplate template)</text:span></text:p>
      <text:p text:style-name="P83"/>
      <text:p text:style-name="P95"><text:span text:style-name="T76"><text:tab/><text:tab/></text:span><text:span text:style-name="T163">public</text:span><text:span text:style-name="T18"> LinpDAO(PersistenceTemplate template, BeanPopulator populator, </text:span></text:p>
      <text:p text:style-name="P83"><text:tab/><text:tab/><text:tab/><text:tab/> <text:s text:c="2"/>DataSourceConfig dsConfig)</text:p>
      <text:p text:style-name="P83"/>
      <text:p text:style-name="P95"><text:span text:style-name="T18"><text:tab/><text:tab/></text:span><text:span text:style-name="T163">public</text:span><text:span text:style-name="T18"> LinpDAO(BeanPopulator populator)</text:span></text:p>
      <text:p text:style-name="P83"/>
      <text:p text:style-name="P95"><text:span text:style-name="T18"><text:tab/><text:tab/></text:span><text:span text:style-name="T163">public</text:span><text:span text:style-name="T18"> LinpDAO(DataSourceConfig dsConfig)</text:span></text:p>
      <text:p text:style-name="P83"/>
      <text:p text:style-name="P101"><text:span text:style-name="T78"><text:tab/><text:tab/></text:span><text:span text:style-name="T168">public</text:span><text:span text:style-name="T78"> LinpDAO(BeanPopulator populator, DataSourceConfig dsConfig)</text:span></text:p>
      <text:p text:style-name="P83"/>
      <text:p text:style-name="P101"><text:span text:style-name="T78"><text:tab/><text:tab/></text:span><text:span text:style-name="T43">Qualquer um desses só será usado em algum caso excepcional pois apenas estender </text:span><text:span text:style-name="T48">LinpDAO <text:tab/><text:tab/><text:tab/></text:span><text:span text:style-name="T43">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1"><text:span text:style-name="T43"><text:tab/><text:tab/></text:span><text:span text:style-name="T46">2</text:span><text:span text:style-name="T46">- Fábrica de Beans do Contexto de Persistência</text:span><text:span text:style-name="T43">: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1"><text:span text:style-name="T43"><text:s/><text:tab/><text:tab/><text:tab/></text:span><text:span text:style-name="T48">org.lindbergframework.persistence.context.LindbergPersistenceSpringBeanFactory</text:span></text:p>
      <text:p text:style-name="P49"/>
      <text:p text:style-name="P101"><text:span text:style-name="T48"><text:tab/><text:tab/></text:span><text:span text:style-name="T43">Essa fábrica é um </text:span><text:span text:style-name="T48">singleton</text:span><text:span text:style-name="T43"> e é responsável pelos beans pertencentes ao contexto de persistência <text:tab/><text:tab/>como a implementação de </text:span><text:span text:style-name="T48">PersistenceTemplate</text:span><text:span text:style-name="T43"> padrão, o </text:span><text:span text:style-name="T48">BeanPopulator</text:span><text:span text:style-name="T43"> padrão, entre outros.</text:span></text:p>
      <text:p text:style-name="P35"><text:tab/><text:tab/></text:p>
      <text:p text:style-name="P35"><text:tab/><text:tab/>Abaixo é demonstrado como é feita a obtenção da instância do template via a fábrica descrita:</text:p>
      <text:p text:style-name="P49"><text:soft-page-break/><text:tab/><text:tab/></text:p>
      <text:p text:style-name="P101"><text:span text:style-name="T78"><text:tab/><text:tab/>PersistenceTemplate </text:span><text:span text:style-name="T84">template</text:span><text:span text:style-name="T78"> = LindbergPersistenceSpringBeanFactory.</text:span><text:span text:style-name="T87">getInstance</text:span><text:span text:style-name="T78">()</text:span></text:p>
      <text:p text:style-name="P101"><text:span text:style-name="T78"><text:s text:c="2"/><text:tab/><text:tab/><text:tab/><text:tab/><text:tab/><text:tab/> <text:s text:c="4"/>.getBean(PersistBeans.</text:span><text:span text:style-name="T227">DEFAULT_PERSISTENCE_TEMPLATE</text:span><text:span text:style-name="T78">);</text:span></text:p>
      <text:p text:style-name="P83"/>
      <text:p text:style-name="P83"/>
      <text:p text:style-name="P95"><text:span text:style-name="T95"><text:tab/><text:tab/>5.10 – Exemplo de uso do </text:span><text:span text:style-name="T97">LINP</text:span><text:span text:style-name="T95"> na prática</text:span></text:p>
      <text:p text:style-name="P95"><text:span text:style-name="T95"/></text:p>
      <text:p text:style-name="P95"><text:span text:style-name="T80"><text:tab/><text:tab/></text:span><text:span text:style-name="T78">Para demonstrar na prática DAO´s usando o </text:span><text:span text:style-name="T87">LINP,</text:span><text:span text:style-name="T78"> considere as mesmas classes que apresentamos anteriormente para abordar a população multinível e que estão novamente apresentadas abaixo:</text:span></text:p>
      <text:p text:style-name="P95"><draw:frame draw:style-name="fr1" draw:name="figura8" text:anchor-type="paragraph" svg:x="0.524cm" svg:y="0.326cm" svg:width="18.309cm" svg:height="3.731cm" draw:z-index="7"><draw:image xlink:href="Pictures/10000000000002B40000008D10718A7E.jpg" xlink:type="simple" xlink:show="embed" xlink:actuate="onLoad"/></draw:frame><text:span text:style-name="T78"><text:tab/><text:tab/>Considere que no nosso banco de dados nós temos uma única tabela de pessoa como a seguir:</text:span></text:p>
      <text:p text:style-name="P95"><draw:frame draw:style-name="fr1" draw:name="figura9" text:anchor-type="paragraph" svg:x="7.735cm" svg:y="0.367cm" svg:width="4.366cm" svg:height="4.096cm" draw:z-index="8"><draw:image xlink:href="Pictures/200000710000110D00001000BB1B52C5.svm" xlink:type="simple" xlink:show="embed" xlink:actuate="onLoad"/></draw:frame><text:span text:style-name="T78"/></text:p>
      <text:p text:style-name="P95"><text:span text:style-name="T78"><text:tab/><text:tab/>Vamos considerar que estamos usando um banco </text:span><text:span text:style-name="T87">oracle</text:span><text:span text:style-name="T78"> e os dados para conexão sejam:</text:span></text:p>
      <text:p text:style-name="P95"><text:span text:style-name="T78"><text:tab/><text:tab/></text:span></text:p>
      <text:p text:style-name="P95"><text:span text:style-name="T78"><text:tab/><text:tab/></text:span><text:span text:style-name="T80">URL:</text:span><text:span text:style-name="T78"> </text:span><text:span text:style-name="T60">jdbc:oracle:thin:@localhost:1521:xe</text:span></text:p>
      <text:p text:style-name="P95"><text:span text:style-name="T141"><text:tab/><text:tab/></text:span><text:span text:style-name="T80">USER:</text:span><text:span text:style-name="T78"> SYSTEM</text:span></text:p>
      <text:p text:style-name="P95"><text:span text:style-name="T78"><text:tab/><text:tab/></text:span><text:span text:style-name="T80">PASSWORD:</text:span><text:span text:style-name="T78"> admin</text:span></text:p>
      <text:p text:style-name="P95"><text:span text:style-name="T78"><text:tab/><text:tab/><text:tab/><text:tab/></text:span></text:p>
      <text:p text:style-name="P95"><text:span text:style-name="T78"><text:tab/><text:tab/>Considere que para o exemplo a seguir nós vamos usar uma implementação de </text:span><text:span text:style-name="T87">datasource</text:span><text:span text:style-name="T78"> do spring que é </text:span><text:span text:style-name="T103">org.springframework.jdbc.datasource.DriverManagerDataSource</text:span><text:span text:style-name="T100"> e que o driver que vamos usar seja o já provido pelo oracle </text:span><text:span text:style-name="T103">oracle.jdbc.OracleDriver</text:span><text:span text:style-name="T100">.</text:span></text:p>
      <text:p text:style-name="P95"><text:span text:style-name="T100"/></text:p>
      <text:p text:style-name="P95"><text:span text:style-name="T100"><text:tab/><text:tab/>Considere também que nós vamos usar a implementação padrão de repositório de comandos sql, </text:span><text:span text:style-name="T103">ClassPathXmlSqlCommandResolver,</text:span><text:span text:style-name="T146"> </text:span><text:span text:style-name="T100"><text:s/>que trabalha com arquivos XML que obedecem ao schema </text:span><text:a xlink:type="simple" xlink:href="http://www.lindbergframework.org/schema/linp-sqlMapping.xsd">http://www.lindbergframework.org/schema/linp-sqlMapping.xsd</text:a><text:span text:style-name="T100"> e que em nosso exemplo o nosso repositório de comandos SQL é composto por dois arquivos XML que estão dentro do classpath da nossa aplicação, onde um arquivo é só para </text:span><text:span text:style-name="T103">consultas</text:span><text:span text:style-name="T100"> (queries) e outro apenas para </text:span><text:span text:style-name="T103">atualizações </text:span><text:span text:style-name="T100">(updates) denominados respectivamente como </text:span><text:span text:style-name="T103">exemploQueries.xml</text:span><text:span text:style-name="T100"> e </text:span><text:span text:style-name="T103">exemploUpdates.xml.</text:span></text:p>
      <text:p text:style-name="P95"><text:span text:style-name="T103"/></text:p>
      <text:p text:style-name="P95"><text:span text:style-name="T103"><text:tab/><text:tab/></text:span><text:span text:style-name="T100">Para a definição dessas configurações no framework considere o seguinte arquivo de configur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svg:font-family="Times]"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0-18T15:14:13.65</dc:date>
    <meta:editing-duration>PT688H51M11S</meta:editing-duration>
    <meta:editing-cycles>545</meta:editing-cycles>
    <meta:generator>BrOffice.org/3.2$Win32 OpenOffice.org_project/320m18$Build-9502</meta:generator>
    <meta:document-statistic meta:table-count="0" meta:image-count="9" meta:object-count="0" meta:page-count="49" meta:paragraph-count="884" meta:word-count="15130" meta:character-count="109430"/>
  </office:meta>
</office:document-meta>
</file>